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mse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/>
        </table:table-row>
        <table:table-row table:style-name="ro1"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1633" calcext:value-type="float">
            <text:p>0.21633</text:p>
          </table:table-cell>
          <table:table-cell office:value-type="float" office:value="0.0348548" calcext:value-type="float">
            <text:p>0.0348548</text:p>
          </table:table-cell>
          <table:table-cell office:value-type="float" office:value="3.96324" calcext:value-type="float">
            <text:p>3.96324</text:p>
          </table:table-cell>
          <table:table-cell office:value-type="float" office:value="0.00127057" calcext:value-type="float">
            <text:p>0.00127057</text:p>
          </table:table-cell>
          <table:table-cell/>
        </table:table-row>
        <table:table-row table:style-name="ro1">
          <table:table-cell office:value-type="float" office:value="0.176727" calcext:value-type="float">
            <text:p>0.176727</text:p>
          </table:table-cell>
          <table:table-cell office:value-type="float" office:value="0.0537196" calcext:value-type="float">
            <text:p>0.0537196</text:p>
          </table:table-cell>
          <table:table-cell office:value-type="float" office:value="3.36723" calcext:value-type="float">
            <text:p>3.36723</text:p>
          </table:table-cell>
          <table:table-cell office:value-type="float" office:value="1.54421" calcext:value-type="float">
            <text:p>1.54421</text:p>
          </table:table-cell>
          <table:table-cell/>
        </table:table-row>
        <table:table-row table:style-name="ro1">
          <table:table-cell office:value-type="float" office:value="0.163382" calcext:value-type="float">
            <text:p>0.163382</text:p>
          </table:table-cell>
          <table:table-cell office:value-type="float" office:value="0.0520493" calcext:value-type="float">
            <text:p>0.0520493</text:p>
          </table:table-cell>
          <table:table-cell office:value-type="float" office:value="3.07108" calcext:value-type="float">
            <text:p>3.07108</text:p>
          </table:table-cell>
          <table:table-cell office:value-type="float" office:value="1.45825" calcext:value-type="float">
            <text:p>1.45825</text:p>
          </table:table-cell>
          <table:table-cell/>
        </table:table-row>
        <table:table-row table:style-name="ro1">
          <table:table-cell office:value-type="float" office:value="0.14618" calcext:value-type="float">
            <text:p>0.14618</text:p>
          </table:table-cell>
          <table:table-cell office:value-type="float" office:value="0.0536242" calcext:value-type="float">
            <text:p>0.0536242</text:p>
          </table:table-cell>
          <table:table-cell office:value-type="float" office:value="2.88341" calcext:value-type="float">
            <text:p>2.88341</text:p>
          </table:table-cell>
          <table:table-cell office:value-type="float" office:value="1.33168" calcext:value-type="float">
            <text:p>1.33168</text:p>
          </table:table-cell>
          <table:table-cell/>
        </table:table-row>
        <table:table-row table:style-name="ro1">
          <table:table-cell office:value-type="float" office:value="0.134312" calcext:value-type="float">
            <text:p>0.134312</text:p>
          </table:table-cell>
          <table:table-cell office:value-type="float" office:value="0.0525874" calcext:value-type="float">
            <text:p>0.0525874</text:p>
          </table:table-cell>
          <table:table-cell office:value-type="float" office:value="2.64848" calcext:value-type="float">
            <text:p>2.64848</text:p>
          </table:table-cell>
          <table:table-cell office:value-type="float" office:value="1.2288" calcext:value-type="float">
            <text:p>1.2288</text:p>
          </table:table-cell>
          <table:table-cell/>
        </table:table-row>
        <table:table-row table:style-name="ro1">
          <table:table-cell office:value-type="float" office:value="0.124386" calcext:value-type="float">
            <text:p>0.124386</text:p>
          </table:table-cell>
          <table:table-cell office:value-type="float" office:value="0.0512422" calcext:value-type="float">
            <text:p>0.0512422</text:p>
          </table:table-cell>
          <table:table-cell office:value-type="float" office:value="2.46611" calcext:value-type="float">
            <text:p>2.46611</text:p>
          </table:table-cell>
          <table:table-cell office:value-type="float" office:value="1.14456" calcext:value-type="float">
            <text:p>1.14456</text:p>
          </table:table-cell>
          <table:table-cell/>
        </table:table-row>
        <table:table-row table:style-name="ro1">
          <table:table-cell office:value-type="float" office:value="0.117166" calcext:value-type="float">
            <text:p>0.117166</text:p>
          </table:table-cell>
          <table:table-cell office:value-type="float" office:value="0.0485402" calcext:value-type="float">
            <text:p>0.0485402</text:p>
          </table:table-cell>
          <table:table-cell office:value-type="float" office:value="2.30789" calcext:value-type="float">
            <text:p>2.30789</text:p>
          </table:table-cell>
          <table:table-cell office:value-type="float" office:value="1.07182" calcext:value-type="float">
            <text:p>1.07182</text:p>
          </table:table-cell>
          <table:table-cell/>
        </table:table-row>
        <table:table-row table:style-name="ro1">
          <table:table-cell office:value-type="float" office:value="0.110913" calcext:value-type="float">
            <text:p>0.110913</text:p>
          </table:table-cell>
          <table:table-cell office:value-type="float" office:value="0.0472471" calcext:value-type="float">
            <text:p>0.0472471</text:p>
          </table:table-cell>
          <table:table-cell office:value-type="float" office:value="2.17683" calcext:value-type="float">
            <text:p>2.17683</text:p>
          </table:table-cell>
          <table:table-cell office:value-type="float" office:value="1.01237" calcext:value-type="float">
            <text:p>1.01237</text:p>
          </table:table-cell>
          <table:table-cell/>
        </table:table-row>
        <table:table-row table:style-name="ro1">
          <table:table-cell office:value-type="float" office:value="0.105522" calcext:value-type="float">
            <text:p>0.105522</text:p>
          </table:table-cell>
          <table:table-cell office:value-type="float" office:value="0.046263" calcext:value-type="float">
            <text:p>0.046263</text:p>
          </table:table-cell>
          <table:table-cell office:value-type="float" office:value="2.06577" calcext:value-type="float">
            <text:p>2.06577</text:p>
          </table:table-cell>
          <table:table-cell office:value-type="float" office:value="0.961179" calcext:value-type="float">
            <text:p>0.961179</text:p>
          </table:table-cell>
          <table:table-cell/>
        </table:table-row>
        <table:table-row table:style-name="ro1">
          <table:table-cell office:value-type="float" office:value="0.101947" calcext:value-type="float">
            <text:p>0.101947</text:p>
          </table:table-cell>
          <table:table-cell office:value-type="float" office:value="0.0455636" calcext:value-type="float">
            <text:p>0.0455636</text:p>
          </table:table-cell>
          <table:table-cell office:value-type="float" office:value="1.96993" calcext:value-type="float">
            <text:p>1.96993</text:p>
          </table:table-cell>
          <table:table-cell office:value-type="float" office:value="0.917306" calcext:value-type="float">
            <text:p>0.917306</text:p>
          </table:table-cell>
          <table:table-cell/>
        </table:table-row>
        <table:table-row table:style-name="ro1">
          <table:table-cell office:value-type="float" office:value="0.0979019" calcext:value-type="float">
            <text:p>0.0979019</text:p>
          </table:table-cell>
          <table:table-cell office:value-type="float" office:value="0.0476902" calcext:value-type="float">
            <text:p>0.0476902</text:p>
          </table:table-cell>
          <table:table-cell office:value-type="float" office:value="1.88662" calcext:value-type="float">
            <text:p>1.88662</text:p>
          </table:table-cell>
          <table:table-cell office:value-type="float" office:value="0.897669" calcext:value-type="float">
            <text:p>0.897669</text:p>
          </table:table-cell>
          <table:table-cell/>
        </table:table-row>
        <table:table-row table:style-name="ro1">
          <table:table-cell office:value-type="float" office:value="0.0942249" calcext:value-type="float">
            <text:p>0.0942249</text:p>
          </table:table-cell>
          <table:table-cell office:value-type="float" office:value="0.0675253" calcext:value-type="float">
            <text:p>0.0675253</text:p>
          </table:table-cell>
          <table:table-cell office:value-type="float" office:value="1.81315" calcext:value-type="float">
            <text:p>1.81315</text:p>
          </table:table-cell>
          <table:table-cell office:value-type="float" office:value="0.935671" calcext:value-type="float">
            <text:p>0.935671</text:p>
          </table:table-cell>
          <table:table-cell/>
        </table:table-row>
        <table:table-row table:style-name="ro1">
          <table:table-cell office:value-type="float" office:value="0.0913505" calcext:value-type="float">
            <text:p>0.0913505</text:p>
          </table:table-cell>
          <table:table-cell office:value-type="float" office:value="0.0709935" calcext:value-type="float">
            <text:p>0.0709935</text:p>
          </table:table-cell>
          <table:table-cell office:value-type="float" office:value="1.749" calcext:value-type="float">
            <text:p>1.749</text:p>
          </table:table-cell>
          <table:table-cell office:value-type="float" office:value="0.918666" calcext:value-type="float">
            <text:p>0.918666</text:p>
          </table:table-cell>
          <table:table-cell/>
        </table:table-row>
        <table:table-row table:style-name="ro1">
          <table:table-cell office:value-type="float" office:value="0.0893129" calcext:value-type="float">
            <text:p>0.0893129</text:p>
          </table:table-cell>
          <table:table-cell office:value-type="float" office:value="0.0748593" calcext:value-type="float">
            <text:p>0.0748593</text:p>
          </table:table-cell>
          <table:table-cell office:value-type="float" office:value="1.69136" calcext:value-type="float">
            <text:p>1.69136</text:p>
          </table:table-cell>
          <table:table-cell office:value-type="float" office:value="0.901817" calcext:value-type="float">
            <text:p>0.901817</text:p>
          </table:table-cell>
          <table:table-cell/>
        </table:table-row>
        <table:table-row table:style-name="ro1">
          <table:table-cell office:value-type="float" office:value="0.0873388" calcext:value-type="float">
            <text:p>0.0873388</text:p>
          </table:table-cell>
          <table:table-cell office:value-type="float" office:value="0.0750947" calcext:value-type="float">
            <text:p>0.0750947</text:p>
          </table:table-cell>
          <table:table-cell office:value-type="float" office:value="1.63791" calcext:value-type="float">
            <text:p>1.63791</text:p>
          </table:table-cell>
          <table:table-cell office:value-type="float" office:value="0.877671" calcext:value-type="float">
            <text:p>0.877671</text:p>
          </table:table-cell>
          <table:table-cell/>
        </table:table-row>
        <table:table-row table:style-name="ro1">
          <table:table-cell office:value-type="float" office:value="0.0851388" calcext:value-type="float">
            <text:p>0.0851388</text:p>
          </table:table-cell>
          <table:table-cell office:value-type="float" office:value="0.0732041" calcext:value-type="float">
            <text:p>0.0732041</text:p>
          </table:table-cell>
          <table:table-cell office:value-type="float" office:value="1.58929" calcext:value-type="float">
            <text:p>1.58929</text:p>
          </table:table-cell>
          <table:table-cell office:value-type="float" office:value="0.852642" calcext:value-type="float">
            <text:p>0.852642</text:p>
          </table:table-cell>
          <table:table-cell/>
        </table:table-row>
        <table:table-row table:style-name="ro1">
          <table:table-cell office:value-type="float" office:value="0.0832931" calcext:value-type="float">
            <text:p>0.0832931</text:p>
          </table:table-cell>
          <table:table-cell office:value-type="float" office:value="0.0712177" calcext:value-type="float">
            <text:p>0.0712177</text:p>
          </table:table-cell>
          <table:table-cell office:value-type="float" office:value="1.54542" calcext:value-type="float">
            <text:p>1.54542</text:p>
          </table:table-cell>
          <table:table-cell office:value-type="float" office:value="0.828872" calcext:value-type="float">
            <text:p>0.828872</text:p>
          </table:table-cell>
          <table:table-cell/>
        </table:table-row>
        <table:table-row table:style-name="ro1">
          <table:table-cell office:value-type="float" office:value="0.0810716" calcext:value-type="float">
            <text:p>0.0810716</text:p>
          </table:table-cell>
          <table:table-cell office:value-type="float" office:value="0.0693547" calcext:value-type="float">
            <text:p>0.0693547</text:p>
          </table:table-cell>
          <table:table-cell office:value-type="float" office:value="1.50442" calcext:value-type="float">
            <text:p>1.50442</text:p>
          </table:table-cell>
          <table:table-cell office:value-type="float" office:value="0.806799" calcext:value-type="float">
            <text:p>0.806799</text:p>
          </table:table-cell>
          <table:table-cell/>
        </table:table-row>
        <table:table-row table:style-name="ro1">
          <table:table-cell office:value-type="float" office:value="0.0790213" calcext:value-type="float">
            <text:p>0.0790213</text:p>
          </table:table-cell>
          <table:table-cell office:value-type="float" office:value="0.0677298" calcext:value-type="float">
            <text:p>0.0677298</text:p>
          </table:table-cell>
          <table:table-cell office:value-type="float" office:value="1.46651" calcext:value-type="float">
            <text:p>1.46651</text:p>
          </table:table-cell>
          <table:table-cell office:value-type="float" office:value="0.786477" calcext:value-type="float">
            <text:p>0.786477</text:p>
          </table:table-cell>
          <table:table-cell/>
        </table:table-row>
        <table:table-row table:style-name="ro1">
          <table:table-cell office:value-type="float" office:value="0.077759" calcext:value-type="float">
            <text:p>0.077759</text:p>
          </table:table-cell>
          <table:table-cell office:value-type="float" office:value="0.0663356" calcext:value-type="float">
            <text:p>0.0663356</text:p>
          </table:table-cell>
          <table:table-cell office:value-type="float" office:value="1.43171" calcext:value-type="float">
            <text:p>1.43171</text:p>
          </table:table-cell>
          <table:table-cell office:value-type="float" office:value="0.767804" calcext:value-type="float">
            <text:p>0.767804</text:p>
          </table:table-cell>
          <table:table-cell/>
        </table:table-row>
        <table:table-row table:style-name="ro1">
          <table:table-cell office:value-type="float" office:value="0.0762153" calcext:value-type="float">
            <text:p>0.0762153</text:p>
          </table:table-cell>
          <table:table-cell office:value-type="float" office:value="0.0693145" calcext:value-type="float">
            <text:p>0.0693145</text:p>
          </table:table-cell>
          <table:table-cell office:value-type="float" office:value="1.39887" calcext:value-type="float">
            <text:p>1.39887</text:p>
          </table:table-cell>
          <table:table-cell office:value-type="float" office:value="0.755192" calcext:value-type="float">
            <text:p>0.755192</text:p>
          </table:table-cell>
          <table:table-cell/>
        </table:table-row>
        <table:table-row table:style-name="ro1">
          <table:table-cell office:value-type="float" office:value="0.0746762" calcext:value-type="float">
            <text:p>0.0746762</text:p>
          </table:table-cell>
          <table:table-cell office:value-type="float" office:value="0.0680716" calcext:value-type="float">
            <text:p>0.0680716</text:p>
          </table:table-cell>
          <table:table-cell office:value-type="float" office:value="1.36822" calcext:value-type="float">
            <text:p>1.36822</text:p>
          </table:table-cell>
          <table:table-cell office:value-type="float" office:value="0.738928" calcext:value-type="float">
            <text:p>0.738928</text:p>
          </table:table-cell>
          <table:table-cell/>
        </table:table-row>
        <table:table-row table:style-name="ro1">
          <table:table-cell office:value-type="float" office:value="0.0731626" calcext:value-type="float">
            <text:p>0.0731626</text:p>
          </table:table-cell>
          <table:table-cell office:value-type="float" office:value="0.0667646" calcext:value-type="float">
            <text:p>0.0667646</text:p>
          </table:table-cell>
          <table:table-cell office:value-type="float" office:value="1.33961" calcext:value-type="float">
            <text:p>1.33961</text:p>
          </table:table-cell>
          <table:table-cell office:value-type="float" office:value="0.723562" calcext:value-type="float">
            <text:p>0.723562</text:p>
          </table:table-cell>
          <table:table-cell/>
        </table:table-row>
        <table:table-row table:style-name="ro1">
          <table:table-cell office:value-type="float" office:value="0.0716857" calcext:value-type="float">
            <text:p>0.0716857</text:p>
          </table:table-cell>
          <table:table-cell office:value-type="float" office:value="0.0661826" calcext:value-type="float">
            <text:p>0.0661826</text:p>
          </table:table-cell>
          <table:table-cell office:value-type="float" office:value="1.31274" calcext:value-type="float">
            <text:p>1.31274</text:p>
          </table:table-cell>
          <table:table-cell office:value-type="float" office:value="0.709796" calcext:value-type="float">
            <text:p>0.709796</text:p>
          </table:table-cell>
          <table:table-cell/>
        </table:table-row>
        <table:table-row table:style-name="ro1">
          <table:table-cell office:value-type="float" office:value="0.0703377" calcext:value-type="float">
            <text:p>0.0703377</text:p>
          </table:table-cell>
          <table:table-cell office:value-type="float" office:value="0.0673175" calcext:value-type="float">
            <text:p>0.0673175</text:p>
          </table:table-cell>
          <table:table-cell office:value-type="float" office:value="1.28866" calcext:value-type="float">
            <text:p>1.28866</text:p>
          </table:table-cell>
          <table:table-cell office:value-type="float" office:value="0.698475" calcext:value-type="float">
            <text:p>0.698475</text:p>
          </table:table-cell>
          <table:table-cell/>
        </table:table-row>
        <table:table-row table:style-name="ro1">
          <table:table-cell office:value-type="float" office:value="0.0699469" calcext:value-type="float">
            <text:p>0.0699469</text:p>
          </table:table-cell>
          <table:table-cell office:value-type="float" office:value="0.0665939" calcext:value-type="float">
            <text:p>0.0665939</text:p>
          </table:table-cell>
          <table:table-cell office:value-type="float" office:value="1.26653" calcext:value-type="float">
            <text:p>1.26653</text:p>
          </table:table-cell>
          <table:table-cell office:value-type="float" office:value="0.686144" calcext:value-type="float">
            <text:p>0.686144</text:p>
          </table:table-cell>
          <table:table-cell/>
        </table:table-row>
        <table:table-row table:style-name="ro1">
          <table:table-cell office:value-type="float" office:value="0.0687367" calcext:value-type="float">
            <text:p>0.0687367</text:p>
          </table:table-cell>
          <table:table-cell office:value-type="float" office:value="0.0664164" calcext:value-type="float">
            <text:p>0.0664164</text:p>
          </table:table-cell>
          <table:table-cell office:value-type="float" office:value="1.24381" calcext:value-type="float">
            <text:p>1.24381</text:p>
          </table:table-cell>
          <table:table-cell office:value-type="float" office:value="0.674663" calcext:value-type="float">
            <text:p>0.674663</text:p>
          </table:table-cell>
          <table:table-cell/>
        </table:table-row>
        <table:table-row table:style-name="ro1">
          <table:table-cell office:value-type="float" office:value="0.0675791" calcext:value-type="float">
            <text:p>0.0675791</text:p>
          </table:table-cell>
          <table:table-cell office:value-type="float" office:value="0.0688791" calcext:value-type="float">
            <text:p>0.0688791</text:p>
          </table:table-cell>
          <table:table-cell office:value-type="float" office:value="1.22229" calcext:value-type="float">
            <text:p>1.22229</text:p>
          </table:table-cell>
          <table:table-cell office:value-type="float" office:value="0.665828" calcext:value-type="float">
            <text:p>0.665828</text:p>
          </table:table-cell>
          <table:table-cell/>
        </table:table-row>
        <table:table-row table:style-name="ro1">
          <table:table-cell office:value-type="float" office:value="0.0665362" calcext:value-type="float">
            <text:p>0.0665362</text:p>
          </table:table-cell>
          <table:table-cell office:value-type="float" office:value="0.0721353" calcext:value-type="float">
            <text:p>0.0721353</text:p>
          </table:table-cell>
          <table:table-cell office:value-type="float" office:value="1.20204" calcext:value-type="float">
            <text:p>1.20204</text:p>
          </table:table-cell>
          <table:table-cell office:value-type="float" office:value="0.658402" calcext:value-type="float">
            <text:p>0.658402</text:p>
          </table:table-cell>
          <table:table-cell/>
        </table:table-row>
        <table:table-row table:style-name="ro1">
          <table:table-cell office:value-type="float" office:value="0.0658287" calcext:value-type="float">
            <text:p>0.0658287</text:p>
          </table:table-cell>
          <table:table-cell office:value-type="float" office:value="0.0766876" calcext:value-type="float">
            <text:p>0.0766876</text:p>
          </table:table-cell>
          <table:table-cell office:value-type="float" office:value="1.18283" calcext:value-type="float">
            <text:p>1.18283</text:p>
          </table:table-cell>
          <table:table-cell office:value-type="float" office:value="0.652372" calcext:value-type="float">
            <text:p>0.652372</text:p>
          </table:table-cell>
          <table:table-cell/>
        </table:table-row>
        <table:table-row table:style-name="ro1">
          <table:table-cell office:value-type="float" office:value="0.0648762" calcext:value-type="float">
            <text:p>0.0648762</text:p>
          </table:table-cell>
          <table:table-cell office:value-type="float" office:value="0.0782965" calcext:value-type="float">
            <text:p>0.0782965</text:p>
          </table:table-cell>
          <table:table-cell office:value-type="float" office:value="1.16482" calcext:value-type="float">
            <text:p>1.16482</text:p>
          </table:table-cell>
          <table:table-cell office:value-type="float" office:value="0.644018" calcext:value-type="float">
            <text:p>0.644018</text:p>
          </table:table-cell>
          <table:table-cell/>
        </table:table-row>
        <table:table-row table:style-name="ro1">
          <table:table-cell office:value-type="float" office:value="0.0640511" calcext:value-type="float">
            <text:p>0.064051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1.1475" calcext:value-type="float">
            <text:p>1.1475</text:p>
          </table:table-cell>
          <table:table-cell office:value-type="float" office:value="0.635686" calcext:value-type="float">
            <text:p>0.635686</text:p>
          </table:table-cell>
          <table:table-cell/>
        </table:table-row>
        <table:table-row table:style-name="ro1">
          <table:table-cell office:value-type="float" office:value="0.0631459" calcext:value-type="float">
            <text:p>0.0631459</text:p>
          </table:table-cell>
          <table:table-cell office:value-type="float" office:value="0.0806092" calcext:value-type="float">
            <text:p>0.0806092</text:p>
          </table:table-cell>
          <table:table-cell office:value-type="float" office:value="1.13113" calcext:value-type="float">
            <text:p>1.13113</text:p>
          </table:table-cell>
          <table:table-cell office:value-type="float" office:value="0.627963" calcext:value-type="float">
            <text:p>0.627963</text:p>
          </table:table-cell>
          <table:table-cell/>
        </table:table-row>
        <table:table-row table:style-name="ro1">
          <table:table-cell office:value-type="float" office:value="0.0622397" calcext:value-type="float">
            <text:p>0.0622397</text:p>
          </table:table-cell>
          <table:table-cell office:value-type="float" office:value="0.0826363" calcext:value-type="float">
            <text:p>0.0826363</text:p>
          </table:table-cell>
          <table:table-cell office:value-type="float" office:value="1.11531" calcext:value-type="float">
            <text:p>1.11531</text:p>
          </table:table-cell>
          <table:table-cell office:value-type="float" office:value="0.621157" calcext:value-type="float">
            <text:p>0.621157</text:p>
          </table:table-cell>
          <table:table-cell/>
        </table:table-row>
        <table:table-row table:style-name="ro1">
          <table:table-cell office:value-type="float" office:value="0.061633" calcext:value-type="float">
            <text:p>0.061633</text:p>
          </table:table-cell>
          <table:table-cell office:value-type="float" office:value="0.0837393" calcext:value-type="float">
            <text:p>0.0837393</text:p>
          </table:table-cell>
          <table:table-cell office:value-type="float" office:value="1.10052" calcext:value-type="float">
            <text:p>1.10052</text:p>
          </table:table-cell>
          <table:table-cell office:value-type="float" office:value="0.614007" calcext:value-type="float">
            <text:p>0.614007</text:p>
          </table:table-cell>
          <table:table-cell/>
        </table:table-row>
        <table:table-row table:style-name="ro1">
          <table:table-cell office:value-type="float" office:value="0.0617524" calcext:value-type="float">
            <text:p>0.0617524</text:p>
          </table:table-cell>
          <table:table-cell office:value-type="float" office:value="0.0830362" calcext:value-type="float">
            <text:p>0.0830362</text:p>
          </table:table-cell>
          <table:table-cell office:value-type="float" office:value="1.08662" calcext:value-type="float">
            <text:p>1.08662</text:p>
          </table:table-cell>
          <table:table-cell office:value-type="float" office:value="0.60594" calcext:value-type="float">
            <text:p>0.60594</text:p>
          </table:table-cell>
          <table:table-cell/>
        </table:table-row>
        <table:table-row table:style-name="ro1">
          <table:table-cell office:value-type="float" office:value="0.0617851" calcext:value-type="float">
            <text:p>0.0617851</text:p>
          </table:table-cell>
          <table:table-cell office:value-type="float" office:value="0.0820768" calcext:value-type="float">
            <text:p>0.0820768</text:p>
          </table:table-cell>
          <table:table-cell office:value-type="float" office:value="1.07223" calcext:value-type="float">
            <text:p>1.07223</text:p>
          </table:table-cell>
          <table:table-cell office:value-type="float" office:value="0.598277" calcext:value-type="float">
            <text:p>0.598277</text:p>
          </table:table-cell>
          <table:table-cell/>
        </table:table-row>
        <table:table-row table:style-name="ro1">
          <table:table-cell office:value-type="float" office:value="0.0612146" calcext:value-type="float">
            <text:p>0.0612146</text:p>
          </table:table-cell>
          <table:table-cell office:value-type="float" office:value="0.0810534" calcext:value-type="float">
            <text:p>0.0810534</text:p>
          </table:table-cell>
          <table:table-cell office:value-type="float" office:value="1.05843" calcext:value-type="float">
            <text:p>1.05843</text:p>
          </table:table-cell>
          <table:table-cell office:value-type="float" office:value="0.590823" calcext:value-type="float">
            <text:p>0.590823</text:p>
          </table:table-cell>
          <table:table-cell/>
        </table:table-row>
        <table:table-row table:style-name="ro1">
          <table:table-cell office:value-type="float" office:value="0.0605036" calcext:value-type="float">
            <text:p>0.0605036</text:p>
          </table:table-cell>
          <table:table-cell office:value-type="float" office:value="0.0800468" calcext:value-type="float">
            <text:p>0.0800468</text:p>
          </table:table-cell>
          <table:table-cell office:value-type="float" office:value="1.04608" calcext:value-type="float">
            <text:p>1.04608</text:p>
          </table:table-cell>
          <table:table-cell office:value-type="float" office:value="0.583924" calcext:value-type="float">
            <text:p>0.583924</text:p>
          </table:table-cell>
          <table:table-cell/>
        </table:table-row>
        <table:table-row table:style-name="ro1">
          <table:table-cell office:value-type="float" office:value="0.0598173" calcext:value-type="float">
            <text:p>0.0598173</text:p>
          </table:table-cell>
          <table:table-cell office:value-type="float" office:value="0.0793554" calcext:value-type="float">
            <text:p>0.0793554</text:p>
          </table:table-cell>
          <table:table-cell office:value-type="float" office:value="1.03436" calcext:value-type="float">
            <text:p>1.03436</text:p>
          </table:table-cell>
          <table:table-cell office:value-type="float" office:value="0.577908" calcext:value-type="float">
            <text:p>0.577908</text:p>
          </table:table-cell>
          <table:table-cell/>
        </table:table-row>
        <table:table-row table:style-name="ro1">
          <table:table-cell office:value-type="float" office:value="0.0591182" calcext:value-type="float">
            <text:p>0.0591182</text:p>
          </table:table-cell>
          <table:table-cell office:value-type="float" office:value="0.0789854" calcext:value-type="float">
            <text:p>0.0789854</text:p>
          </table:table-cell>
          <table:table-cell office:value-type="float" office:value="1.02198" calcext:value-type="float">
            <text:p>1.02198</text:p>
          </table:table-cell>
          <table:table-cell office:value-type="float" office:value="0.571991" calcext:value-type="float">
            <text:p>0.571991</text:p>
          </table:table-cell>
          <table:table-cell/>
        </table:table-row>
        <table:table-row table:style-name="ro1">
          <table:table-cell office:value-type="float" office:value="0.0588801" calcext:value-type="float">
            <text:p>0.0588801</text:p>
          </table:table-cell>
          <table:table-cell office:value-type="float" office:value="0.0790977" calcext:value-type="float">
            <text:p>0.0790977</text:p>
          </table:table-cell>
          <table:table-cell office:value-type="float" office:value="1.01008" calcext:value-type="float">
            <text:p>1.01008</text:p>
          </table:table-cell>
          <table:table-cell office:value-type="float" office:value="0.566696" calcext:value-type="float">
            <text:p>0.566696</text:p>
          </table:table-cell>
          <table:table-cell/>
        </table:table-row>
        <table:table-row table:style-name="ro1">
          <table:table-cell office:value-type="float" office:value="0.0584471" calcext:value-type="float">
            <text:p>0.0584471</text:p>
          </table:table-cell>
          <table:table-cell office:value-type="float" office:value="0.0798836" calcext:value-type="float">
            <text:p>0.079883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562454" calcext:value-type="float">
            <text:p>0.562454</text:p>
          </table:table-cell>
          <table:table-cell/>
        </table:table-row>
        <table:table-row table:style-name="ro1">
          <table:table-cell office:value-type="float" office:value="0.0578752" calcext:value-type="float">
            <text:p>0.0578752</text:p>
          </table:table-cell>
          <table:table-cell office:value-type="float" office:value="0.0811457" calcext:value-type="float">
            <text:p>0.0811457</text:p>
          </table:table-cell>
          <table:table-cell office:value-type="float" office:value="0.987399" calcext:value-type="float">
            <text:p>0.987399</text:p>
          </table:table-cell>
          <table:table-cell office:value-type="float" office:value="0.558787" calcext:value-type="float">
            <text:p>0.558787</text:p>
          </table:table-cell>
          <table:table-cell/>
        </table:table-row>
        <table:table-row table:style-name="ro1">
          <table:table-cell office:value-type="float" office:value="0.0575645" calcext:value-type="float">
            <text:p>0.0575645</text:p>
          </table:table-cell>
          <table:table-cell office:value-type="float" office:value="0.0822174" calcext:value-type="float">
            <text:p>0.0822174</text:p>
          </table:table-cell>
          <table:table-cell office:value-type="float" office:value="0.977042" calcext:value-type="float">
            <text:p>0.977042</text:p>
          </table:table-cell>
          <table:table-cell office:value-type="float" office:value="0.554463" calcext:value-type="float">
            <text:p>0.554463</text:p>
          </table:table-cell>
          <table:table-cell/>
        </table:table-row>
        <table:table-row table:style-name="ro1">
          <table:table-cell office:value-type="float" office:value="0.0573761" calcext:value-type="float">
            <text:p>0.0573761</text:p>
          </table:table-cell>
          <table:table-cell office:value-type="float" office:value="0.085109" calcext:value-type="float">
            <text:p>0.085109</text:p>
          </table:table-cell>
          <table:table-cell office:value-type="float" office:value="0.967084" calcext:value-type="float">
            <text:p>0.967084</text:p>
          </table:table-cell>
          <table:table-cell office:value-type="float" office:value="0.551658" calcext:value-type="float">
            <text:p>0.551658</text:p>
          </table:table-cell>
          <table:table-cell/>
        </table:table-row>
        <table:table-row table:style-name="ro1">
          <table:table-cell office:value-type="float" office:value="0.0576233" calcext:value-type="float">
            <text:p>0.0576233</text:p>
          </table:table-cell>
          <table:table-cell office:value-type="float" office:value="0.0889681" calcext:value-type="float">
            <text:p>0.0889681</text:p>
          </table:table-cell>
          <table:table-cell office:value-type="float" office:value="0.958311" calcext:value-type="float">
            <text:p>0.958311</text:p>
          </table:table-cell>
          <table:table-cell office:value-type="float" office:value="0.549238" calcext:value-type="float">
            <text:p>0.549238</text:p>
          </table:table-cell>
          <table:table-cell/>
        </table:table-row>
        <table:table-row table:style-name="ro1">
          <table:table-cell office:value-type="float" office:value="0.0573011" calcext:value-type="float">
            <text:p>0.0573011</text:p>
          </table:table-cell>
          <table:table-cell office:value-type="float" office:value="0.0913154" calcext:value-type="float">
            <text:p>0.0913154</text:p>
          </table:table-cell>
          <table:table-cell office:value-type="float" office:value="0.949339" calcext:value-type="float">
            <text:p>0.949339</text:p>
          </table:table-cell>
          <table:table-cell office:value-type="float" office:value="0.545973" calcext:value-type="float">
            <text:p>0.545973</text:p>
          </table:table-cell>
          <table:table-cell/>
        </table:table-row>
        <table:table-row table:style-name="ro1">
          <table:table-cell office:value-type="float" office:value="0.0577458" calcext:value-type="float">
            <text:p>0.0577458</text:p>
          </table:table-cell>
          <table:table-cell office:value-type="float" office:value="0.0931702" calcext:value-type="float">
            <text:p>0.0931702</text:p>
          </table:table-cell>
          <table:table-cell office:value-type="float" office:value="0.942251" calcext:value-type="float">
            <text:p>0.942251</text:p>
          </table:table-cell>
          <table:table-cell office:value-type="float" office:value="0.541966" calcext:value-type="float">
            <text:p>0.541966</text:p>
          </table:table-cell>
          <table:table-cell/>
        </table:table-row>
        <table:table-row table:style-name="ro1">
          <table:table-cell office:value-type="float" office:value="0.0577113" calcext:value-type="float">
            <text:p>0.0577113</text:p>
          </table:table-cell>
          <table:table-cell office:value-type="float" office:value="0.0939501" calcext:value-type="float">
            <text:p>0.0939501</text:p>
          </table:table-cell>
          <table:table-cell office:value-type="float" office:value="0.93475" calcext:value-type="float">
            <text:p>0.93475</text:p>
          </table:table-cell>
          <table:table-cell office:value-type="float" office:value="0.537503" calcext:value-type="float">
            <text:p>0.537503</text:p>
          </table:table-cell>
          <table:table-cell/>
        </table:table-row>
        <table:table-row table:style-name="ro1">
          <table:table-cell office:value-type="float" office:value="0.057155" calcext:value-type="float">
            <text:p>0.057155</text:p>
          </table:table-cell>
          <table:table-cell office:value-type="float" office:value="0.0943537" calcext:value-type="float">
            <text:p>0.0943537</text:p>
          </table:table-cell>
          <table:table-cell office:value-type="float" office:value="0.925727" calcext:value-type="float">
            <text:p>0.925727</text:p>
          </table:table-cell>
          <table:table-cell office:value-type="float" office:value="0.534177" calcext:value-type="float">
            <text:p>0.534177</text:p>
          </table:table-cell>
          <table:table-cell/>
        </table:table-row>
        <table:table-row table:style-name="ro1">
          <table:table-cell office:value-type="float" office:value="0.0566986" calcext:value-type="float">
            <text:p>0.0566986</text:p>
          </table:table-cell>
          <table:table-cell office:value-type="float" office:value="0.0945059" calcext:value-type="float">
            <text:p>0.0945059</text:p>
          </table:table-cell>
          <table:table-cell office:value-type="float" office:value="0.916961" calcext:value-type="float">
            <text:p>0.916961</text:p>
          </table:table-cell>
          <table:table-cell office:value-type="float" office:value="0.530579" calcext:value-type="float">
            <text:p>0.530579</text:p>
          </table:table-cell>
          <table:table-cell/>
        </table:table-row>
        <table:table-row table:style-name="ro1">
          <table:table-cell office:value-type="float" office:value="0.0562292" calcext:value-type="float">
            <text:p>0.0562292</text:p>
          </table:table-cell>
          <table:table-cell office:value-type="float" office:value="0.0948938" calcext:value-type="float">
            <text:p>0.0948938</text:p>
          </table:table-cell>
          <table:table-cell office:value-type="float" office:value="0.908444" calcext:value-type="float">
            <text:p>0.908444</text:p>
          </table:table-cell>
          <table:table-cell office:value-type="float" office:value="0.527294" calcext:value-type="float">
            <text:p>0.527294</text:p>
          </table:table-cell>
          <table:table-cell/>
        </table:table-row>
        <table:table-row table:style-name="ro1">
          <table:table-cell office:value-type="float" office:value="0.0558159" calcext:value-type="float">
            <text:p>0.0558159</text:p>
          </table:table-cell>
          <table:table-cell office:value-type="float" office:value="0.0945751" calcext:value-type="float">
            <text:p>0.0945751</text:p>
          </table:table-cell>
          <table:table-cell office:value-type="float" office:value="0.900185" calcext:value-type="float">
            <text:p>0.900185</text:p>
          </table:table-cell>
          <table:table-cell office:value-type="float" office:value="0.52333" calcext:value-type="float">
            <text:p>0.52333</text:p>
          </table:table-cell>
          <table:table-cell/>
        </table:table-row>
        <table:table-row table:style-name="ro1">
          <table:table-cell office:value-type="float" office:value="0.0558329" calcext:value-type="float">
            <text:p>0.0558329</text:p>
          </table:table-cell>
          <table:table-cell office:value-type="float" office:value="0.0943603" calcext:value-type="float">
            <text:p>0.0943603</text:p>
          </table:table-cell>
          <table:table-cell office:value-type="float" office:value="0.893095" calcext:value-type="float">
            <text:p>0.893095</text:p>
          </table:table-cell>
          <table:table-cell office:value-type="float" office:value="0.518993" calcext:value-type="float">
            <text:p>0.518993</text:p>
          </table:table-cell>
          <table:table-cell/>
        </table:table-row>
        <table:table-row table:style-name="ro1">
          <table:table-cell office:value-type="float" office:value="0.0556317" calcext:value-type="float">
            <text:p>0.0556317</text:p>
          </table:table-cell>
          <table:table-cell office:value-type="float" office:value="0.0949564" calcext:value-type="float">
            <text:p>0.0949564</text:p>
          </table:table-cell>
          <table:table-cell office:value-type="float" office:value="0.886002" calcext:value-type="float">
            <text:p>0.886002</text:p>
          </table:table-cell>
          <table:table-cell office:value-type="float" office:value="0.515408" calcext:value-type="float">
            <text:p>0.515408</text:p>
          </table:table-cell>
          <table:table-cell/>
        </table:table-row>
        <table:table-row table:style-name="ro1">
          <table:table-cell office:value-type="float" office:value="0.0557389" calcext:value-type="float">
            <text:p>0.0557389</text:p>
          </table:table-cell>
          <table:table-cell office:value-type="float" office:value="0.0950658" calcext:value-type="float">
            <text:p>0.0950658</text:p>
          </table:table-cell>
          <table:table-cell office:value-type="float" office:value="0.879804" calcext:value-type="float">
            <text:p>0.879804</text:p>
          </table:table-cell>
          <table:table-cell office:value-type="float" office:value="0.51133" calcext:value-type="float">
            <text:p>0.51133</text:p>
          </table:table-cell>
          <table:table-cell/>
        </table:table-row>
        <table:table-row table:style-name="ro1">
          <table:table-cell office:value-type="float" office:value="0.0559034" calcext:value-type="float">
            <text:p>0.0559034</text:p>
          </table:table-cell>
          <table:table-cell office:value-type="float" office:value="0.0944051" calcext:value-type="float">
            <text:p>0.0944051</text:p>
          </table:table-cell>
          <table:table-cell office:value-type="float" office:value="0.873654" calcext:value-type="float">
            <text:p>0.873654</text:p>
          </table:table-cell>
          <table:table-cell office:value-type="float" office:value="0.506992" calcext:value-type="float">
            <text:p>0.506992</text:p>
          </table:table-cell>
          <table:table-cell/>
        </table:table-row>
        <table:table-row table:style-name="ro1">
          <table:table-cell office:value-type="float" office:value="0.056108" calcext:value-type="float">
            <text:p>0.056108</text:p>
          </table:table-cell>
          <table:table-cell office:value-type="float" office:value="0.0936708" calcext:value-type="float">
            <text:p>0.0936708</text:p>
          </table:table-cell>
          <table:table-cell office:value-type="float" office:value="0.866674" calcext:value-type="float">
            <text:p>0.866674</text:p>
          </table:table-cell>
          <table:table-cell office:value-type="float" office:value="0.502917" calcext:value-type="float">
            <text:p>0.502917</text:p>
          </table:table-cell>
          <table:table-cell/>
        </table:table-row>
        <table:table-row table:style-name="ro1">
          <table:table-cell office:value-type="float" office:value="0.0564574" calcext:value-type="float">
            <text:p>0.0564574</text:p>
          </table:table-cell>
          <table:table-cell office:value-type="float" office:value="0.0929648" calcext:value-type="float">
            <text:p>0.0929648</text:p>
          </table:table-cell>
          <table:table-cell office:value-type="float" office:value="0.859901" calcext:value-type="float">
            <text:p>0.859901</text:p>
          </table:table-cell>
          <table:table-cell office:value-type="float" office:value="0.498778" calcext:value-type="float">
            <text:p>0.498778</text:p>
          </table:table-cell>
          <table:table-cell/>
        </table:table-row>
        <table:table-row table:style-name="ro1">
          <table:table-cell office:value-type="float" office:value="0.0569314" calcext:value-type="float">
            <text:p>0.0569314</text:p>
          </table:table-cell>
          <table:table-cell office:value-type="float" office:value="0.0922222" calcext:value-type="float">
            <text:p>0.0922222</text:p>
          </table:table-cell>
          <table:table-cell office:value-type="float" office:value="0.85326" calcext:value-type="float">
            <text:p>0.85326</text:p>
          </table:table-cell>
          <table:table-cell office:value-type="float" office:value="0.494784" calcext:value-type="float">
            <text:p>0.494784</text:p>
          </table:table-cell>
          <table:table-cell/>
        </table:table-row>
        <table:table-row table:style-name="ro1">
          <table:table-cell office:value-type="float" office:value="0.0577983" calcext:value-type="float">
            <text:p>0.0577983</text:p>
          </table:table-cell>
          <table:table-cell office:value-type="float" office:value="0.0915133" calcext:value-type="float">
            <text:p>0.0915133</text:p>
          </table:table-cell>
          <table:table-cell office:value-type="float" office:value="0.846896" calcext:value-type="float">
            <text:p>0.846896</text:p>
          </table:table-cell>
          <table:table-cell office:value-type="float" office:value="0.490869" calcext:value-type="float">
            <text:p>0.490869</text:p>
          </table:table-cell>
          <table:table-cell/>
        </table:table-row>
        <table:table-row table:style-name="ro1">
          <table:table-cell office:value-type="float" office:value="0.0586141" calcext:value-type="float">
            <text:p>0.0586141</text:p>
          </table:table-cell>
          <table:table-cell office:value-type="float" office:value="0.090804" calcext:value-type="float">
            <text:p>0.090804</text:p>
          </table:table-cell>
          <table:table-cell office:value-type="float" office:value="0.840282" calcext:value-type="float">
            <text:p>0.840282</text:p>
          </table:table-cell>
          <table:table-cell office:value-type="float" office:value="0.487465" calcext:value-type="float">
            <text:p>0.487465</text:p>
          </table:table-cell>
          <table:table-cell/>
        </table:table-row>
        <table:table-row table:style-name="ro1">
          <table:table-cell office:value-type="float" office:value="0.0593433" calcext:value-type="float">
            <text:p>0.0593433</text:p>
          </table:table-cell>
          <table:table-cell office:value-type="float" office:value="0.0903647" calcext:value-type="float">
            <text:p>0.0903647</text:p>
          </table:table-cell>
          <table:table-cell office:value-type="float" office:value="0.833831" calcext:value-type="float">
            <text:p>0.833831</text:p>
          </table:table-cell>
          <table:table-cell office:value-type="float" office:value="0.483779" calcext:value-type="float">
            <text:p>0.483779</text:p>
          </table:table-cell>
          <table:table-cell/>
        </table:table-row>
        <table:table-row table:style-name="ro1">
          <table:table-cell office:value-type="float" office:value="0.0605885" calcext:value-type="float">
            <text:p>0.0605885</text:p>
          </table:table-cell>
          <table:table-cell office:value-type="float" office:value="0.0899511" calcext:value-type="float">
            <text:p>0.0899511</text:p>
          </table:table-cell>
          <table:table-cell office:value-type="float" office:value="0.827751" calcext:value-type="float">
            <text:p>0.827751</text:p>
          </table:table-cell>
          <table:table-cell office:value-type="float" office:value="0.480109" calcext:value-type="float">
            <text:p>0.480109</text:p>
          </table:table-cell>
          <table:table-cell/>
        </table:table-row>
        <table:table-row table:style-name="ro1">
          <table:table-cell office:value-type="float" office:value="0.0613817" calcext:value-type="float">
            <text:p>0.0613817</text:p>
          </table:table-cell>
          <table:table-cell office:value-type="float" office:value="0.0896774" calcext:value-type="float">
            <text:p>0.0896774</text:p>
          </table:table-cell>
          <table:table-cell office:value-type="float" office:value="0.821737" calcext:value-type="float">
            <text:p>0.821737</text:p>
          </table:table-cell>
          <table:table-cell office:value-type="float" office:value="0.476514" calcext:value-type="float">
            <text:p>0.476514</text:p>
          </table:table-cell>
          <table:table-cell/>
        </table:table-row>
        <table:table-row table:style-name="ro1">
          <table:table-cell office:value-type="float" office:value="0.0616118" calcext:value-type="float">
            <text:p>0.0616118</text:p>
          </table:table-cell>
          <table:table-cell office:value-type="float" office:value="0.0893042" calcext:value-type="float">
            <text:p>0.0893042</text:p>
          </table:table-cell>
          <table:table-cell office:value-type="float" office:value="0.815902" calcext:value-type="float">
            <text:p>0.815902</text:p>
          </table:table-cell>
          <table:table-cell office:value-type="float" office:value="0.473987" calcext:value-type="float">
            <text:p>0.473987</text:p>
          </table:table-cell>
          <table:table-cell/>
        </table:table-row>
        <table:table-row table:style-name="ro1">
          <table:table-cell office:value-type="float" office:value="0.0614785" calcext:value-type="float">
            <text:p>0.0614785</text:p>
          </table:table-cell>
          <table:table-cell office:value-type="float" office:value="0.0898489" calcext:value-type="float">
            <text:p>0.0898489</text:p>
          </table:table-cell>
          <table:table-cell office:value-type="float" office:value="0.810228" calcext:value-type="float">
            <text:p>0.810228</text:p>
          </table:table-cell>
          <table:table-cell office:value-type="float" office:value="0.470748" calcext:value-type="float">
            <text:p>0.470748</text:p>
          </table:table-cell>
          <table:table-cell/>
        </table:table-row>
        <table:table-row table:style-name="ro1">
          <table:table-cell office:value-type="float" office:value="0.0613127" calcext:value-type="float">
            <text:p>0.0613127</text:p>
          </table:table-cell>
          <table:table-cell office:value-type="float" office:value="0.0900049" calcext:value-type="float">
            <text:p>0.0900049</text:p>
          </table:table-cell>
          <table:table-cell office:value-type="float" office:value="0.80457" calcext:value-type="float">
            <text:p>0.80457</text:p>
          </table:table-cell>
          <table:table-cell office:value-type="float" office:value="0.467677" calcext:value-type="float">
            <text:p>0.467677</text:p>
          </table:table-cell>
          <table:table-cell/>
        </table:table-row>
        <table:table-row table:style-name="ro1">
          <table:table-cell office:value-type="float" office:value="0.0609554" calcext:value-type="float">
            <text:p>0.0609554</text:p>
          </table:table-cell>
          <table:table-cell office:value-type="float" office:value="0.0904401" calcext:value-type="float">
            <text:p>0.0904401</text:p>
          </table:table-cell>
          <table:table-cell office:value-type="float" office:value="0.799064" calcext:value-type="float">
            <text:p>0.799064</text:p>
          </table:table-cell>
          <table:table-cell office:value-type="float" office:value="0.464543" calcext:value-type="float">
            <text:p>0.464543</text:p>
          </table:table-cell>
          <table:table-cell/>
        </table:table-row>
        <table:table-row table:style-name="ro1">
          <table:table-cell office:value-type="float" office:value="0.0605609" calcext:value-type="float">
            <text:p>0.0605609</text:p>
          </table:table-cell>
          <table:table-cell office:value-type="float" office:value="0.0903743" calcext:value-type="float">
            <text:p>0.0903743</text:p>
          </table:table-cell>
          <table:table-cell office:value-type="float" office:value="0.79371" calcext:value-type="float">
            <text:p>0.79371</text:p>
          </table:table-cell>
          <table:table-cell office:value-type="float" office:value="0.461878" calcext:value-type="float">
            <text:p>0.461878</text:p>
          </table:table-cell>
          <table:table-cell/>
        </table:table-row>
        <table:table-row table:style-name="ro1">
          <table:table-cell office:value-type="float" office:value="0.0602448" calcext:value-type="float">
            <text:p>0.0602448</text:p>
          </table:table-cell>
          <table:table-cell office:value-type="float" office:value="0.089915" calcext:value-type="float">
            <text:p>0.089915</text:p>
          </table:table-cell>
          <table:table-cell office:value-type="float" office:value="0.788341" calcext:value-type="float">
            <text:p>0.788341</text:p>
          </table:table-cell>
          <table:table-cell office:value-type="float" office:value="0.459714" calcext:value-type="float">
            <text:p>0.459714</text:p>
          </table:table-cell>
          <table:table-cell/>
        </table:table-row>
        <table:table-row table:style-name="ro1">
          <table:table-cell office:value-type="float" office:value="0.0598809" calcext:value-type="float">
            <text:p>0.0598809</text:p>
          </table:table-cell>
          <table:table-cell office:value-type="float" office:value="0.0893871" calcext:value-type="float">
            <text:p>0.0893871</text:p>
          </table:table-cell>
          <table:table-cell office:value-type="float" office:value="0.783193" calcext:value-type="float">
            <text:p>0.783193</text:p>
          </table:table-cell>
          <table:table-cell office:value-type="float" office:value="0.458285" calcext:value-type="float">
            <text:p>0.458285</text:p>
          </table:table-cell>
          <table:table-cell/>
        </table:table-row>
        <table:table-row table:style-name="ro1">
          <table:table-cell office:value-type="float" office:value="0.0595762" calcext:value-type="float">
            <text:p>0.0595762</text:p>
          </table:table-cell>
          <table:table-cell office:value-type="float" office:value="0.0890074" calcext:value-type="float">
            <text:p>0.0890074</text:p>
          </table:table-cell>
          <table:table-cell office:value-type="float" office:value="0.778038" calcext:value-type="float">
            <text:p>0.778038</text:p>
          </table:table-cell>
          <table:table-cell office:value-type="float" office:value="0.456221" calcext:value-type="float">
            <text:p>0.456221</text:p>
          </table:table-cell>
          <table:table-cell/>
        </table:table-row>
        <table:table-row table:style-name="ro1">
          <table:table-cell office:value-type="float" office:value="0.0592977" calcext:value-type="float">
            <text:p>0.0592977</text:p>
          </table:table-cell>
          <table:table-cell office:value-type="float" office:value="0.0886837" calcext:value-type="float">
            <text:p>0.0886837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453726" calcext:value-type="float">
            <text:p>0.453726</text:p>
          </table:table-cell>
          <table:table-cell/>
        </table:table-row>
        <table:table-row table:style-name="ro1">
          <table:table-cell office:value-type="float" office:value="0.0589152" calcext:value-type="float">
            <text:p>0.0589152</text:p>
          </table:table-cell>
          <table:table-cell office:value-type="float" office:value="0.089101" calcext:value-type="float">
            <text:p>0.08910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450821" calcext:value-type="float">
            <text:p>0.450821</text:p>
          </table:table-cell>
          <table:table-cell/>
        </table:table-row>
        <table:table-row table:style-name="ro1">
          <table:table-cell office:value-type="float" office:value="0.0585364" calcext:value-type="float">
            <text:p>0.0585364</text:p>
          </table:table-cell>
          <table:table-cell office:value-type="float" office:value="0.0895324" calcext:value-type="float">
            <text:p>0.0895324</text:p>
          </table:table-cell>
          <table:table-cell office:value-type="float" office:value="0.763015" calcext:value-type="float">
            <text:p>0.763015</text:p>
          </table:table-cell>
          <table:table-cell office:value-type="float" office:value="0.448046" calcext:value-type="float">
            <text:p>0.448046</text:p>
          </table:table-cell>
          <table:table-cell/>
        </table:table-row>
        <table:table-row table:style-name="ro1">
          <table:table-cell office:value-type="float" office:value="0.0581656" calcext:value-type="float">
            <text:p>0.0581656</text:p>
          </table:table-cell>
          <table:table-cell office:value-type="float" office:value="0.0892674" calcext:value-type="float">
            <text:p>0.0892674</text:p>
          </table:table-cell>
          <table:table-cell office:value-type="float" office:value="0.758194" calcext:value-type="float">
            <text:p>0.758194</text:p>
          </table:table-cell>
          <table:table-cell office:value-type="float" office:value="0.445806" calcext:value-type="float">
            <text:p>0.445806</text:p>
          </table:table-cell>
          <table:table-cell/>
        </table:table-row>
        <table:table-row table:style-name="ro1">
          <table:table-cell office:value-type="float" office:value="0.0578192" calcext:value-type="float">
            <text:p>0.0578192</text:p>
          </table:table-cell>
          <table:table-cell office:value-type="float" office:value="0.0890677" calcext:value-type="float">
            <text:p>0.0890677</text:p>
          </table:table-cell>
          <table:table-cell office:value-type="float" office:value="0.753497" calcext:value-type="float">
            <text:p>0.753497</text:p>
          </table:table-cell>
          <table:table-cell office:value-type="float" office:value="0.443073" calcext:value-type="float">
            <text:p>0.443073</text:p>
          </table:table-cell>
          <table:table-cell/>
        </table:table-row>
        <table:table-row table:style-name="ro1">
          <table:table-cell office:value-type="float" office:value="0.058021" calcext:value-type="float">
            <text:p>0.058021</text:p>
          </table:table-cell>
          <table:table-cell office:value-type="float" office:value="0.0885522" calcext:value-type="float">
            <text:p>0.0885522</text:p>
          </table:table-cell>
          <table:table-cell office:value-type="float" office:value="0.749175" calcext:value-type="float">
            <text:p>0.749175</text:p>
          </table:table-cell>
          <table:table-cell office:value-type="float" office:value="0.440692" calcext:value-type="float">
            <text:p>0.440692</text:p>
          </table:table-cell>
          <table:table-cell/>
        </table:table-row>
        <table:table-row table:style-name="ro1">
          <table:table-cell office:value-type="float" office:value="0.0578631" calcext:value-type="float">
            <text:p>0.0578631</text:p>
          </table:table-cell>
          <table:table-cell office:value-type="float" office:value="0.0880177" calcext:value-type="float">
            <text:p>0.0880177</text:p>
          </table:table-cell>
          <table:table-cell office:value-type="float" office:value="0.744605" calcext:value-type="float">
            <text:p>0.744605</text:p>
          </table:table-cell>
          <table:table-cell office:value-type="float" office:value="0.440231" calcext:value-type="float">
            <text:p>0.440231</text:p>
          </table:table-cell>
          <table:table-cell/>
        </table:table-row>
        <table:table-row table:style-name="ro1">
          <table:table-cell office:value-type="float" office:value="0.0575358" calcext:value-type="float">
            <text:p>0.0575358</text:p>
          </table:table-cell>
          <table:table-cell office:value-type="float" office:value="0.0876752" calcext:value-type="float">
            <text:p>0.0876752</text:p>
          </table:table-cell>
          <table:table-cell office:value-type="float" office:value="0.740107" calcext:value-type="float">
            <text:p>0.740107</text:p>
          </table:table-cell>
          <table:table-cell office:value-type="float" office:value="0.438315" calcext:value-type="float">
            <text:p>0.438315</text:p>
          </table:table-cell>
          <table:table-cell/>
        </table:table-row>
        <table:table-row table:style-name="ro1">
          <table:table-cell office:value-type="float" office:value="0.0572487" calcext:value-type="float">
            <text:p>0.0572487</text:p>
          </table:table-cell>
          <table:table-cell office:value-type="float" office:value="0.0872632" calcext:value-type="float">
            <text:p>0.0872632</text:p>
          </table:table-cell>
          <table:table-cell office:value-type="float" office:value="0.735744" calcext:value-type="float">
            <text:p>0.735744</text:p>
          </table:table-cell>
          <table:table-cell office:value-type="float" office:value="0.436168" calcext:value-type="float">
            <text:p>0.436168</text:p>
          </table:table-cell>
          <table:table-cell/>
        </table:table-row>
        <table:table-row table:style-name="ro1">
          <table:table-cell office:value-type="float" office:value="0.0569174" calcext:value-type="float">
            <text:p>0.0569174</text:p>
          </table:table-cell>
          <table:table-cell office:value-type="float" office:value="0.0868848" calcext:value-type="float">
            <text:p>0.0868848</text:p>
          </table:table-cell>
          <table:table-cell office:value-type="float" office:value="0.73142" calcext:value-type="float">
            <text:p>0.73142</text:p>
          </table:table-cell>
          <table:table-cell office:value-type="float" office:value="0.433981" calcext:value-type="float">
            <text:p>0.433981</text:p>
          </table:table-cell>
          <table:table-cell/>
        </table:table-row>
        <table:table-row table:style-name="ro1">
          <table:table-cell office:value-type="float" office:value="0.0566015" calcext:value-type="float">
            <text:p>0.0566015</text:p>
          </table:table-cell>
          <table:table-cell office:value-type="float" office:value="0.0864603" calcext:value-type="float">
            <text:p>0.0864603</text:p>
          </table:table-cell>
          <table:table-cell office:value-type="float" office:value="0.727246" calcext:value-type="float">
            <text:p>0.727246</text:p>
          </table:table-cell>
          <table:table-cell office:value-type="float" office:value="0.431584" calcext:value-type="float">
            <text:p>0.431584</text:p>
          </table:table-cell>
          <table:table-cell/>
        </table:table-row>
        <table:table-row table:style-name="ro1">
          <table:table-cell office:value-type="float" office:value="0.0563187" calcext:value-type="float">
            <text:p>0.0563187</text:p>
          </table:table-cell>
          <table:table-cell office:value-type="float" office:value="0.086074" calcext:value-type="float">
            <text:p>0.086074</text:p>
          </table:table-cell>
          <table:table-cell office:value-type="float" office:value="0.723168" calcext:value-type="float">
            <text:p>0.723168</text:p>
          </table:table-cell>
          <table:table-cell office:value-type="float" office:value="0.430084" calcext:value-type="float">
            <text:p>0.430084</text:p>
          </table:table-cell>
          <table:table-cell/>
        </table:table-row>
        <table:table-row table:style-name="ro1">
          <table:table-cell office:value-type="float" office:value="0.05603" calcext:value-type="float">
            <text:p>0.05603</text:p>
          </table:table-cell>
          <table:table-cell office:value-type="float" office:value="0.0858917" calcext:value-type="float">
            <text:p>0.0858917</text:p>
          </table:table-cell>
          <table:table-cell office:value-type="float" office:value="0.719157" calcext:value-type="float">
            <text:p>0.719157</text:p>
          </table:table-cell>
          <table:table-cell office:value-type="float" office:value="0.4293" calcext:value-type="float">
            <text:p>0.4293</text:p>
          </table:table-cell>
          <table:table-cell/>
        </table:table-row>
        <table:table-row table:style-name="ro1">
          <table:table-cell office:value-type="float" office:value="0.0559477" calcext:value-type="float">
            <text:p>0.0559477</text:p>
          </table:table-cell>
          <table:table-cell office:value-type="float" office:value="0.0861442" calcext:value-type="float">
            <text:p>0.0861442</text:p>
          </table:table-cell>
          <table:table-cell office:value-type="float" office:value="0.715594" calcext:value-type="float">
            <text:p>0.715594</text:p>
          </table:table-cell>
          <table:table-cell office:value-type="float" office:value="0.428861" calcext:value-type="float">
            <text:p>0.428861</text:p>
          </table:table-cell>
          <table:table-cell/>
        </table:table-row>
        <table:table-row table:style-name="ro1">
          <table:table-cell office:value-type="float" office:value="0.0558662" calcext:value-type="float">
            <text:p>0.0558662</text:p>
          </table:table-cell>
          <table:table-cell office:value-type="float" office:value="0.0867179" calcext:value-type="float">
            <text:p>0.0867179</text:p>
          </table:table-cell>
          <table:table-cell office:value-type="float" office:value="0.711976" calcext:value-type="float">
            <text:p>0.711976</text:p>
          </table:table-cell>
          <table:table-cell office:value-type="float" office:value="0.429563" calcext:value-type="float">
            <text:p>0.429563</text:p>
          </table:table-cell>
          <table:table-cell/>
        </table:table-row>
        <table:table-row table:style-name="ro1">
          <table:table-cell office:value-type="float" office:value="0.0564734" calcext:value-type="float">
            <text:p>0.0564734</text:p>
          </table:table-cell>
          <table:table-cell office:value-type="float" office:value="0.0870737" calcext:value-type="float">
            <text:p>0.0870737</text:p>
          </table:table-cell>
          <table:table-cell office:value-type="float" office:value="0.708807" calcext:value-type="float">
            <text:p>0.708807</text:p>
          </table:table-cell>
          <table:table-cell office:value-type="float" office:value="0.429165" calcext:value-type="float">
            <text:p>0.429165</text:p>
          </table:table-cell>
          <table:table-cell/>
        </table:table-row>
        <table:table-row table:style-name="ro1">
          <table:table-cell office:value-type="float" office:value="0.0568595" calcext:value-type="float">
            <text:p>0.0568595</text:p>
          </table:table-cell>
          <table:table-cell office:value-type="float" office:value="0.0880334" calcext:value-type="float">
            <text:p>0.0880334</text:p>
          </table:table-cell>
          <table:table-cell office:value-type="float" office:value="0.705343" calcext:value-type="float">
            <text:p>0.705343</text:p>
          </table:table-cell>
          <table:table-cell office:value-type="float" office:value="0.431359" calcext:value-type="float">
            <text:p>0.431359</text:p>
          </table:table-cell>
          <table:table-cell/>
        </table:table-row>
        <table:table-row table:style-name="ro1">
          <table:table-cell office:value-type="float" office:value="0.057546" calcext:value-type="float">
            <text:p>0.057546</text:p>
          </table:table-cell>
          <table:table-cell office:value-type="float" office:value="0.0886167" calcext:value-type="float">
            <text:p>0.0886167</text:p>
          </table:table-cell>
          <table:table-cell office:value-type="float" office:value="0.702097" calcext:value-type="float">
            <text:p>0.702097</text:p>
          </table:table-cell>
          <table:table-cell office:value-type="float" office:value="0.431897" calcext:value-type="float">
            <text:p>0.431897</text:p>
          </table:table-cell>
          <table:table-cell/>
        </table:table-row>
        <table:table-row table:style-name="ro1">
          <table:table-cell office:value-type="float" office:value="0.0583163" calcext:value-type="float">
            <text:p>0.0583163</text:p>
          </table:table-cell>
          <table:table-cell office:value-type="float" office:value="0.0889149" calcext:value-type="float">
            <text:p>0.0889149</text:p>
          </table:table-cell>
          <table:table-cell office:value-type="float" office:value="0.699173" calcext:value-type="float">
            <text:p>0.699173</text:p>
          </table:table-cell>
          <table:table-cell office:value-type="float" office:value="0.430554" calcext:value-type="float">
            <text:p>0.430554</text:p>
          </table:table-cell>
          <table:table-cell/>
        </table:table-row>
        <table:table-row table:style-name="ro1">
          <table:table-cell office:value-type="float" office:value="0.059001" calcext:value-type="float">
            <text:p>0.059001</text:p>
          </table:table-cell>
          <table:table-cell office:value-type="float" office:value="0.0886573" calcext:value-type="float">
            <text:p>0.0886573</text:p>
          </table:table-cell>
          <table:table-cell office:value-type="float" office:value="0.696199" calcext:value-type="float">
            <text:p>0.696199</text:p>
          </table:table-cell>
          <table:table-cell office:value-type="float" office:value="0.428452" calcext:value-type="float">
            <text:p>0.428452</text:p>
          </table:table-cell>
          <table:table-cell/>
        </table:table-row>
        <table:table-row table:style-name="ro1">
          <table:table-cell office:value-type="float" office:value="0.059352" calcext:value-type="float">
            <text:p>0.059352</text:p>
          </table:table-cell>
          <table:table-cell office:value-type="float" office:value="0.0886201" calcext:value-type="float">
            <text:p>0.0886201</text:p>
          </table:table-cell>
          <table:table-cell office:value-type="float" office:value="0.69291" calcext:value-type="float">
            <text:p>0.69291</text:p>
          </table:table-cell>
          <table:table-cell office:value-type="float" office:value="0.427624" calcext:value-type="float">
            <text:p>0.427624</text:p>
          </table:table-cell>
          <table:table-cell/>
        </table:table-row>
        <table:table-row table:style-name="ro1">
          <table:table-cell office:value-type="float" office:value="0.0599316" calcext:value-type="float">
            <text:p>0.0599316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0.689701" calcext:value-type="float">
            <text:p>0.689701</text:p>
          </table:table-cell>
          <table:table-cell office:value-type="float" office:value="0.425725" calcext:value-type="float">
            <text:p>0.425725</text:p>
          </table:table-cell>
          <table:table-cell/>
        </table:table-row>
        <table:table-row table:style-name="ro1">
          <table:table-cell office:value-type="float" office:value="0.0604394" calcext:value-type="float">
            <text:p>0.0604394</text:p>
          </table:table-cell>
          <table:table-cell office:value-type="float" office:value="0.0877745" calcext:value-type="float">
            <text:p>0.0877745</text:p>
          </table:table-cell>
          <table:table-cell office:value-type="float" office:value="0.686524" calcext:value-type="float">
            <text:p>0.686524</text:p>
          </table:table-cell>
          <table:table-cell office:value-type="float" office:value="0.423596" calcext:value-type="float">
            <text:p>0.423596</text:p>
          </table:table-cell>
          <table:table-cell/>
        </table:table-row>
        <table:table-row table:style-name="ro1">
          <table:table-cell office:value-type="float" office:value="0.061036" calcext:value-type="float">
            <text:p>0.061036</text:p>
          </table:table-cell>
          <table:table-cell office:value-type="float" office:value="0.0873334" calcext:value-type="float">
            <text:p>0.0873334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421471" calcext:value-type="float">
            <text:p>0.421471</text:p>
          </table:table-cell>
          <table:table-cell/>
        </table:table-row>
        <table:table-row table:style-name="ro1">
          <table:table-cell office:value-type="float" office:value="0.0609695" calcext:value-type="float">
            <text:p>0.0609695</text:p>
          </table:table-cell>
          <table:table-cell office:value-type="float" office:value="0.087004" calcext:value-type="float">
            <text:p>0.087004</text:p>
          </table:table-cell>
          <table:table-cell office:value-type="float" office:value="0.680029" calcext:value-type="float">
            <text:p>0.680029</text:p>
          </table:table-cell>
          <table:table-cell office:value-type="float" office:value="0.421835" calcext:value-type="float">
            <text:p>0.421835</text:p>
          </table:table-cell>
          <table:table-cell/>
        </table:table-row>
        <table:table-row table:style-name="ro1">
          <table:table-cell office:value-type="float" office:value="0.0614856" calcext:value-type="float">
            <text:p>0.0614856</text:p>
          </table:table-cell>
          <table:table-cell office:value-type="float" office:value="0.0866271" calcext:value-type="float">
            <text:p>0.0866271</text:p>
          </table:table-cell>
          <table:table-cell office:value-type="float" office:value="0.676795" calcext:value-type="float">
            <text:p>0.676795</text:p>
          </table:table-cell>
          <table:table-cell office:value-type="float" office:value="0.421247" calcext:value-type="float">
            <text:p>0.421247</text:p>
          </table:table-cell>
          <table:table-cell/>
        </table:table-row>
        <table:table-row table:style-name="ro1">
          <table:table-cell office:value-type="float" office:value="0.062166" calcext:value-type="float">
            <text:p>0.062166</text:p>
          </table:table-cell>
          <table:table-cell office:value-type="float" office:value="0.0862447" calcext:value-type="float">
            <text:p>0.0862447</text:p>
          </table:table-cell>
          <table:table-cell office:value-type="float" office:value="0.673777" calcext:value-type="float">
            <text:p>0.673777</text:p>
          </table:table-cell>
          <table:table-cell office:value-type="float" office:value="0.419228" calcext:value-type="float">
            <text:p>0.419228</text:p>
          </table:table-cell>
          <table:table-cell/>
        </table:table-row>
        <table:table-row table:style-name="ro1">
          <table:table-cell office:value-type="float" office:value="0.0625131" calcext:value-type="float">
            <text:p>0.0625131</text:p>
          </table:table-cell>
          <table:table-cell office:value-type="float" office:value="0.0859349" calcext:value-type="float">
            <text:p>0.0859349</text:p>
          </table:table-cell>
          <table:table-cell office:value-type="float" office:value="0.670624" calcext:value-type="float">
            <text:p>0.670624</text:p>
          </table:table-cell>
          <table:table-cell office:value-type="float" office:value="0.41738" calcext:value-type="float">
            <text:p>0.41738</text:p>
          </table:table-cell>
          <table:table-cell/>
        </table:table-row>
        <table:table-row table:style-name="ro1">
          <table:table-cell office:value-type="float" office:value="0.0625135" calcext:value-type="float">
            <text:p>0.0625135</text:p>
          </table:table-cell>
          <table:table-cell office:value-type="float" office:value="0.0855284" calcext:value-type="float">
            <text:p>0.0855284</text:p>
          </table:table-cell>
          <table:table-cell office:value-type="float" office:value="0.667415" calcext:value-type="float">
            <text:p>0.667415</text:p>
          </table:table-cell>
          <table:table-cell office:value-type="float" office:value="0.41594" calcext:value-type="float">
            <text:p>0.41594</text:p>
          </table:table-cell>
          <table:table-cell/>
        </table:table-row>
        <table:table-row table:style-name="ro1">
          <table:table-cell office:value-type="float" office:value="0.0628674" calcext:value-type="float">
            <text:p>0.0628674</text:p>
          </table:table-cell>
          <table:table-cell office:value-type="float" office:value="0.0851359" calcext:value-type="float">
            <text:p>0.0851359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414307" calcext:value-type="float">
            <text:p>0.414307</text:p>
          </table:table-cell>
          <table:table-cell/>
        </table:table-row>
        <table:table-row table:style-name="ro1">
          <table:table-cell office:value-type="float" office:value="0.0634342" calcext:value-type="float">
            <text:p>0.0634342</text:p>
          </table:table-cell>
          <table:table-cell office:value-type="float" office:value="0.0847398" calcext:value-type="float">
            <text:p>0.0847398</text:p>
          </table:table-cell>
          <table:table-cell office:value-type="float" office:value="0.661285" calcext:value-type="float">
            <text:p>0.661285</text:p>
          </table:table-cell>
          <table:table-cell office:value-type="float" office:value="0.413065" calcext:value-type="float">
            <text:p>0.413065</text:p>
          </table:table-cell>
          <table:table-cell/>
        </table:table-row>
        <table:table-row table:style-name="ro1">
          <table:table-cell office:value-type="float" office:value="0.063796" calcext:value-type="float">
            <text:p>0.063796</text:p>
          </table:table-cell>
          <table:table-cell office:value-type="float" office:value="0.084422" calcext:value-type="float">
            <text:p>0.084422</text:p>
          </table:table-cell>
          <table:table-cell office:value-type="float" office:value="0.658297" calcext:value-type="float">
            <text:p>0.658297</text:p>
          </table:table-cell>
          <table:table-cell office:value-type="float" office:value="0.412028" calcext:value-type="float">
            <text:p>0.412028</text:p>
          </table:table-cell>
          <table:table-cell/>
        </table:table-row>
        <table:table-row table:style-name="ro1">
          <table:table-cell office:value-type="float" office:value="0.0641062" calcext:value-type="float">
            <text:p>0.0641062</text:p>
          </table:table-cell>
          <table:table-cell office:value-type="float" office:value="0.0841655" calcext:value-type="float">
            <text:p>0.0841655</text:p>
          </table:table-cell>
          <table:table-cell office:value-type="float" office:value="0.65535" calcext:value-type="float">
            <text:p>0.65535</text:p>
          </table:table-cell>
          <table:table-cell office:value-type="float" office:value="0.410672" calcext:value-type="float">
            <text:p>0.410672</text:p>
          </table:table-cell>
          <table:table-cell/>
        </table:table-row>
        <table:table-row table:style-name="ro1">
          <table:table-cell office:value-type="float" office:value="0.0644647" calcext:value-type="float">
            <text:p>0.0644647</text:p>
          </table:table-cell>
          <table:table-cell office:value-type="float" office:value="0.0837793" calcext:value-type="float">
            <text:p>0.0837793</text:p>
          </table:table-cell>
          <table:table-cell office:value-type="float" office:value="0.652403" calcext:value-type="float">
            <text:p>0.652403</text:p>
          </table:table-cell>
          <table:table-cell office:value-type="float" office:value="0.408836" calcext:value-type="float">
            <text:p>0.408836</text:p>
          </table:table-cell>
          <table:table-cell/>
        </table:table-row>
        <table:table-row table:style-name="ro1">
          <table:table-cell office:value-type="float" office:value="0.0647949" calcext:value-type="float">
            <text:p>0.0647949</text:p>
          </table:table-cell>
          <table:table-cell office:value-type="float" office:value="0.0834497" calcext:value-type="float">
            <text:p>0.0834497</text:p>
          </table:table-cell>
          <table:table-cell office:value-type="float" office:value="0.649509" calcext:value-type="float">
            <text:p>0.649509</text:p>
          </table:table-cell>
          <table:table-cell office:value-type="float" office:value="0.407458" calcext:value-type="float">
            <text:p>0.407458</text:p>
          </table:table-cell>
          <table:table-cell/>
        </table:table-row>
        <table:table-row table:style-name="ro1">
          <table:table-cell office:value-type="float" office:value="0.064917" calcext:value-type="float">
            <text:p>0.064917</text:p>
          </table:table-cell>
          <table:table-cell office:value-type="float" office:value="0.083081" calcext:value-type="float">
            <text:p>0.083081</text:p>
          </table:table-cell>
          <table:table-cell office:value-type="float" office:value="0.646589" calcext:value-type="float">
            <text:p>0.646589</text:p>
          </table:table-cell>
          <table:table-cell office:value-type="float" office:value="0.405662" calcext:value-type="float">
            <text:p>0.405662</text:p>
          </table:table-cell>
          <table:table-cell/>
        </table:table-row>
        <table:table-row table:style-name="ro1">
          <table:table-cell office:value-type="float" office:value="0.0649219" calcext:value-type="float">
            <text:p>0.0649219</text:p>
          </table:table-cell>
          <table:table-cell office:value-type="float" office:value="0.0827092" calcext:value-type="float">
            <text:p>0.0827092</text:p>
          </table:table-cell>
          <table:table-cell office:value-type="float" office:value="0.643701" calcext:value-type="float">
            <text:p>0.643701</text:p>
          </table:table-cell>
          <table:table-cell office:value-type="float" office:value="0.403933" calcext:value-type="float">
            <text:p>0.403933</text:p>
          </table:table-cell>
          <table:table-cell/>
        </table:table-row>
        <table:table-row table:style-name="ro1">
          <table:table-cell office:value-type="float" office:value="0.064639" calcext:value-type="float">
            <text:p>0.064639</text:p>
          </table:table-cell>
          <table:table-cell office:value-type="float" office:value="0.0824648" calcext:value-type="float">
            <text:p>0.0824648</text:p>
          </table:table-cell>
          <table:table-cell office:value-type="float" office:value="0.640933" calcext:value-type="float">
            <text:p>0.640933</text:p>
          </table:table-cell>
          <table:table-cell office:value-type="float" office:value="0.402175" calcext:value-type="float">
            <text:p>0.402175</text:p>
          </table:table-cell>
          <table:table-cell/>
        </table:table-row>
        <table:table-row table:style-name="ro1">
          <table:table-cell office:value-type="float" office:value="0.0643601" calcext:value-type="float">
            <text:p>0.0643601</text:p>
          </table:table-cell>
          <table:table-cell office:value-type="float" office:value="0.0821584" calcext:value-type="float">
            <text:p>0.0821584</text:p>
          </table:table-cell>
          <table:table-cell office:value-type="float" office:value="0.638174" calcext:value-type="float">
            <text:p>0.638174</text:p>
          </table:table-cell>
          <table:table-cell office:value-type="float" office:value="0.400453" calcext:value-type="float">
            <text:p>0.400453</text:p>
          </table:table-cell>
          <table:table-cell/>
        </table:table-row>
        <table:table-row table:style-name="ro1">
          <table:table-cell office:value-type="float" office:value="0.0642742" calcext:value-type="float">
            <text:p>0.0642742</text:p>
          </table:table-cell>
          <table:table-cell office:value-type="float" office:value="0.0818148" calcext:value-type="float">
            <text:p>0.0818148</text:p>
          </table:table-cell>
          <table:table-cell office:value-type="float" office:value="0.635394" calcext:value-type="float">
            <text:p>0.635394</text:p>
          </table:table-cell>
          <table:table-cell office:value-type="float" office:value="0.398708" calcext:value-type="float">
            <text:p>0.398708</text:p>
          </table:table-cell>
          <table:table-cell/>
        </table:table-row>
        <table:table-row table:style-name="ro1">
          <table:table-cell office:value-type="float" office:value="0.0640714" calcext:value-type="float">
            <text:p>0.0640714</text:p>
          </table:table-cell>
          <table:table-cell office:value-type="float" office:value="0.0815329" calcext:value-type="float">
            <text:p>0.0815329</text:p>
          </table:table-cell>
          <table:table-cell office:value-type="float" office:value="0.632667" calcext:value-type="float">
            <text:p>0.632667</text:p>
          </table:table-cell>
          <table:table-cell office:value-type="float" office:value="0.399181" calcext:value-type="float">
            <text:p>0.399181</text:p>
          </table:table-cell>
          <table:table-cell/>
        </table:table-row>
        <table:table-row table:style-name="ro1">
          <table:table-cell office:value-type="float" office:value="0.0643895" calcext:value-type="float">
            <text:p>0.0643895</text:p>
          </table:table-cell>
          <table:table-cell office:value-type="float" office:value="0.0815658" calcext:value-type="float">
            <text:p>0.0815658</text:p>
          </table:table-cell>
          <table:table-cell office:value-type="float" office:value="0.630173" calcext:value-type="float">
            <text:p>0.630173</text:p>
          </table:table-cell>
          <table:table-cell office:value-type="float" office:value="0.400528" calcext:value-type="float">
            <text:p>0.400528</text:p>
          </table:table-cell>
          <table:table-cell/>
        </table:table-row>
        <table:table-row table:style-name="ro1">
          <table:table-cell office:value-type="float" office:value="0.0649063" calcext:value-type="float">
            <text:p>0.0649063</text:p>
          </table:table-cell>
          <table:table-cell office:value-type="float" office:value="0.0820093" calcext:value-type="float">
            <text:p>0.0820093</text:p>
          </table:table-cell>
          <table:table-cell office:value-type="float" office:value="0.627792" calcext:value-type="float">
            <text:p>0.627792</text:p>
          </table:table-cell>
          <table:table-cell office:value-type="float" office:value="0.401877" calcext:value-type="float">
            <text:p>0.401877</text:p>
          </table:table-cell>
          <table:table-cell/>
        </table:table-row>
        <table:table-row table:style-name="ro1">
          <table:table-cell office:value-type="float" office:value="0.0651228" calcext:value-type="float">
            <text:p>0.0651228</text:p>
          </table:table-cell>
          <table:table-cell office:value-type="float" office:value="0.0821938" calcext:value-type="float">
            <text:p>0.0821938</text:p>
          </table:table-cell>
          <table:table-cell office:value-type="float" office:value="0.625245" calcext:value-type="float">
            <text:p>0.625245</text:p>
          </table:table-cell>
          <table:table-cell office:value-type="float" office:value="0.401824" calcext:value-type="float">
            <text:p>0.401824</text:p>
          </table:table-cell>
          <table:table-cell/>
        </table:table-row>
        <table:table-row table:style-name="ro1">
          <table:table-cell office:value-type="float" office:value="0.0653964" calcext:value-type="float">
            <text:p>0.0653964</text:p>
          </table:table-cell>
          <table:table-cell office:value-type="float" office:value="0.0825076" calcext:value-type="float">
            <text:p>0.0825076</text:p>
          </table:table-cell>
          <table:table-cell office:value-type="float" office:value="0.622715" calcext:value-type="float">
            <text:p>0.622715</text:p>
          </table:table-cell>
          <table:table-cell office:value-type="float" office:value="0.401043" calcext:value-type="float">
            <text:p>0.401043</text:p>
          </table:table-cell>
          <table:table-cell/>
        </table:table-row>
        <table:table-row table:style-name="ro1">
          <table:table-cell office:value-type="float" office:value="0.0656155" calcext:value-type="float">
            <text:p>0.0656155</text:p>
          </table:table-cell>
          <table:table-cell office:value-type="float" office:value="0.0831568" calcext:value-type="float">
            <text:p>0.0831568</text:p>
          </table:table-cell>
          <table:table-cell office:value-type="float" office:value="0.620219" calcext:value-type="float">
            <text:p>0.620219</text:p>
          </table:table-cell>
          <table:table-cell office:value-type="float" office:value="0.400424" calcext:value-type="float">
            <text:p>0.400424</text:p>
          </table:table-cell>
          <table:table-cell/>
        </table:table-row>
        <table:table-row table:style-name="ro1">
          <table:table-cell office:value-type="float" office:value="0.065925" calcext:value-type="float">
            <text:p>0.065925</text:p>
          </table:table-cell>
          <table:table-cell office:value-type="float" office:value="0.084148" calcext:value-type="float">
            <text:p>0.084148</text:p>
          </table:table-cell>
          <table:table-cell office:value-type="float" office:value="0.61779" calcext:value-type="float">
            <text:p>0.61779</text:p>
          </table:table-cell>
          <table:table-cell office:value-type="float" office:value="0.400046" calcext:value-type="float">
            <text:p>0.400046</text:p>
          </table:table-cell>
          <table:table-cell/>
        </table:table-row>
        <table:table-row table:style-name="ro1">
          <table:table-cell office:value-type="float" office:value="0.0659212" calcext:value-type="float">
            <text:p>0.0659212</text:p>
          </table:table-cell>
          <table:table-cell office:value-type="float" office:value="0.0846026" calcext:value-type="float">
            <text:p>0.0846026</text:p>
          </table:table-cell>
          <table:table-cell office:value-type="float" office:value="0.615275" calcext:value-type="float">
            <text:p>0.615275</text:p>
          </table:table-cell>
          <table:table-cell office:value-type="float" office:value="0.398819" calcext:value-type="float">
            <text:p>0.398819</text:p>
          </table:table-cell>
          <table:table-cell/>
        </table:table-row>
        <table:table-row table:style-name="ro1">
          <table:table-cell office:value-type="float" office:value="0.0657898" calcext:value-type="float">
            <text:p>0.0657898</text:p>
          </table:table-cell>
          <table:table-cell office:value-type="float" office:value="0.0852856" calcext:value-type="float">
            <text:p>0.0852856</text:p>
          </table:table-cell>
          <table:table-cell office:value-type="float" office:value="0.612789" calcext:value-type="float">
            <text:p>0.612789</text:p>
          </table:table-cell>
          <table:table-cell office:value-type="float" office:value="0.398487" calcext:value-type="float">
            <text:p>0.398487</text:p>
          </table:table-cell>
          <table:table-cell/>
        </table:table-row>
        <table:table-row table:style-name="ro1">
          <table:table-cell office:value-type="float" office:value="0.0655741" calcext:value-type="float">
            <text:p>0.0655741</text:p>
          </table:table-cell>
          <table:table-cell office:value-type="float" office:value="0.0851268" calcext:value-type="float">
            <text:p>0.0851268</text:p>
          </table:table-cell>
          <table:table-cell office:value-type="float" office:value="0.610786" calcext:value-type="float">
            <text:p>0.610786</text:p>
          </table:table-cell>
          <table:table-cell office:value-type="float" office:value="0.396965" calcext:value-type="float">
            <text:p>0.396965</text:p>
          </table:table-cell>
          <table:table-cell/>
        </table:table-row>
        <table:table-row table:style-name="ro1">
          <table:table-cell office:value-type="float" office:value="0.0653139" calcext:value-type="float">
            <text:p>0.0653139</text:p>
          </table:table-cell>
          <table:table-cell office:value-type="float" office:value="0.0849009" calcext:value-type="float">
            <text:p>0.0849009</text:p>
          </table:table-cell>
          <table:table-cell office:value-type="float" office:value="0.60859" calcext:value-type="float">
            <text:p>0.60859</text:p>
          </table:table-cell>
          <table:table-cell office:value-type="float" office:value="0.395406" calcext:value-type="float">
            <text:p>0.395406</text:p>
          </table:table-cell>
          <table:table-cell/>
        </table:table-row>
        <table:table-row table:style-name="ro1">
          <table:table-cell office:value-type="float" office:value="0.065543" calcext:value-type="float">
            <text:p>0.065543</text:p>
          </table:table-cell>
          <table:table-cell office:value-type="float" office:value="0.0845968" calcext:value-type="float">
            <text:p>0.0845968</text:p>
          </table:table-cell>
          <table:table-cell office:value-type="float" office:value="0.60715" calcext:value-type="float">
            <text:p>0.60715</text:p>
          </table:table-cell>
          <table:table-cell office:value-type="float" office:value="0.393988" calcext:value-type="float">
            <text:p>0.393988</text:p>
          </table:table-cell>
          <table:table-cell/>
        </table:table-row>
        <table:table-row table:style-name="ro1">
          <table:table-cell office:value-type="float" office:value="0.0657618" calcext:value-type="float">
            <text:p>0.0657618</text:p>
          </table:table-cell>
          <table:table-cell office:value-type="float" office:value="0.0842725" calcext:value-type="float">
            <text:p>0.0842725</text:p>
          </table:table-cell>
          <table:table-cell office:value-type="float" office:value="0.605527" calcext:value-type="float">
            <text:p>0.605527</text:p>
          </table:table-cell>
          <table:table-cell office:value-type="float" office:value="0.392774" calcext:value-type="float">
            <text:p>0.392774</text:p>
          </table:table-cell>
          <table:table-cell/>
        </table:table-row>
        <table:table-row table:style-name="ro1">
          <table:table-cell office:value-type="float" office:value="0.0656698" calcext:value-type="float">
            <text:p>0.0656698</text:p>
          </table:table-cell>
          <table:table-cell office:value-type="float" office:value="0.0839847" calcext:value-type="float">
            <text:p>0.0839847</text:p>
          </table:table-cell>
          <table:table-cell office:value-type="float" office:value="0.603431" calcext:value-type="float">
            <text:p>0.603431</text:p>
          </table:table-cell>
          <table:table-cell office:value-type="float" office:value="0.39132" calcext:value-type="float">
            <text:p>0.39132</text:p>
          </table:table-cell>
          <table:table-cell/>
        </table:table-row>
        <table:table-row table:style-name="ro1">
          <table:table-cell office:value-type="float" office:value="0.0656662" calcext:value-type="float">
            <text:p>0.0656662</text:p>
          </table:table-cell>
          <table:table-cell office:value-type="float" office:value="0.083805" calcext:value-type="float">
            <text:p>0.083805</text:p>
          </table:table-cell>
          <table:table-cell office:value-type="float" office:value="0.601315" calcext:value-type="float">
            <text:p>0.601315</text:p>
          </table:table-cell>
          <table:table-cell office:value-type="float" office:value="0.389818" calcext:value-type="float">
            <text:p>0.389818</text:p>
          </table:table-cell>
          <table:table-cell/>
        </table:table-row>
        <table:table-row table:style-name="ro1">
          <table:table-cell office:value-type="float" office:value="0.0654163" calcext:value-type="float">
            <text:p>0.0654163</text:p>
          </table:table-cell>
          <table:table-cell office:value-type="float" office:value="0.0841372" calcext:value-type="float">
            <text:p>0.0841372</text:p>
          </table:table-cell>
          <table:table-cell office:value-type="float" office:value="0.599026" calcext:value-type="float">
            <text:p>0.599026</text:p>
          </table:table-cell>
          <table:table-cell office:value-type="float" office:value="0.388762" calcext:value-type="float">
            <text:p>0.388762</text:p>
          </table:table-cell>
          <table:table-cell/>
        </table:table-row>
        <table:table-row table:style-name="ro1">
          <table:table-cell office:value-type="float" office:value="0.0652628" calcext:value-type="float">
            <text:p>0.0652628</text:p>
          </table:table-cell>
          <table:table-cell office:value-type="float" office:value="0.0844688" calcext:value-type="float">
            <text:p>0.0844688</text:p>
          </table:table-cell>
          <table:table-cell office:value-type="float" office:value="0.596882" calcext:value-type="float">
            <text:p>0.596882</text:p>
          </table:table-cell>
          <table:table-cell office:value-type="float" office:value="0.387667" calcext:value-type="float">
            <text:p>0.387667</text:p>
          </table:table-cell>
          <table:table-cell/>
        </table:table-row>
        <table:table-row table:style-name="ro1">
          <table:table-cell office:value-type="float" office:value="0.0650179" calcext:value-type="float">
            <text:p>0.0650179</text:p>
          </table:table-cell>
          <table:table-cell office:value-type="float" office:value="0.0844582" calcext:value-type="float">
            <text:p>0.0844582</text:p>
          </table:table-cell>
          <table:table-cell office:value-type="float" office:value="0.594635" calcext:value-type="float">
            <text:p>0.594635</text:p>
          </table:table-cell>
          <table:table-cell office:value-type="float" office:value="0.386239" calcext:value-type="float">
            <text:p>0.386239</text:p>
          </table:table-cell>
          <table:table-cell/>
        </table:table-row>
        <table:table-row table:style-name="ro1">
          <table:table-cell office:value-type="float" office:value="0.064775" calcext:value-type="float">
            <text:p>0.064775</text:p>
          </table:table-cell>
          <table:table-cell office:value-type="float" office:value="0.0846626" calcext:value-type="float">
            <text:p>0.0846626</text:p>
          </table:table-cell>
          <table:table-cell office:value-type="float" office:value="0.592415" calcext:value-type="float">
            <text:p>0.592415</text:p>
          </table:table-cell>
          <table:table-cell office:value-type="float" office:value="0.384929" calcext:value-type="float">
            <text:p>0.384929</text:p>
          </table:table-cell>
          <table:table-cell/>
        </table:table-row>
        <table:table-row table:style-name="ro1">
          <table:table-cell office:value-type="float" office:value="0.0646008" calcext:value-type="float">
            <text:p>0.0646008</text:p>
          </table:table-cell>
          <table:table-cell office:value-type="float" office:value="0.0852061" calcext:value-type="float">
            <text:p>0.0852061</text:p>
          </table:table-cell>
          <table:table-cell office:value-type="float" office:value="0.590316" calcext:value-type="float">
            <text:p>0.590316</text:p>
          </table:table-cell>
          <table:table-cell office:value-type="float" office:value="0.383847" calcext:value-type="float">
            <text:p>0.383847</text:p>
          </table:table-cell>
          <table:table-cell/>
        </table:table-row>
        <table:table-row table:style-name="ro1">
          <table:table-cell office:value-type="float" office:value="0.0645278" calcext:value-type="float">
            <text:p>0.0645278</text:p>
          </table:table-cell>
          <table:table-cell office:value-type="float" office:value="0.0855356" calcext:value-type="float">
            <text:p>0.0855356</text:p>
          </table:table-cell>
          <table:table-cell office:value-type="float" office:value="0.588286" calcext:value-type="float">
            <text:p>0.588286</text:p>
          </table:table-cell>
          <table:table-cell office:value-type="float" office:value="0.38259" calcext:value-type="float">
            <text:p>0.38259</text:p>
          </table:table-cell>
          <table:table-cell/>
        </table:table-row>
        <table:table-row table:style-name="ro1">
          <table:table-cell office:value-type="float" office:value="0.0643144" calcext:value-type="float">
            <text:p>0.0643144</text:p>
          </table:table-cell>
          <table:table-cell office:value-type="float" office:value="0.0861208" calcext:value-type="float">
            <text:p>0.0861208</text:p>
          </table:table-cell>
          <table:table-cell office:value-type="float" office:value="0.586171" calcext:value-type="float">
            <text:p>0.586171</text:p>
          </table:table-cell>
          <table:table-cell office:value-type="float" office:value="0.381364" calcext:value-type="float">
            <text:p>0.381364</text:p>
          </table:table-cell>
          <table:table-cell/>
        </table:table-row>
        <table:table-row table:style-name="ro1">
          <table:table-cell office:value-type="float" office:value="0.0641013" calcext:value-type="float">
            <text:p>0.0641013</text:p>
          </table:table-cell>
          <table:table-cell office:value-type="float" office:value="0.0864828" calcext:value-type="float">
            <text:p>0.0864828</text:p>
          </table:table-cell>
          <table:table-cell office:value-type="float" office:value="0.584053" calcext:value-type="float">
            <text:p>0.584053</text:p>
          </table:table-cell>
          <table:table-cell office:value-type="float" office:value="0.380036" calcext:value-type="float">
            <text:p>0.380036</text:p>
          </table:table-cell>
          <table:table-cell/>
        </table:table-row>
        <table:table-row table:style-name="ro1">
          <table:table-cell office:value-type="float" office:value="0.0639337" calcext:value-type="float">
            <text:p>0.0639337</text:p>
          </table:table-cell>
          <table:table-cell office:value-type="float" office:value="0.0864405" calcext:value-type="float">
            <text:p>0.0864405</text:p>
          </table:table-cell>
          <table:table-cell office:value-type="float" office:value="0.582071" calcext:value-type="float">
            <text:p>0.582071</text:p>
          </table:table-cell>
          <table:table-cell office:value-type="float" office:value="0.378696" calcext:value-type="float">
            <text:p>0.378696</text:p>
          </table:table-cell>
          <table:table-cell/>
        </table:table-row>
        <table:table-row table:style-name="ro1">
          <table:table-cell office:value-type="float" office:value="0.0638435" calcext:value-type="float">
            <text:p>0.0638435</text:p>
          </table:table-cell>
          <table:table-cell office:value-type="float" office:value="0.086801" calcext:value-type="float">
            <text:p>0.086801</text:p>
          </table:table-cell>
          <table:table-cell office:value-type="float" office:value="0.580111" calcext:value-type="float">
            <text:p>0.580111</text:p>
          </table:table-cell>
          <table:table-cell office:value-type="float" office:value="0.377368" calcext:value-type="float">
            <text:p>0.377368</text:p>
          </table:table-cell>
          <table:table-cell/>
        </table:table-row>
        <table:table-row table:style-name="ro1">
          <table:table-cell office:value-type="float" office:value="0.0637721" calcext:value-type="float">
            <text:p>0.0637721</text:p>
          </table:table-cell>
          <table:table-cell office:value-type="float" office:value="0.08696" calcext:value-type="float">
            <text:p>0.08696</text:p>
          </table:table-cell>
          <table:table-cell office:value-type="float" office:value="0.578191" calcext:value-type="float">
            <text:p>0.578191</text:p>
          </table:table-cell>
          <table:table-cell office:value-type="float" office:value="0.37603" calcext:value-type="float">
            <text:p>0.37603</text:p>
          </table:table-cell>
          <table:table-cell/>
        </table:table-row>
        <table:table-row table:style-name="ro1">
          <table:table-cell office:value-type="float" office:value="0.0635725" calcext:value-type="float">
            <text:p>0.0635725</text:p>
          </table:table-cell>
          <table:table-cell office:value-type="float" office:value="0.0871605" calcext:value-type="float">
            <text:p>0.0871605</text:p>
          </table:table-cell>
          <table:table-cell office:value-type="float" office:value="0.576164" calcext:value-type="float">
            <text:p>0.576164</text:p>
          </table:table-cell>
          <table:table-cell office:value-type="float" office:value="0.374723" calcext:value-type="float">
            <text:p>0.374723</text:p>
          </table:table-cell>
          <table:table-cell/>
        </table:table-row>
        <table:table-row table:style-name="ro1">
          <table:table-cell office:value-type="float" office:value="0.0635458" calcext:value-type="float">
            <text:p>0.0635458</text:p>
          </table:table-cell>
          <table:table-cell office:value-type="float" office:value="0.0869992" calcext:value-type="float">
            <text:p>0.0869992</text:p>
          </table:table-cell>
          <table:table-cell office:value-type="float" office:value="0.574211" calcext:value-type="float">
            <text:p>0.574211</text:p>
          </table:table-cell>
          <table:table-cell office:value-type="float" office:value="0.373475" calcext:value-type="float">
            <text:p>0.373475</text:p>
          </table:table-cell>
          <table:table-cell/>
        </table:table-row>
        <table:table-row table:style-name="ro1">
          <table:table-cell office:value-type="float" office:value="0.0635828" calcext:value-type="float">
            <text:p>0.0635828</text:p>
          </table:table-cell>
          <table:table-cell office:value-type="float" office:value="0.0867075" calcext:value-type="float">
            <text:p>0.0867075</text:p>
          </table:table-cell>
          <table:table-cell office:value-type="float" office:value="0.572291" calcext:value-type="float">
            <text:p>0.572291</text:p>
          </table:table-cell>
          <table:table-cell office:value-type="float" office:value="0.372433" calcext:value-type="float">
            <text:p>0.372433</text:p>
          </table:table-cell>
          <table:table-cell/>
        </table:table-row>
        <table:table-row table:style-name="ro1">
          <table:table-cell office:value-type="float" office:value="0.0633802" calcext:value-type="float">
            <text:p>0.0633802</text:p>
          </table:table-cell>
          <table:table-cell office:value-type="float" office:value="0.0864093" calcext:value-type="float">
            <text:p>0.0864093</text:p>
          </table:table-cell>
          <table:table-cell office:value-type="float" office:value="0.570321" calcext:value-type="float">
            <text:p>0.570321</text:p>
          </table:table-cell>
          <table:table-cell office:value-type="float" office:value="0.371352" calcext:value-type="float">
            <text:p>0.371352</text:p>
          </table:table-cell>
          <table:table-cell/>
        </table:table-row>
        <table:table-row table:style-name="ro1">
          <table:table-cell office:value-type="float" office:value="0.0631999" calcext:value-type="float">
            <text:p>0.0631999</text:p>
          </table:table-cell>
          <table:table-cell office:value-type="float" office:value="0.0861237" calcext:value-type="float">
            <text:p>0.0861237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0.370223" calcext:value-type="float">
            <text:p>0.370223</text:p>
          </table:table-cell>
          <table:table-cell/>
        </table:table-row>
        <table:table-row table:style-name="ro1">
          <table:table-cell office:value-type="float" office:value="0.0629951" calcext:value-type="float">
            <text:p>0.0629951</text:p>
          </table:table-cell>
          <table:table-cell office:value-type="float" office:value="0.0858324" calcext:value-type="float">
            <text:p>0.0858324</text:p>
          </table:table-cell>
          <table:table-cell office:value-type="float" office:value="0.566433" calcext:value-type="float">
            <text:p>0.566433</text:p>
          </table:table-cell>
          <table:table-cell office:value-type="float" office:value="0.369196" calcext:value-type="float">
            <text:p>0.369196</text:p>
          </table:table-cell>
          <table:table-cell/>
        </table:table-row>
        <table:table-row table:style-name="ro1">
          <table:table-cell office:value-type="float" office:value="0.0628453" calcext:value-type="float">
            <text:p>0.0628453</text:p>
          </table:table-cell>
          <table:table-cell office:value-type="float" office:value="0.0855571" calcext:value-type="float">
            <text:p>0.0855571</text:p>
          </table:table-cell>
          <table:table-cell office:value-type="float" office:value="0.564551" calcext:value-type="float">
            <text:p>0.564551</text:p>
          </table:table-cell>
          <table:table-cell office:value-type="float" office:value="0.368252" calcext:value-type="float">
            <text:p>0.368252</text:p>
          </table:table-cell>
          <table:table-cell/>
        </table:table-row>
        <table:table-row table:style-name="ro1">
          <table:table-cell office:value-type="float" office:value="0.0627653" calcext:value-type="float">
            <text:p>0.0627653</text:p>
          </table:table-cell>
          <table:table-cell office:value-type="float" office:value="0.0852763" calcext:value-type="float">
            <text:p>0.0852763</text:p>
          </table:table-cell>
          <table:table-cell office:value-type="float" office:value="0.562706" calcext:value-type="float">
            <text:p>0.562706</text:p>
          </table:table-cell>
          <table:table-cell office:value-type="float" office:value="0.367248" calcext:value-type="float">
            <text:p>0.367248</text:p>
          </table:table-cell>
          <table:table-cell/>
        </table:table-row>
        <table:table-row table:style-name="ro1">
          <table:table-cell office:value-type="float" office:value="0.0627761" calcext:value-type="float">
            <text:p>0.0627761</text:p>
          </table:table-cell>
          <table:table-cell office:value-type="float" office:value="0.0850064" calcext:value-type="float">
            <text:p>0.0850064</text:p>
          </table:table-cell>
          <table:table-cell office:value-type="float" office:value="0.560988" calcext:value-type="float">
            <text:p>0.560988</text:p>
          </table:table-cell>
          <table:table-cell office:value-type="float" office:value="0.366252" calcext:value-type="float">
            <text:p>0.366252</text:p>
          </table:table-cell>
          <table:table-cell/>
        </table:table-row>
        <table:table-row table:style-name="ro1">
          <table:table-cell office:value-type="float" office:value="0.0632631" calcext:value-type="float">
            <text:p>0.0632631</text:p>
          </table:table-cell>
          <table:table-cell office:value-type="float" office:value="0.084743" calcext:value-type="float">
            <text:p>0.084743</text:p>
          </table:table-cell>
          <table:table-cell office:value-type="float" office:value="0.559579" calcext:value-type="float">
            <text:p>0.559579</text:p>
          </table:table-cell>
          <table:table-cell office:value-type="float" office:value="0.365261" calcext:value-type="float">
            <text:p>0.365261</text:p>
          </table:table-cell>
          <table:table-cell/>
        </table:table-row>
        <table:table-row table:style-name="ro1">
          <table:table-cell office:value-type="float" office:value="0.0641316" calcext:value-type="float">
            <text:p>0.0641316</text:p>
          </table:table-cell>
          <table:table-cell office:value-type="float" office:value="0.0844647" calcext:value-type="float">
            <text:p>0.0844647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364146" calcext:value-type="float">
            <text:p>0.364146</text:p>
          </table:table-cell>
          <table:table-cell/>
        </table:table-row>
        <table:table-row table:style-name="ro1">
          <table:table-cell office:value-type="float" office:value="0.0648734" calcext:value-type="float">
            <text:p>0.0648734</text:p>
          </table:table-cell>
          <table:table-cell office:value-type="float" office:value="0.0842016" calcext:value-type="float">
            <text:p>0.0842016</text:p>
          </table:table-cell>
          <table:table-cell office:value-type="float" office:value="0.557599" calcext:value-type="float">
            <text:p>0.557599</text:p>
          </table:table-cell>
          <table:table-cell office:value-type="float" office:value="0.36296" calcext:value-type="float">
            <text:p>0.36296</text:p>
          </table:table-cell>
          <table:table-cell/>
        </table:table-row>
        <table:table-row table:style-name="ro1">
          <table:table-cell office:value-type="float" office:value="0.0655836" calcext:value-type="float">
            <text:p>0.0655836</text:p>
          </table:table-cell>
          <table:table-cell office:value-type="float" office:value="0.0839292" calcext:value-type="float">
            <text:p>0.0839292</text:p>
          </table:table-cell>
          <table:table-cell office:value-type="float" office:value="0.556232" calcext:value-type="float">
            <text:p>0.556232</text:p>
          </table:table-cell>
          <table:table-cell office:value-type="float" office:value="0.361786" calcext:value-type="float">
            <text:p>0.361786</text:p>
          </table:table-cell>
          <table:table-cell/>
        </table:table-row>
        <table:table-row table:style-name="ro1">
          <table:table-cell office:value-type="float" office:value="0.0655348" calcext:value-type="float">
            <text:p>0.0655348</text:p>
          </table:table-cell>
          <table:table-cell office:value-type="float" office:value="0.08368" calcext:value-type="float">
            <text:p>0.08368</text:p>
          </table:table-cell>
          <table:table-cell office:value-type="float" office:value="0.554436" calcext:value-type="float">
            <text:p>0.554436</text:p>
          </table:table-cell>
          <table:table-cell office:value-type="float" office:value="0.360628" calcext:value-type="float">
            <text:p>0.360628</text:p>
          </table:table-cell>
          <table:table-cell/>
        </table:table-row>
        <table:table-row table:style-name="ro1">
          <table:table-cell office:value-type="float" office:value="0.0656749" calcext:value-type="float">
            <text:p>0.0656749</text:p>
          </table:table-cell>
          <table:table-cell office:value-type="float" office:value="0.083417" calcext:value-type="float">
            <text:p>0.083417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0.359475" calcext:value-type="float">
            <text:p>0.359475</text:p>
          </table:table-cell>
          <table:table-cell/>
        </table:table-row>
        <table:table-row table:style-name="ro1">
          <table:table-cell office:value-type="float" office:value="0.0658234" calcext:value-type="float">
            <text:p>0.0658234</text:p>
          </table:table-cell>
          <table:table-cell office:value-type="float" office:value="0.0831524" calcext:value-type="float">
            <text:p>0.0831524</text:p>
          </table:table-cell>
          <table:table-cell office:value-type="float" office:value="0.551063" calcext:value-type="float">
            <text:p>0.551063</text:p>
          </table:table-cell>
          <table:table-cell office:value-type="float" office:value="0.358333" calcext:value-type="float">
            <text:p>0.358333</text:p>
          </table:table-cell>
          <table:table-cell/>
        </table:table-row>
        <table:table-row table:style-name="ro1">
          <table:table-cell office:value-type="float" office:value="0.0659811" calcext:value-type="float">
            <text:p>0.0659811</text:p>
          </table:table-cell>
          <table:table-cell office:value-type="float" office:value="0.0828909" calcext:value-type="float">
            <text:p>0.0828909</text:p>
          </table:table-cell>
          <table:table-cell office:value-type="float" office:value="0.549449" calcext:value-type="float">
            <text:p>0.549449</text:p>
          </table:table-cell>
          <table:table-cell office:value-type="float" office:value="0.357214" calcext:value-type="float">
            <text:p>0.357214</text:p>
          </table:table-cell>
          <table:table-cell/>
        </table:table-row>
        <table:table-row table:style-name="ro1">
          <table:table-cell office:value-type="float" office:value="0.0660332" calcext:value-type="float">
            <text:p>0.0660332</text:p>
          </table:table-cell>
          <table:table-cell office:value-type="float" office:value="0.0827586" calcext:value-type="float">
            <text:p>0.0827586</text:p>
          </table:table-cell>
          <table:table-cell office:value-type="float" office:value="0.547742" calcext:value-type="float">
            <text:p>0.547742</text:p>
          </table:table-cell>
          <table:table-cell office:value-type="float" office:value="0.35626" calcext:value-type="float">
            <text:p>0.35626</text:p>
          </table:table-cell>
          <table:table-cell/>
        </table:table-row>
        <table:table-row table:style-name="ro1">
          <table:table-cell office:value-type="float" office:value="0.0661595" calcext:value-type="float">
            <text:p>0.0661595</text:p>
          </table:table-cell>
          <table:table-cell office:value-type="float" office:value="0.0827428" calcext:value-type="float">
            <text:p>0.0827428</text:p>
          </table:table-cell>
          <table:table-cell office:value-type="float" office:value="0.546077" calcext:value-type="float">
            <text:p>0.546077</text:p>
          </table:table-cell>
          <table:table-cell office:value-type="float" office:value="0.355445" calcext:value-type="float">
            <text:p>0.355445</text:p>
          </table:table-cell>
          <table:table-cell/>
        </table:table-row>
        <table:table-row table:style-name="ro1">
          <table:table-cell office:value-type="float" office:value="0.0660146" calcext:value-type="float">
            <text:p>0.0660146</text:p>
          </table:table-cell>
          <table:table-cell office:value-type="float" office:value="0.082852" calcext:value-type="float">
            <text:p>0.082852</text:p>
          </table:table-cell>
          <table:table-cell office:value-type="float" office:value="0.544399" calcext:value-type="float">
            <text:p>0.544399</text:p>
          </table:table-cell>
          <table:table-cell office:value-type="float" office:value="0.354756" calcext:value-type="float">
            <text:p>0.354756</text:p>
          </table:table-cell>
          <table:table-cell/>
        </table:table-row>
        <table:table-row table:style-name="ro1">
          <table:table-cell office:value-type="float" office:value="0.065966" calcext:value-type="float">
            <text:p>0.065966</text:p>
          </table:table-cell>
          <table:table-cell office:value-type="float" office:value="0.0832442" calcext:value-type="float">
            <text:p>0.0832442</text:p>
          </table:table-cell>
          <table:table-cell office:value-type="float" office:value="0.542718" calcext:value-type="float">
            <text:p>0.542718</text:p>
          </table:table-cell>
          <table:table-cell office:value-type="float" office:value="0.354339" calcext:value-type="float">
            <text:p>0.354339</text:p>
          </table:table-cell>
          <table:table-cell/>
        </table:table-row>
        <table:table-row table:style-name="ro1">
          <table:table-cell office:value-type="float" office:value="0.0657645" calcext:value-type="float">
            <text:p>0.0657645</text:p>
          </table:table-cell>
          <table:table-cell office:value-type="float" office:value="0.0840257" calcext:value-type="float">
            <text:p>0.0840257</text:p>
          </table:table-cell>
          <table:table-cell office:value-type="float" office:value="0.541168" calcext:value-type="float">
            <text:p>0.541168</text:p>
          </table:table-cell>
          <table:table-cell office:value-type="float" office:value="0.354198" calcext:value-type="float">
            <text:p>0.354198</text:p>
          </table:table-cell>
          <table:table-cell/>
        </table:table-row>
        <table:table-row table:style-name="ro1">
          <table:table-cell office:value-type="float" office:value="0.0655638" calcext:value-type="float">
            <text:p>0.0655638</text:p>
          </table:table-cell>
          <table:table-cell office:value-type="float" office:value="0.0847615" calcext:value-type="float">
            <text:p>0.0847615</text:p>
          </table:table-cell>
          <table:table-cell office:value-type="float" office:value="0.540109" calcext:value-type="float">
            <text:p>0.540109</text:p>
          </table:table-cell>
          <table:table-cell office:value-type="float" office:value="0.353791" calcext:value-type="float">
            <text:p>0.353791</text:p>
          </table:table-cell>
          <table:table-cell/>
        </table:table-row>
        <table:table-row table:style-name="ro1">
          <table:table-cell office:value-type="float" office:value="0.0655183" calcext:value-type="float">
            <text:p>0.0655183</text:p>
          </table:table-cell>
          <table:table-cell office:value-type="float" office:value="0.0849601" calcext:value-type="float">
            <text:p>0.0849601</text:p>
          </table:table-cell>
          <table:table-cell office:value-type="float" office:value="0.538558" calcext:value-type="float">
            <text:p>0.538558</text:p>
          </table:table-cell>
          <table:table-cell office:value-type="float" office:value="0.353049" calcext:value-type="float">
            <text:p>0.353049</text:p>
          </table:table-cell>
          <table:table-cell/>
        </table:table-row>
        <table:table-row table:style-name="ro1">
          <table:table-cell office:value-type="float" office:value="0.0654235" calcext:value-type="float">
            <text:p>0.0654235</text:p>
          </table:table-cell>
          <table:table-cell office:value-type="float" office:value="0.0851357" calcext:value-type="float">
            <text:p>0.0851357</text:p>
          </table:table-cell>
          <table:table-cell office:value-type="float" office:value="0.537056" calcext:value-type="float">
            <text:p>0.537056</text:p>
          </table:table-cell>
          <table:table-cell office:value-type="float" office:value="0.352286" calcext:value-type="float">
            <text:p>0.352286</text:p>
          </table:table-cell>
          <table:table-cell/>
        </table:table-row>
        <table:table-row table:style-name="ro1">
          <table:table-cell office:value-type="float" office:value="0.065256" calcext:value-type="float">
            <text:p>0.065256</text:p>
          </table:table-cell>
          <table:table-cell office:value-type="float" office:value="0.0854138" calcext:value-type="float">
            <text:p>0.0854138</text:p>
          </table:table-cell>
          <table:table-cell office:value-type="float" office:value="0.536043" calcext:value-type="float">
            <text:p>0.536043</text:p>
          </table:table-cell>
          <table:table-cell office:value-type="float" office:value="0.351565" calcext:value-type="float">
            <text:p>0.351565</text:p>
          </table:table-cell>
          <table:table-cell/>
        </table:table-row>
        <table:table-row table:style-name="ro1">
          <table:table-cell office:value-type="float" office:value="0.0652518" calcext:value-type="float">
            <text:p>0.0652518</text:p>
          </table:table-cell>
          <table:table-cell office:value-type="float" office:value="0.0855988" calcext:value-type="float">
            <text:p>0.0855988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350629" calcext:value-type="float">
            <text:p>0.350629</text:p>
          </table:table-cell>
          <table:table-cell/>
        </table:table-row>
        <table:table-row table:style-name="ro1">
          <table:table-cell office:value-type="float" office:value="0.0657465" calcext:value-type="float">
            <text:p>0.0657465</text:p>
          </table:table-cell>
          <table:table-cell office:value-type="float" office:value="0.0858266" calcext:value-type="float">
            <text:p>0.0858266</text:p>
          </table:table-cell>
          <table:table-cell office:value-type="float" office:value="0.53714" calcext:value-type="float">
            <text:p>0.53714</text:p>
          </table:table-cell>
          <table:table-cell office:value-type="float" office:value="0.349694" calcext:value-type="float">
            <text:p>0.349694</text:p>
          </table:table-cell>
          <table:table-cell/>
        </table:table-row>
        <table:table-row table:style-name="ro1">
          <table:table-cell office:value-type="float" office:value="0.0666774" calcext:value-type="float">
            <text:p>0.0666774</text:p>
          </table:table-cell>
          <table:table-cell office:value-type="float" office:value="0.0860585" calcext:value-type="float">
            <text:p>0.0860585</text:p>
          </table:table-cell>
          <table:table-cell office:value-type="float" office:value="0.537598" calcext:value-type="float">
            <text:p>0.537598</text:p>
          </table:table-cell>
          <table:table-cell office:value-type="float" office:value="0.348804" calcext:value-type="float">
            <text:p>0.348804</text:p>
          </table:table-cell>
          <table:table-cell/>
        </table:table-row>
        <table:table-row table:style-name="ro1">
          <table:table-cell office:value-type="float" office:value="0.0666586" calcext:value-type="float">
            <text:p>0.0666586</text:p>
          </table:table-cell>
          <table:table-cell office:value-type="float" office:value="0.0860702" calcext:value-type="float">
            <text:p>0.0860702</text:p>
          </table:table-cell>
          <table:table-cell office:value-type="float" office:value="0.536528" calcext:value-type="float">
            <text:p>0.536528</text:p>
          </table:table-cell>
          <table:table-cell office:value-type="float" office:value="0.347855" calcext:value-type="float">
            <text:p>0.347855</text:p>
          </table:table-cell>
          <table:table-cell/>
        </table:table-row>
        <table:table-row table:style-name="ro1">
          <table:table-cell office:value-type="float" office:value="0.0669" calcext:value-type="float">
            <text:p>0.0669</text:p>
          </table:table-cell>
          <table:table-cell office:value-type="float" office:value="0.0862307" calcext:value-type="float">
            <text:p>0.0862307</text:p>
          </table:table-cell>
          <table:table-cell office:value-type="float" office:value="0.535636" calcext:value-type="float">
            <text:p>0.535636</text:p>
          </table:table-cell>
          <table:table-cell office:value-type="float" office:value="0.346988" calcext:value-type="float">
            <text:p>0.346988</text:p>
          </table:table-cell>
          <table:table-cell/>
        </table:table-row>
        <table:table-row table:style-name="ro1">
          <table:table-cell office:value-type="float" office:value="0.066738" calcext:value-type="float">
            <text:p>0.066738</text:p>
          </table:table-cell>
          <table:table-cell office:value-type="float" office:value="0.0864926" calcext:value-type="float">
            <text:p>0.0864926</text:p>
          </table:table-cell>
          <table:table-cell office:value-type="float" office:value="0.534188" calcext:value-type="float">
            <text:p>0.534188</text:p>
          </table:table-cell>
          <table:table-cell office:value-type="float" office:value="0.34621" calcext:value-type="float">
            <text:p>0.34621</text:p>
          </table:table-cell>
          <table:table-cell/>
        </table:table-row>
        <table:table-row table:style-name="ro1">
          <table:table-cell office:value-type="float" office:value="0.0666027" calcext:value-type="float">
            <text:p>0.0666027</text:p>
          </table:table-cell>
          <table:table-cell office:value-type="float" office:value="0.0868283" calcext:value-type="float">
            <text:p>0.0868283</text:p>
          </table:table-cell>
          <table:table-cell office:value-type="float" office:value="0.532777" calcext:value-type="float">
            <text:p>0.532777</text:p>
          </table:table-cell>
          <table:table-cell office:value-type="float" office:value="0.345475" calcext:value-type="float">
            <text:p>0.345475</text:p>
          </table:table-cell>
          <table:table-cell/>
        </table:table-row>
        <table:table-row table:style-name="ro1">
          <table:table-cell office:value-type="float" office:value="0.0664231" calcext:value-type="float">
            <text:p>0.0664231</text:p>
          </table:table-cell>
          <table:table-cell office:value-type="float" office:value="0.0871942" calcext:value-type="float">
            <text:p>0.0871942</text:p>
          </table:table-cell>
          <table:table-cell office:value-type="float" office:value="0.531302" calcext:value-type="float">
            <text:p>0.531302</text:p>
          </table:table-cell>
          <table:table-cell office:value-type="float" office:value="0.344768" calcext:value-type="float">
            <text:p>0.344768</text:p>
          </table:table-cell>
          <table:table-cell/>
        </table:table-row>
        <table:table-row table:style-name="ro1">
          <table:table-cell office:value-type="float" office:value="0.0662744" calcext:value-type="float">
            <text:p>0.0662744</text:p>
          </table:table-cell>
          <table:table-cell office:value-type="float" office:value="0.0875728" calcext:value-type="float">
            <text:p>0.0875728</text:p>
          </table:table-cell>
          <table:table-cell office:value-type="float" office:value="0.529807" calcext:value-type="float">
            <text:p>0.529807</text:p>
          </table:table-cell>
          <table:table-cell office:value-type="float" office:value="0.344199" calcext:value-type="float">
            <text:p>0.344199</text:p>
          </table:table-cell>
          <table:table-cell/>
        </table:table-row>
        <table:table-row table:style-name="ro1">
          <table:table-cell office:value-type="float" office:value="0.0663583" calcext:value-type="float">
            <text:p>0.0663583</text:p>
          </table:table-cell>
          <table:table-cell office:value-type="float" office:value="0.0877347" calcext:value-type="float">
            <text:p>0.0877347</text:p>
          </table:table-cell>
          <table:table-cell office:value-type="float" office:value="0.528562" calcext:value-type="float">
            <text:p>0.528562</text:p>
          </table:table-cell>
          <table:table-cell office:value-type="float" office:value="0.343518" calcext:value-type="float">
            <text:p>0.343518</text:p>
          </table:table-cell>
          <table:table-cell/>
        </table:table-row>
        <table:table-row table:style-name="ro1">
          <table:table-cell office:value-type="float" office:value="0.0664647" calcext:value-type="float">
            <text:p>0.0664647</text:p>
          </table:table-cell>
          <table:table-cell office:value-type="float" office:value="0.0879154" calcext:value-type="float">
            <text:p>0.0879154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34271" calcext:value-type="float">
            <text:p>0.34271</text:p>
          </table:table-cell>
          <table:table-cell/>
        </table:table-row>
        <table:table-row table:style-name="ro1">
          <table:table-cell office:value-type="float" office:value="0.0669405" calcext:value-type="float">
            <text:p>0.0669405</text:p>
          </table:table-cell>
          <table:table-cell office:value-type="float" office:value="0.0880193" calcext:value-type="float">
            <text:p>0.0880193</text:p>
          </table:table-cell>
          <table:table-cell office:value-type="float" office:value="0.525832" calcext:value-type="float">
            <text:p>0.525832</text:p>
          </table:table-cell>
          <table:table-cell office:value-type="float" office:value="0.34188" calcext:value-type="float">
            <text:p>0.34188</text:p>
          </table:table-cell>
          <table:table-cell/>
        </table:table-row>
        <table:table-row table:style-name="ro1">
          <table:table-cell office:value-type="float" office:value="0.0673296" calcext:value-type="float">
            <text:p>0.0673296</text:p>
          </table:table-cell>
          <table:table-cell office:value-type="float" office:value="0.0880629" calcext:value-type="float">
            <text:p>0.0880629</text:p>
          </table:table-cell>
          <table:table-cell office:value-type="float" office:value="0.524386" calcext:value-type="float">
            <text:p>0.524386</text:p>
          </table:table-cell>
          <table:table-cell office:value-type="float" office:value="0.340959" calcext:value-type="float">
            <text:p>0.340959</text:p>
          </table:table-cell>
          <table:table-cell/>
        </table:table-row>
        <table:table-row table:style-name="ro1">
          <table:table-cell office:value-type="float" office:value="0.0679324" calcext:value-type="float">
            <text:p>0.0679324</text:p>
          </table:table-cell>
          <table:table-cell office:value-type="float" office:value="0.0880317" calcext:value-type="float">
            <text:p>0.0880317</text:p>
          </table:table-cell>
          <table:table-cell office:value-type="float" office:value="0.522982" calcext:value-type="float">
            <text:p>0.522982</text:p>
          </table:table-cell>
          <table:table-cell office:value-type="float" office:value="0.340032" calcext:value-type="float">
            <text:p>0.340032</text:p>
          </table:table-cell>
          <table:table-cell/>
        </table:table-row>
        <table:table-row table:style-name="ro1">
          <table:table-cell office:value-type="float" office:value="0.0683763" calcext:value-type="float">
            <text:p>0.0683763</text:p>
          </table:table-cell>
          <table:table-cell office:value-type="float" office:value="0.087923" calcext:value-type="float">
            <text:p>0.087923</text:p>
          </table:table-cell>
          <table:table-cell office:value-type="float" office:value="0.521549" calcext:value-type="float">
            <text:p>0.521549</text:p>
          </table:table-cell>
          <table:table-cell office:value-type="float" office:value="0.339097" calcext:value-type="float">
            <text:p>0.339097</text:p>
          </table:table-cell>
          <table:table-cell/>
        </table:table-row>
        <table:table-row table:style-name="ro1">
          <table:table-cell office:value-type="float" office:value="0.069377" calcext:value-type="float">
            <text:p>0.069377</text:p>
          </table:table-cell>
          <table:table-cell office:value-type="float" office:value="0.087744" calcext:value-type="float">
            <text:p>0.087744</text:p>
          </table:table-cell>
          <table:table-cell office:value-type="float" office:value="0.520225" calcext:value-type="float">
            <text:p>0.520225</text:p>
          </table:table-cell>
          <table:table-cell office:value-type="float" office:value="0.33817" calcext:value-type="float">
            <text:p>0.33817</text:p>
          </table:table-cell>
          <table:table-cell/>
        </table:table-row>
        <table:table-row table:style-name="ro1">
          <table:table-cell office:value-type="float" office:value="0.0708126" calcext:value-type="float">
            <text:p>0.0708126</text:p>
          </table:table-cell>
          <table:table-cell office:value-type="float" office:value="0.0876316" calcext:value-type="float">
            <text:p>0.0876316</text:p>
          </table:table-cell>
          <table:table-cell office:value-type="float" office:value="0.519261" calcext:value-type="float">
            <text:p>0.519261</text:p>
          </table:table-cell>
          <table:table-cell office:value-type="float" office:value="0.337339" calcext:value-type="float">
            <text:p>0.337339</text:p>
          </table:table-cell>
          <table:table-cell/>
        </table:table-row>
        <table:table-row table:style-name="ro1">
          <table:table-cell office:value-type="float" office:value="0.0713691" calcext:value-type="float">
            <text:p>0.0713691</text:p>
          </table:table-cell>
          <table:table-cell office:value-type="float" office:value="0.0875218" calcext:value-type="float">
            <text:p>0.0875218</text:p>
          </table:table-cell>
          <table:table-cell office:value-type="float" office:value="0.517897" calcext:value-type="float">
            <text:p>0.517897</text:p>
          </table:table-cell>
          <table:table-cell office:value-type="float" office:value="0.336489" calcext:value-type="float">
            <text:p>0.336489</text:p>
          </table:table-cell>
          <table:table-cell/>
        </table:table-row>
        <table:table-row table:style-name="ro1">
          <table:table-cell office:value-type="float" office:value="0.0718082" calcext:value-type="float">
            <text:p>0.0718082</text:p>
          </table:table-cell>
          <table:table-cell office:value-type="float" office:value="0.087492" calcext:value-type="float">
            <text:p>0.087492</text:p>
          </table:table-cell>
          <table:table-cell office:value-type="float" office:value="0.516516" calcext:value-type="float">
            <text:p>0.516516</text:p>
          </table:table-cell>
          <table:table-cell office:value-type="float" office:value="0.335709" calcext:value-type="float">
            <text:p>0.335709</text:p>
          </table:table-cell>
          <table:table-cell/>
        </table:table-row>
        <table:table-row table:style-name="ro1">
          <table:table-cell office:value-type="float" office:value="0.0721739" calcext:value-type="float">
            <text:p>0.0721739</text:p>
          </table:table-cell>
          <table:table-cell office:value-type="float" office:value="0.0873379" calcext:value-type="float">
            <text:p>0.0873379</text:p>
          </table:table-cell>
          <table:table-cell office:value-type="float" office:value="0.515134" calcext:value-type="float">
            <text:p>0.515134</text:p>
          </table:table-cell>
          <table:table-cell office:value-type="float" office:value="0.334852" calcext:value-type="float">
            <text:p>0.334852</text:p>
          </table:table-cell>
          <table:table-cell/>
        </table:table-row>
        <table:table-row table:style-name="ro1">
          <table:table-cell office:value-type="float" office:value="0.0722227" calcext:value-type="float">
            <text:p>0.0722227</text:p>
          </table:table-cell>
          <table:table-cell office:value-type="float" office:value="0.0871293" calcext:value-type="float">
            <text:p>0.0871293</text:p>
          </table:table-cell>
          <table:table-cell office:value-type="float" office:value="0.513976" calcext:value-type="float">
            <text:p>0.513976</text:p>
          </table:table-cell>
          <table:table-cell office:value-type="float" office:value="0.333988" calcext:value-type="float">
            <text:p>0.333988</text:p>
          </table:table-cell>
          <table:table-cell/>
        </table:table-row>
        <table:table-row table:style-name="ro1">
          <table:table-cell office:value-type="float" office:value="0.0720587" calcext:value-type="float">
            <text:p>0.0720587</text:p>
          </table:table-cell>
          <table:table-cell office:value-type="float" office:value="0.0869264" calcext:value-type="float">
            <text:p>0.0869264</text:p>
          </table:table-cell>
          <table:table-cell office:value-type="float" office:value="0.513128" calcext:value-type="float">
            <text:p>0.513128</text:p>
          </table:table-cell>
          <table:table-cell office:value-type="float" office:value="0.333132" calcext:value-type="float">
            <text:p>0.333132</text:p>
          </table:table-cell>
          <table:table-cell/>
        </table:table-row>
        <table:table-row table:style-name="ro1">
          <table:table-cell office:value-type="float" office:value="0.071931" calcext:value-type="float">
            <text:p>0.071931</text:p>
          </table:table-cell>
          <table:table-cell office:value-type="float" office:value="0.0867335" calcext:value-type="float">
            <text:p>0.0867335</text:p>
          </table:table-cell>
          <table:table-cell office:value-type="float" office:value="0.511906" calcext:value-type="float">
            <text:p>0.511906</text:p>
          </table:table-cell>
          <table:table-cell office:value-type="float" office:value="0.332283" calcext:value-type="float">
            <text:p>0.332283</text:p>
          </table:table-cell>
          <table:table-cell/>
        </table:table-row>
        <table:table-row table:style-name="ro1">
          <table:table-cell office:value-type="float" office:value="0.0717496" calcext:value-type="float">
            <text:p>0.0717496</text:p>
          </table:table-cell>
          <table:table-cell office:value-type="float" office:value="0.0865124" calcext:value-type="float">
            <text:p>0.0865124</text:p>
          </table:table-cell>
          <table:table-cell office:value-type="float" office:value="0.510815" calcext:value-type="float">
            <text:p>0.510815</text:p>
          </table:table-cell>
          <table:table-cell office:value-type="float" office:value="0.331416" calcext:value-type="float">
            <text:p>0.331416</text:p>
          </table:table-cell>
          <table:table-cell/>
        </table:table-row>
        <table:table-row table:style-name="ro1">
          <table:table-cell office:value-type="float" office:value="0.0715776" calcext:value-type="float">
            <text:p>0.0715776</text:p>
          </table:table-cell>
          <table:table-cell office:value-type="float" office:value="0.0862876" calcext:value-type="float">
            <text:p>0.0862876</text:p>
          </table:table-cell>
          <table:table-cell office:value-type="float" office:value="0.510206" calcext:value-type="float">
            <text:p>0.510206</text:p>
          </table:table-cell>
          <table:table-cell office:value-type="float" office:value="0.330595" calcext:value-type="float">
            <text:p>0.330595</text:p>
          </table:table-cell>
          <table:table-cell/>
        </table:table-row>
        <table:table-row table:style-name="ro1">
          <table:table-cell office:value-type="float" office:value="0.0717418" calcext:value-type="float">
            <text:p>0.0717418</text:p>
          </table:table-cell>
          <table:table-cell office:value-type="float" office:value="0.0860651" calcext:value-type="float">
            <text:p>0.0860651</text:p>
          </table:table-cell>
          <table:table-cell office:value-type="float" office:value="0.51027" calcext:value-type="float">
            <text:p>0.51027</text:p>
          </table:table-cell>
          <table:table-cell office:value-type="float" office:value="0.329824" calcext:value-type="float">
            <text:p>0.329824</text:p>
          </table:table-cell>
          <table:table-cell/>
        </table:table-row>
        <table:table-row table:style-name="ro1">
          <table:table-cell office:value-type="float" office:value="0.0717973" calcext:value-type="float">
            <text:p>0.0717973</text:p>
          </table:table-cell>
          <table:table-cell office:value-type="float" office:value="0.0858432" calcext:value-type="float">
            <text:p>0.0858432</text:p>
          </table:table-cell>
          <table:table-cell office:value-type="float" office:value="0.509143" calcext:value-type="float">
            <text:p>0.509143</text:p>
          </table:table-cell>
          <table:table-cell office:value-type="float" office:value="0.329319" calcext:value-type="float">
            <text:p>0.329319</text:p>
          </table:table-cell>
          <table:table-cell/>
        </table:table-row>
        <table:table-row table:style-name="ro1">
          <table:table-cell office:value-type="float" office:value="0.0716133" calcext:value-type="float">
            <text:p>0.0716133</text:p>
          </table:table-cell>
          <table:table-cell office:value-type="float" office:value="0.0856253" calcext:value-type="float">
            <text:p>0.0856253</text:p>
          </table:table-cell>
          <table:table-cell office:value-type="float" office:value="0.507837" calcext:value-type="float">
            <text:p>0.507837</text:p>
          </table:table-cell>
          <table:table-cell office:value-type="float" office:value="0.328818" calcext:value-type="float">
            <text:p>0.328818</text:p>
          </table:table-cell>
          <table:table-cell/>
        </table:table-row>
        <table:table-row table:style-name="ro1">
          <table:table-cell office:value-type="float" office:value="0.0714824" calcext:value-type="float">
            <text:p>0.0714824</text:p>
          </table:table-cell>
          <table:table-cell office:value-type="float" office:value="0.0854319" calcext:value-type="float">
            <text:p>0.0854319</text:p>
          </table:table-cell>
          <table:table-cell office:value-type="float" office:value="0.506948" calcext:value-type="float">
            <text:p>0.506948</text:p>
          </table:table-cell>
          <table:table-cell office:value-type="float" office:value="0.327981" calcext:value-type="float">
            <text:p>0.327981</text:p>
          </table:table-cell>
          <table:table-cell/>
        </table:table-row>
        <table:table-row table:style-name="ro1">
          <table:table-cell office:value-type="float" office:value="0.0713092" calcext:value-type="float">
            <text:p>0.0713092</text:p>
          </table:table-cell>
          <table:table-cell office:value-type="float" office:value="0.0852427" calcext:value-type="float">
            <text:p>0.0852427</text:p>
          </table:table-cell>
          <table:table-cell office:value-type="float" office:value="0.505778" calcext:value-type="float">
            <text:p>0.505778</text:p>
          </table:table-cell>
          <table:table-cell office:value-type="float" office:value="0.327148" calcext:value-type="float">
            <text:p>0.327148</text:p>
          </table:table-cell>
          <table:table-cell/>
        </table:table-row>
        <table:table-row table:style-name="ro1">
          <table:table-cell office:value-type="float" office:value="0.0711602" calcext:value-type="float">
            <text:p>0.0711602</text:p>
          </table:table-cell>
          <table:table-cell office:value-type="float" office:value="0.0850441" calcext:value-type="float">
            <text:p>0.0850441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326515" calcext:value-type="float">
            <text:p>0.326515</text:p>
          </table:table-cell>
          <table:table-cell/>
        </table:table-row>
        <table:table-row table:style-name="ro1">
          <table:table-cell office:value-type="float" office:value="0.0709943" calcext:value-type="float">
            <text:p>0.0709943</text:p>
          </table:table-cell>
          <table:table-cell office:value-type="float" office:value="0.0850301" calcext:value-type="float">
            <text:p>0.0850301</text:p>
          </table:table-cell>
          <table:table-cell office:value-type="float" office:value="0.50325" calcext:value-type="float">
            <text:p>0.50325</text:p>
          </table:table-cell>
          <table:table-cell office:value-type="float" office:value="0.325711" calcext:value-type="float">
            <text:p>0.325711</text:p>
          </table:table-cell>
          <table:table-cell/>
        </table:table-row>
        <table:table-row table:style-name="ro1">
          <table:table-cell office:value-type="float" office:value="0.0708203" calcext:value-type="float">
            <text:p>0.0708203</text:p>
          </table:table-cell>
          <table:table-cell office:value-type="float" office:value="0.084898" calcext:value-type="float">
            <text:p>0.084898</text:p>
          </table:table-cell>
          <table:table-cell office:value-type="float" office:value="0.501993" calcext:value-type="float">
            <text:p>0.501993</text:p>
          </table:table-cell>
          <table:table-cell office:value-type="float" office:value="0.325394" calcext:value-type="float">
            <text:p>0.325394</text:p>
          </table:table-cell>
          <table:table-cell/>
        </table:table-row>
        <table:table-row table:style-name="ro1">
          <table:table-cell office:value-type="float" office:value="0.0706514" calcext:value-type="float">
            <text:p>0.0706514</text:p>
          </table:table-cell>
          <table:table-cell office:value-type="float" office:value="0.0847428" calcext:value-type="float">
            <text:p>0.0847428</text:p>
          </table:table-cell>
          <table:table-cell office:value-type="float" office:value="0.500743" calcext:value-type="float">
            <text:p>0.500743</text:p>
          </table:table-cell>
          <table:table-cell office:value-type="float" office:value="0.325111" calcext:value-type="float">
            <text:p>0.325111</text:p>
          </table:table-cell>
          <table:table-cell/>
        </table:table-row>
        <table:table-row table:style-name="ro1">
          <table:table-cell office:value-type="float" office:value="0.0704794" calcext:value-type="float">
            <text:p>0.0704794</text:p>
          </table:table-cell>
          <table:table-cell office:value-type="float" office:value="0.0846631" calcext:value-type="float">
            <text:p>0.0846631</text:p>
          </table:table-cell>
          <table:table-cell office:value-type="float" office:value="0.499843" calcext:value-type="float">
            <text:p>0.499843</text:p>
          </table:table-cell>
          <table:table-cell office:value-type="float" office:value="0.324323" calcext:value-type="float">
            <text:p>0.324323</text:p>
          </table:table-cell>
          <table:table-cell/>
        </table:table-row>
        <table:table-row table:style-name="ro1">
          <table:table-cell office:value-type="float" office:value="0.0703189" calcext:value-type="float">
            <text:p>0.0703189</text:p>
          </table:table-cell>
          <table:table-cell office:value-type="float" office:value="0.0846845" calcext:value-type="float">
            <text:p>0.0846845</text:p>
          </table:table-cell>
          <table:table-cell office:value-type="float" office:value="0.498993" calcext:value-type="float">
            <text:p>0.498993</text:p>
          </table:table-cell>
          <table:table-cell office:value-type="float" office:value="0.323564" calcext:value-type="float">
            <text:p>0.323564</text:p>
          </table:table-cell>
          <table:table-cell/>
        </table:table-row>
        <table:table-row table:style-name="ro1">
          <table:table-cell office:value-type="float" office:value="0.0701591" calcext:value-type="float">
            <text:p>0.0701591</text:p>
          </table:table-cell>
          <table:table-cell office:value-type="float" office:value="0.0846749" calcext:value-type="float">
            <text:p>0.0846749</text:p>
          </table:table-cell>
          <table:table-cell office:value-type="float" office:value="0.498316" calcext:value-type="float">
            <text:p>0.498316</text:p>
          </table:table-cell>
          <table:table-cell office:value-type="float" office:value="0.32291" calcext:value-type="float">
            <text:p>0.32291</text:p>
          </table:table-cell>
          <table:table-cell/>
        </table:table-row>
        <table:table-row table:style-name="ro1">
          <table:table-cell office:value-type="float" office:value="0.0700014" calcext:value-type="float">
            <text:p>0.0700014</text:p>
          </table:table-cell>
          <table:table-cell office:value-type="float" office:value="0.0845449" calcext:value-type="float">
            <text:p>0.0845449</text:p>
          </table:table-cell>
          <table:table-cell office:value-type="float" office:value="0.497592" calcext:value-type="float">
            <text:p>0.497592</text:p>
          </table:table-cell>
          <table:table-cell office:value-type="float" office:value="0.322144" calcext:value-type="float">
            <text:p>0.322144</text:p>
          </table:table-cell>
          <table:table-cell/>
        </table:table-row>
        <table:table-row table:style-name="ro1">
          <table:table-cell office:value-type="float" office:value="0.06989" calcext:value-type="float">
            <text:p>0.06989</text:p>
          </table:table-cell>
          <table:table-cell office:value-type="float" office:value="0.0844903" calcext:value-type="float">
            <text:p>0.0844903</text:p>
          </table:table-cell>
          <table:table-cell office:value-type="float" office:value="0.497201" calcext:value-type="float">
            <text:p>0.497201</text:p>
          </table:table-cell>
          <table:table-cell office:value-type="float" office:value="0.321575" calcext:value-type="float">
            <text:p>0.321575</text:p>
          </table:table-cell>
          <table:table-cell/>
        </table:table-row>
        <table:table-row table:style-name="ro1">
          <table:table-cell office:value-type="float" office:value="0.0697219" calcext:value-type="float">
            <text:p>0.0697219</text:p>
          </table:table-cell>
          <table:table-cell office:value-type="float" office:value="0.0846073" calcext:value-type="float">
            <text:p>0.0846073</text:p>
          </table:table-cell>
          <table:table-cell office:value-type="float" office:value="0.496421" calcext:value-type="float">
            <text:p>0.496421</text:p>
          </table:table-cell>
          <table:table-cell office:value-type="float" office:value="0.321054" calcext:value-type="float">
            <text:p>0.321054</text:p>
          </table:table-cell>
          <table:table-cell/>
        </table:table-row>
        <table:table-row table:style-name="ro1">
          <table:table-cell office:value-type="float" office:value="0.0695544" calcext:value-type="float">
            <text:p>0.0695544</text:p>
          </table:table-cell>
          <table:table-cell office:value-type="float" office:value="0.0845788" calcext:value-type="float">
            <text:p>0.0845788</text:p>
          </table:table-cell>
          <table:table-cell office:value-type="float" office:value="0.495357" calcext:value-type="float">
            <text:p>0.495357</text:p>
          </table:table-cell>
          <table:table-cell office:value-type="float" office:value="0.320358" calcext:value-type="float">
            <text:p>0.320358</text:p>
          </table:table-cell>
          <table:table-cell/>
        </table:table-row>
        <table:table-row table:style-name="ro1">
          <table:table-cell office:value-type="float" office:value="0.0694102" calcext:value-type="float">
            <text:p>0.0694102</text:p>
          </table:table-cell>
          <table:table-cell office:value-type="float" office:value="0.0844747" calcext:value-type="float">
            <text:p>0.0844747</text:p>
          </table:table-cell>
          <table:table-cell office:value-type="float" office:value="0.494228" calcext:value-type="float">
            <text:p>0.494228</text:p>
          </table:table-cell>
          <table:table-cell office:value-type="float" office:value="0.319756" calcext:value-type="float">
            <text:p>0.319756</text:p>
          </table:table-cell>
          <table:table-cell/>
        </table:table-row>
        <table:table-row table:style-name="ro1">
          <table:table-cell office:value-type="float" office:value="0.0692671" calcext:value-type="float">
            <text:p>0.0692671</text:p>
          </table:table-cell>
          <table:table-cell office:value-type="float" office:value="0.0844307" calcext:value-type="float">
            <text:p>0.0844307</text:p>
          </table:table-cell>
          <table:table-cell office:value-type="float" office:value="0.493211" calcext:value-type="float">
            <text:p>0.493211</text:p>
          </table:table-cell>
          <table:table-cell office:value-type="float" office:value="0.318997" calcext:value-type="float">
            <text:p>0.318997</text:p>
          </table:table-cell>
          <table:table-cell/>
        </table:table-row>
        <table:table-row table:style-name="ro1">
          <table:table-cell office:value-type="float" office:value="0.0694305" calcext:value-type="float">
            <text:p>0.0694305</text:p>
          </table:table-cell>
          <table:table-cell office:value-type="float" office:value="0.0843266" calcext:value-type="float">
            <text:p>0.0843266</text:p>
          </table:table-cell>
          <table:table-cell office:value-type="float" office:value="0.492044" calcext:value-type="float">
            <text:p>0.492044</text:p>
          </table:table-cell>
          <table:table-cell office:value-type="float" office:value="0.318286" calcext:value-type="float">
            <text:p>0.318286</text:p>
          </table:table-cell>
          <table:table-cell/>
        </table:table-row>
        <table:table-row table:style-name="ro1">
          <table:table-cell office:value-type="float" office:value="0.0694654" calcext:value-type="float">
            <text:p>0.0694654</text:p>
          </table:table-cell>
          <table:table-cell office:value-type="float" office:value="0.0843691" calcext:value-type="float">
            <text:p>0.0843691</text:p>
          </table:table-cell>
          <table:table-cell office:value-type="float" office:value="0.49106" calcext:value-type="float">
            <text:p>0.49106</text:p>
          </table:table-cell>
          <table:table-cell office:value-type="float" office:value="0.317729" calcext:value-type="float">
            <text:p>0.317729</text:p>
          </table:table-cell>
          <table:table-cell/>
        </table:table-row>
        <table:table-row table:style-name="ro1">
          <table:table-cell office:value-type="float" office:value="0.0693502" calcext:value-type="float">
            <text:p>0.0693502</text:p>
          </table:table-cell>
          <table:table-cell office:value-type="float" office:value="0.0844575" calcext:value-type="float">
            <text:p>0.0844575</text:p>
          </table:table-cell>
          <table:table-cell office:value-type="float" office:value="0.49026" calcext:value-type="float">
            <text:p>0.49026</text:p>
          </table:table-cell>
          <table:table-cell office:value-type="float" office:value="0.317192" calcext:value-type="float">
            <text:p>0.317192</text:p>
          </table:table-cell>
          <table:table-cell/>
        </table:table-row>
        <table:table-row table:style-name="ro1">
          <table:table-cell office:value-type="float" office:value="0.0692116" calcext:value-type="float">
            <text:p>0.0692116</text:p>
          </table:table-cell>
          <table:table-cell office:value-type="float" office:value="0.0844181" calcext:value-type="float">
            <text:p>0.0844181</text:p>
          </table:table-cell>
          <table:table-cell office:value-type="float" office:value="0.489285" calcext:value-type="float">
            <text:p>0.489285</text:p>
          </table:table-cell>
          <table:table-cell office:value-type="float" office:value="0.316505" calcext:value-type="float">
            <text:p>0.316505</text:p>
          </table:table-cell>
          <table:table-cell/>
        </table:table-row>
        <table:table-row table:style-name="ro1">
          <table:table-cell office:value-type="float" office:value="0.0692175" calcext:value-type="float">
            <text:p>0.0692175</text:p>
          </table:table-cell>
          <table:table-cell office:value-type="float" office:value="0.084335" calcext:value-type="float">
            <text:p>0.084335</text:p>
          </table:table-cell>
          <table:table-cell office:value-type="float" office:value="0.488195" calcext:value-type="float">
            <text:p>0.488195</text:p>
          </table:table-cell>
          <table:table-cell office:value-type="float" office:value="0.315884" calcext:value-type="float">
            <text:p>0.315884</text:p>
          </table:table-cell>
          <table:table-cell/>
        </table:table-row>
        <table:table-row table:style-name="ro1">
          <table:table-cell office:value-type="float" office:value="0.0692996" calcext:value-type="float">
            <text:p>0.0692996</text:p>
          </table:table-cell>
          <table:table-cell office:value-type="float" office:value="0.0841645" calcext:value-type="float">
            <text:p>0.0841645</text:p>
          </table:table-cell>
          <table:table-cell office:value-type="float" office:value="0.487064" calcext:value-type="float">
            <text:p>0.487064</text:p>
          </table:table-cell>
          <table:table-cell office:value-type="float" office:value="0.316258" calcext:value-type="float">
            <text:p>0.316258</text:p>
          </table:table-cell>
          <table:table-cell/>
        </table:table-row>
        <table:table-row table:style-name="ro1">
          <table:table-cell office:value-type="float" office:value="0.0691724" calcext:value-type="float">
            <text:p>0.0691724</text:p>
          </table:table-cell>
          <table:table-cell office:value-type="float" office:value="0.0839709" calcext:value-type="float">
            <text:p>0.0839709</text:p>
          </table:table-cell>
          <table:table-cell office:value-type="float" office:value="0.486317" calcext:value-type="float">
            <text:p>0.486317</text:p>
          </table:table-cell>
          <table:table-cell office:value-type="float" office:value="0.316534" calcext:value-type="float">
            <text:p>0.316534</text:p>
          </table:table-cell>
          <table:table-cell/>
        </table:table-row>
        <table:table-row table:style-name="ro1">
          <table:table-cell office:value-type="float" office:value="0.0690727" calcext:value-type="float">
            <text:p>0.0690727</text:p>
          </table:table-cell>
          <table:table-cell office:value-type="float" office:value="0.0837846" calcext:value-type="float">
            <text:p>0.0837846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317258" calcext:value-type="float">
            <text:p>0.317258</text:p>
          </table:table-cell>
          <table:table-cell/>
        </table:table-row>
        <table:table-row table:style-name="ro1">
          <table:table-cell office:value-type="float" office:value="0.0689152" calcext:value-type="float">
            <text:p>0.0689152</text:p>
          </table:table-cell>
          <table:table-cell office:value-type="float" office:value="0.0836222" calcext:value-type="float">
            <text:p>0.0836222</text:p>
          </table:table-cell>
          <table:table-cell office:value-type="float" office:value="0.484728" calcext:value-type="float">
            <text:p>0.484728</text:p>
          </table:table-cell>
          <table:table-cell office:value-type="float" office:value="0.318101" calcext:value-type="float">
            <text:p>0.318101</text:p>
          </table:table-cell>
          <table:table-cell/>
        </table:table-row>
        <table:table-row table:style-name="ro1">
          <table:table-cell office:value-type="float" office:value="0.0687684" calcext:value-type="float">
            <text:p>0.0687684</text:p>
          </table:table-cell>
          <table:table-cell office:value-type="float" office:value="0.0834443" calcext:value-type="float">
            <text:p>0.0834443</text:p>
          </table:table-cell>
          <table:table-cell office:value-type="float" office:value="0.484232" calcext:value-type="float">
            <text:p>0.484232</text:p>
          </table:table-cell>
          <table:table-cell office:value-type="float" office:value="0.317624" calcext:value-type="float">
            <text:p>0.317624</text:p>
          </table:table-cell>
          <table:table-cell/>
        </table:table-row>
        <table:table-row table:style-name="ro1">
          <table:table-cell office:value-type="float" office:value="0.0692669" calcext:value-type="float">
            <text:p>0.0692669</text:p>
          </table:table-cell>
          <table:table-cell office:value-type="float" office:value="0.0832561" calcext:value-type="float">
            <text:p>0.0832561</text:p>
          </table:table-cell>
          <table:table-cell office:value-type="float" office:value="0.484901" calcext:value-type="float">
            <text:p>0.484901</text:p>
          </table:table-cell>
          <table:table-cell office:value-type="float" office:value="0.316981" calcext:value-type="float">
            <text:p>0.316981</text:p>
          </table:table-cell>
          <table:table-cell/>
        </table:table-row>
        <table:table-row table:style-name="ro1">
          <table:table-cell office:value-type="float" office:value="0.0698809" calcext:value-type="float">
            <text:p>0.0698809</text:p>
          </table:table-cell>
          <table:table-cell office:value-type="float" office:value="0.0830686" calcext:value-type="float">
            <text:p>0.0830686</text:p>
          </table:table-cell>
          <table:table-cell office:value-type="float" office:value="0.485942" calcext:value-type="float">
            <text:p>0.485942</text:p>
          </table:table-cell>
          <table:table-cell office:value-type="float" office:value="0.316285" calcext:value-type="float">
            <text:p>0.316285</text:p>
          </table:table-cell>
          <table:table-cell/>
        </table:table-row>
        <table:table-row table:style-name="ro1">
          <table:table-cell office:value-type="float" office:value="0.0704974" calcext:value-type="float">
            <text:p>0.0704974</text:p>
          </table:table-cell>
          <table:table-cell office:value-type="float" office:value="0.0828824" calcext:value-type="float">
            <text:p>0.0828824</text:p>
          </table:table-cell>
          <table:table-cell office:value-type="float" office:value="0.486844" calcext:value-type="float">
            <text:p>0.486844</text:p>
          </table:table-cell>
          <table:table-cell office:value-type="float" office:value="0.315581" calcext:value-type="float">
            <text:p>0.315581</text:p>
          </table:table-cell>
          <table:table-cell/>
        </table:table-row>
        <table:table-row table:style-name="ro1">
          <table:table-cell office:value-type="float" office:value="0.071187" calcext:value-type="float">
            <text:p>0.071187</text:p>
          </table:table-cell>
          <table:table-cell office:value-type="float" office:value="0.0827076" calcext:value-type="float">
            <text:p>0.0827076</text:p>
          </table:table-cell>
          <table:table-cell office:value-type="float" office:value="0.487786" calcext:value-type="float">
            <text:p>0.487786</text:p>
          </table:table-cell>
          <table:table-cell office:value-type="float" office:value="0.314939" calcext:value-type="float">
            <text:p>0.314939</text:p>
          </table:table-cell>
          <table:table-cell/>
        </table:table-row>
        <table:table-row table:style-name="ro1">
          <table:table-cell office:value-type="float" office:value="0.0722701" calcext:value-type="float">
            <text:p>0.0722701</text:p>
          </table:table-cell>
          <table:table-cell office:value-type="float" office:value="0.0825707" calcext:value-type="float">
            <text:p>0.0825707</text:p>
          </table:table-cell>
          <table:table-cell office:value-type="float" office:value="0.489007" calcext:value-type="float">
            <text:p>0.489007</text:p>
          </table:table-cell>
          <table:table-cell office:value-type="float" office:value="0.314346" calcext:value-type="float">
            <text:p>0.314346</text:p>
          </table:table-cell>
          <table:table-cell/>
        </table:table-row>
        <table:table-row table:style-name="ro1">
          <table:table-cell office:value-type="float" office:value="0.0733167" calcext:value-type="float">
            <text:p>0.0733167</text:p>
          </table:table-cell>
          <table:table-cell office:value-type="float" office:value="0.0824405" calcext:value-type="float">
            <text:p>0.0824405</text:p>
          </table:table-cell>
          <table:table-cell office:value-type="float" office:value="0.490031" calcext:value-type="float">
            <text:p>0.490031</text:p>
          </table:table-cell>
          <table:table-cell office:value-type="float" office:value="0.313726" calcext:value-type="float">
            <text:p>0.313726</text:p>
          </table:table-cell>
          <table:table-cell/>
        </table:table-row>
        <table:table-row table:style-name="ro1">
          <table:table-cell office:value-type="float" office:value="0.0735568" calcext:value-type="float">
            <text:p>0.0735568</text:p>
          </table:table-cell>
          <table:table-cell office:value-type="float" office:value="0.0822798" calcext:value-type="float">
            <text:p>0.0822798</text:p>
          </table:table-cell>
          <table:table-cell office:value-type="float" office:value="0.490018" calcext:value-type="float">
            <text:p>0.490018</text:p>
          </table:table-cell>
          <table:table-cell office:value-type="float" office:value="0.31304" calcext:value-type="float">
            <text:p>0.31304</text:p>
          </table:table-cell>
          <table:table-cell/>
        </table:table-row>
        <table:table-row table:style-name="ro1">
          <table:table-cell office:value-type="float" office:value="0.0740331" calcext:value-type="float">
            <text:p>0.0740331</text:p>
          </table:table-cell>
          <table:table-cell office:value-type="float" office:value="0.0821471" calcext:value-type="float">
            <text:p>0.0821471</text:p>
          </table:table-cell>
          <table:table-cell office:value-type="float" office:value="0.490526" calcext:value-type="float">
            <text:p>0.490526</text:p>
          </table:table-cell>
          <table:table-cell office:value-type="float" office:value="0.312802" calcext:value-type="float">
            <text:p>0.312802</text:p>
          </table:table-cell>
          <table:table-cell/>
        </table:table-row>
        <table:table-row table:style-name="ro1">
          <table:table-cell office:value-type="float" office:value="0.0740373" calcext:value-type="float">
            <text:p>0.0740373</text:p>
          </table:table-cell>
          <table:table-cell office:value-type="float" office:value="0.0820369" calcext:value-type="float">
            <text:p>0.0820369</text:p>
          </table:table-cell>
          <table:table-cell office:value-type="float" office:value="0.490255" calcext:value-type="float">
            <text:p>0.490255</text:p>
          </table:table-cell>
          <table:table-cell office:value-type="float" office:value="0.312428" calcext:value-type="float">
            <text:p>0.312428</text:p>
          </table:table-cell>
          <table:table-cell/>
        </table:table-row>
        <table:table-row table:style-name="ro1">
          <table:table-cell office:value-type="float" office:value="0.0741159" calcext:value-type="float">
            <text:p>0.0741159</text:p>
          </table:table-cell>
          <table:table-cell office:value-type="float" office:value="0.0819037" calcext:value-type="float">
            <text:p>0.0819037</text:p>
          </table:table-cell>
          <table:table-cell office:value-type="float" office:value="0.489809" calcext:value-type="float">
            <text:p>0.489809</text:p>
          </table:table-cell>
          <table:table-cell office:value-type="float" office:value="0.311757" calcext:value-type="float">
            <text:p>0.311757</text:p>
          </table:table-cell>
          <table:table-cell/>
        </table:table-row>
        <table:table-row table:style-name="ro1">
          <table:table-cell office:value-type="float" office:value="0.0740376" calcext:value-type="float">
            <text:p>0.0740376</text:p>
          </table:table-cell>
          <table:table-cell office:value-type="float" office:value="0.0817331" calcext:value-type="float">
            <text:p>0.0817331</text:p>
          </table:table-cell>
          <table:table-cell office:value-type="float" office:value="0.489096" calcext:value-type="float">
            <text:p>0.489096</text:p>
          </table:table-cell>
          <table:table-cell office:value-type="float" office:value="0.311158" calcext:value-type="float">
            <text:p>0.311158</text:p>
          </table:table-cell>
          <table:table-cell/>
        </table:table-row>
        <table:table-row table:style-name="ro1">
          <table:table-cell office:value-type="float" office:value="0.0739651" calcext:value-type="float">
            <text:p>0.0739651</text:p>
          </table:table-cell>
          <table:table-cell office:value-type="float" office:value="0.0815591" calcext:value-type="float">
            <text:p>0.0815591</text:p>
          </table:table-cell>
          <table:table-cell office:value-type="float" office:value="0.488341" calcext:value-type="float">
            <text:p>0.488341</text:p>
          </table:table-cell>
          <table:table-cell office:value-type="float" office:value="0.310825" calcext:value-type="float">
            <text:p>0.310825</text:p>
          </table:table-cell>
          <table:table-cell/>
        </table:table-row>
        <table:table-row table:style-name="ro1">
          <table:table-cell office:value-type="float" office:value="0.0738942" calcext:value-type="float">
            <text:p>0.0738942</text:p>
          </table:table-cell>
          <table:table-cell office:value-type="float" office:value="0.0813927" calcext:value-type="float">
            <text:p>0.0813927</text:p>
          </table:table-cell>
          <table:table-cell office:value-type="float" office:value="0.487611" calcext:value-type="float">
            <text:p>0.487611</text:p>
          </table:table-cell>
          <table:table-cell office:value-type="float" office:value="0.310324" calcext:value-type="float">
            <text:p>0.310324</text:p>
          </table:table-cell>
          <table:table-cell/>
        </table:table-row>
        <table:table-row table:style-name="ro1">
          <table:table-cell office:value-type="float" office:value="0.0738989" calcext:value-type="float">
            <text:p>0.0738989</text:p>
          </table:table-cell>
          <table:table-cell office:value-type="float" office:value="0.0812503" calcext:value-type="float">
            <text:p>0.0812503</text:p>
          </table:table-cell>
          <table:table-cell office:value-type="float" office:value="0.487104" calcext:value-type="float">
            <text:p>0.487104</text:p>
          </table:table-cell>
          <table:table-cell office:value-type="float" office:value="0.309662" calcext:value-type="float">
            <text:p>0.309662</text:p>
          </table:table-cell>
          <table:table-cell/>
        </table:table-row>
        <table:table-row table:style-name="ro1">
          <table:table-cell office:value-type="float" office:value="0.0739922" calcext:value-type="float">
            <text:p>0.0739922</text:p>
          </table:table-cell>
          <table:table-cell office:value-type="float" office:value="0.0811691" calcext:value-type="float">
            <text:p>0.0811691</text:p>
          </table:table-cell>
          <table:table-cell office:value-type="float" office:value="0.486713" calcext:value-type="float">
            <text:p>0.486713</text:p>
          </table:table-cell>
          <table:table-cell office:value-type="float" office:value="0.309022" calcext:value-type="float">
            <text:p>0.309022</text:p>
          </table:table-cell>
          <table:table-cell/>
        </table:table-row>
        <table:table-row table:style-name="ro1">
          <table:table-cell office:value-type="float" office:value="0.0739771" calcext:value-type="float">
            <text:p>0.0739771</text:p>
          </table:table-cell>
          <table:table-cell office:value-type="float" office:value="0.0810487" calcext:value-type="float">
            <text:p>0.0810487</text:p>
          </table:table-cell>
          <table:table-cell office:value-type="float" office:value="0.48606" calcext:value-type="float">
            <text:p>0.48606</text:p>
          </table:table-cell>
          <table:table-cell office:value-type="float" office:value="0.308447" calcext:value-type="float">
            <text:p>0.308447</text:p>
          </table:table-cell>
          <table:table-cell/>
        </table:table-row>
        <table:table-row table:style-name="ro1">
          <table:table-cell office:value-type="float" office:value="0.0739501" calcext:value-type="float">
            <text:p>0.0739501</text:p>
          </table:table-cell>
          <table:table-cell office:value-type="float" office:value="0.0808851" calcext:value-type="float">
            <text:p>0.0808851</text:p>
          </table:table-cell>
          <table:table-cell office:value-type="float" office:value="0.485367" calcext:value-type="float">
            <text:p>0.485367</text:p>
          </table:table-cell>
          <table:table-cell office:value-type="float" office:value="0.308168" calcext:value-type="float">
            <text:p>0.308168</text:p>
          </table:table-cell>
          <table:table-cell/>
        </table:table-row>
        <table:table-row table:style-name="ro1">
          <table:table-cell office:value-type="float" office:value="0.0740233" calcext:value-type="float">
            <text:p>0.0740233</text:p>
          </table:table-cell>
          <table:table-cell office:value-type="float" office:value="0.0807183" calcext:value-type="float">
            <text:p>0.0807183</text:p>
          </table:table-cell>
          <table:table-cell office:value-type="float" office:value="0.48496" calcext:value-type="float">
            <text:p>0.48496</text:p>
          </table:table-cell>
          <table:table-cell office:value-type="float" office:value="0.307525" calcext:value-type="float">
            <text:p>0.307525</text:p>
          </table:table-cell>
          <table:table-cell/>
        </table:table-row>
        <table:table-row table:style-name="ro1">
          <table:table-cell office:value-type="float" office:value="0.0740438" calcext:value-type="float">
            <text:p>0.0740438</text:p>
          </table:table-cell>
          <table:table-cell office:value-type="float" office:value="0.0805494" calcext:value-type="float">
            <text:p>0.0805494</text:p>
          </table:table-cell>
          <table:table-cell office:value-type="float" office:value="0.484449" calcext:value-type="float">
            <text:p>0.484449</text:p>
          </table:table-cell>
          <table:table-cell office:value-type="float" office:value="0.306883" calcext:value-type="float">
            <text:p>0.306883</text:p>
          </table:table-cell>
          <table:table-cell/>
        </table:table-row>
        <table:table-row table:style-name="ro1">
          <table:table-cell office:value-type="float" office:value="0.0739424" calcext:value-type="float">
            <text:p>0.0739424</text:p>
          </table:table-cell>
          <table:table-cell office:value-type="float" office:value="0.0803849" calcext:value-type="float">
            <text:p>0.0803849</text:p>
          </table:table-cell>
          <table:table-cell office:value-type="float" office:value="0.483737" calcext:value-type="float">
            <text:p>0.483737</text:p>
          </table:table-cell>
          <table:table-cell office:value-type="float" office:value="0.306257" calcext:value-type="float">
            <text:p>0.306257</text:p>
          </table:table-cell>
          <table:table-cell/>
        </table:table-row>
        <table:table-row table:style-name="ro1">
          <table:table-cell office:value-type="float" office:value="0.0739939" calcext:value-type="float">
            <text:p>0.0739939</text:p>
          </table:table-cell>
          <table:table-cell office:value-type="float" office:value="0.0802187" calcext:value-type="float">
            <text:p>0.0802187</text:p>
          </table:table-cell>
          <table:table-cell office:value-type="float" office:value="0.483275" calcext:value-type="float">
            <text:p>0.483275</text:p>
          </table:table-cell>
          <table:table-cell office:value-type="float" office:value="0.305621" calcext:value-type="float">
            <text:p>0.305621</text:p>
          </table:table-cell>
          <table:table-cell/>
        </table:table-row>
        <table:table-row table:style-name="ro1">
          <table:table-cell office:value-type="float" office:value="0.0742862" calcext:value-type="float">
            <text:p>0.0742862</text:p>
          </table:table-cell>
          <table:table-cell office:value-type="float" office:value="0.0801104" calcext:value-type="float">
            <text:p>0.0801104</text:p>
          </table:table-cell>
          <table:table-cell office:value-type="float" office:value="0.483141" calcext:value-type="float">
            <text:p>0.483141</text:p>
          </table:table-cell>
          <table:table-cell office:value-type="float" office:value="0.305095" calcext:value-type="float">
            <text:p>0.305095</text:p>
          </table:table-cell>
          <table:table-cell/>
        </table:table-row>
        <table:table-row table:style-name="ro1">
          <table:table-cell office:value-type="float" office:value="0.0743697" calcext:value-type="float">
            <text:p>0.0743697</text:p>
          </table:table-cell>
          <table:table-cell office:value-type="float" office:value="0.0799792" calcext:value-type="float">
            <text:p>0.0799792</text:p>
          </table:table-cell>
          <table:table-cell office:value-type="float" office:value="0.482702" calcext:value-type="float">
            <text:p>0.482702</text:p>
          </table:table-cell>
          <table:table-cell office:value-type="float" office:value="0.304487" calcext:value-type="float">
            <text:p>0.304487</text:p>
          </table:table-cell>
          <table:table-cell/>
        </table:table-row>
        <table:table-row table:style-name="ro1">
          <table:table-cell office:value-type="float" office:value="0.0742659" calcext:value-type="float">
            <text:p>0.0742659</text:p>
          </table:table-cell>
          <table:table-cell office:value-type="float" office:value="0.0798827" calcext:value-type="float">
            <text:p>0.0798827</text:p>
          </table:table-cell>
          <table:table-cell office:value-type="float" office:value="0.482106" calcext:value-type="float">
            <text:p>0.482106</text:p>
          </table:table-cell>
          <table:table-cell office:value-type="float" office:value="0.304369" calcext:value-type="float">
            <text:p>0.304369</text:p>
          </table:table-cell>
          <table:table-cell/>
        </table:table-row>
        <table:table-row table:style-name="ro1">
          <table:table-cell office:value-type="float" office:value="0.0741211" calcext:value-type="float">
            <text:p>0.0741211</text:p>
          </table:table-cell>
          <table:table-cell office:value-type="float" office:value="0.0797583" calcext:value-type="float">
            <text:p>0.0797583</text:p>
          </table:table-cell>
          <table:table-cell office:value-type="float" office:value="0.481351" calcext:value-type="float">
            <text:p>0.481351</text:p>
          </table:table-cell>
          <table:table-cell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float" office:value="0.0740128" calcext:value-type="float">
            <text:p>0.0740128</text:p>
          </table:table-cell>
          <table:table-cell office:value-type="float" office:value="0.0796696" calcext:value-type="float">
            <text:p>0.0796696</text:p>
          </table:table-cell>
          <table:table-cell office:value-type="float" office:value="0.480653" calcext:value-type="float">
            <text:p>0.480653</text:p>
          </table:table-cell>
          <table:table-cell office:value-type="float" office:value="0.303446" calcext:value-type="float">
            <text:p>0.303446</text:p>
          </table:table-cell>
          <table:table-cell/>
        </table:table-row>
        <table:table-row table:style-name="ro1">
          <table:table-cell office:value-type="float" office:value="0.0740684" calcext:value-type="float">
            <text:p>0.0740684</text:p>
          </table:table-cell>
          <table:table-cell office:value-type="float" office:value="0.0797687" calcext:value-type="float">
            <text:p>0.0797687</text:p>
          </table:table-cell>
          <table:table-cell office:value-type="float" office:value="0.480252" calcext:value-type="float">
            <text:p>0.480252</text:p>
          </table:table-cell>
          <table:table-cell office:value-type="float" office:value="0.303109" calcext:value-type="float">
            <text:p>0.303109</text:p>
          </table:table-cell>
          <table:table-cell/>
        </table:table-row>
        <table:table-row table:style-name="ro1">
          <table:table-cell office:value-type="float" office:value="0.0744171" calcext:value-type="float">
            <text:p>0.0744171</text:p>
          </table:table-cell>
          <table:table-cell office:value-type="float" office:value="0.0801165" calcext:value-type="float">
            <text:p>0.0801165</text:p>
          </table:table-cell>
          <table:table-cell office:value-type="float" office:value="0.480344" calcext:value-type="float">
            <text:p>0.480344</text:p>
          </table:table-cell>
          <table:table-cell office:value-type="float" office:value="0.303987" calcext:value-type="float">
            <text:p>0.303987</text:p>
          </table:table-cell>
          <table:table-cell/>
        </table:table-row>
        <table:table-row table:style-name="ro1">
          <table:table-cell office:value-type="float" office:value="0.0749335" calcext:value-type="float">
            <text:p>0.0749335</text:p>
          </table:table-cell>
          <table:table-cell office:value-type="float" office:value="0.0805518" calcext:value-type="float">
            <text:p>0.0805518</text:p>
          </table:table-cell>
          <table:table-cell office:value-type="float" office:value="0.480517" calcext:value-type="float">
            <text:p>0.480517</text:p>
          </table:table-cell>
          <table:table-cell office:value-type="float" office:value="0.304647" calcext:value-type="float">
            <text:p>0.304647</text:p>
          </table:table-cell>
          <table:table-cell/>
        </table:table-row>
        <table:table-row table:style-name="ro1">
          <table:table-cell office:value-type="float" office:value="0.0751573" calcext:value-type="float">
            <text:p>0.0751573</text:p>
          </table:table-cell>
          <table:table-cell office:value-type="float" office:value="0.0809145" calcext:value-type="float">
            <text:p>0.0809145</text:p>
          </table:table-cell>
          <table:table-cell office:value-type="float" office:value="0.480223" calcext:value-type="float">
            <text:p>0.480223</text:p>
          </table:table-cell>
          <table:table-cell office:value-type="float" office:value="0.304497" calcext:value-type="float">
            <text:p>0.304497</text:p>
          </table:table-cell>
          <table:table-cell/>
        </table:table-row>
        <table:table-row table:style-name="ro1">
          <table:table-cell office:value-type="float" office:value="0.0752938" calcext:value-type="float">
            <text:p>0.0752938</text:p>
          </table:table-cell>
          <table:table-cell office:value-type="float" office:value="0.0810106" calcext:value-type="float">
            <text:p>0.0810106</text:p>
          </table:table-cell>
          <table:table-cell office:value-type="float" office:value="0.479739" calcext:value-type="float">
            <text:p>0.479739</text:p>
          </table:table-cell>
          <table:table-cell office:value-type="float" office:value="0.30397" calcext:value-type="float">
            <text:p>0.30397</text:p>
          </table:table-cell>
          <table:table-cell/>
        </table:table-row>
        <table:table-row table:style-name="ro1">
          <table:table-cell office:value-type="float" office:value="0.0753555" calcext:value-type="float">
            <text:p>0.0753555</text:p>
          </table:table-cell>
          <table:table-cell office:value-type="float" office:value="0.0811229" calcext:value-type="float">
            <text:p>0.0811229</text:p>
          </table:table-cell>
          <table:table-cell office:value-type="float" office:value="0.479246" calcext:value-type="float">
            <text:p>0.479246</text:p>
          </table:table-cell>
          <table:table-cell office:value-type="float" office:value="0.303924" calcext:value-type="float">
            <text:p>0.303924</text:p>
          </table:table-cell>
          <table:table-cell/>
        </table:table-row>
        <table:table-row table:style-name="ro1">
          <table:table-cell office:value-type="float" office:value="0.0753229" calcext:value-type="float">
            <text:p>0.0753229</text:p>
          </table:table-cell>
          <table:table-cell office:value-type="float" office:value="0.0811187" calcext:value-type="float">
            <text:p>0.0811187</text:p>
          </table:table-cell>
          <table:table-cell office:value-type="float" office:value="0.478569" calcext:value-type="float">
            <text:p>0.478569</text:p>
          </table:table-cell>
          <table:table-cell office:value-type="float" office:value="0.303496" calcext:value-type="float">
            <text:p>0.303496</text:p>
          </table:table-cell>
          <table:table-cell/>
        </table:table-row>
        <table:table-row table:style-name="ro1">
          <table:table-cell office:value-type="float" office:value="0.0753323" calcext:value-type="float">
            <text:p>0.0753323</text:p>
          </table:table-cell>
          <table:table-cell office:value-type="float" office:value="0.0811094" calcext:value-type="float">
            <text:p>0.0811094</text:p>
          </table:table-cell>
          <table:table-cell office:value-type="float" office:value="0.477914" calcext:value-type="float">
            <text:p>0.477914</text:p>
          </table:table-cell>
          <table:table-cell office:value-type="float" office:value="0.30295" calcext:value-type="float">
            <text:p>0.30295</text:p>
          </table:table-cell>
          <table:table-cell/>
        </table:table-row>
        <table:table-row table:style-name="ro1">
          <table:table-cell office:value-type="float" office:value="0.0752095" calcext:value-type="float">
            <text:p>0.0752095</text:p>
          </table:table-cell>
          <table:table-cell office:value-type="float" office:value="0.0809642" calcext:value-type="float">
            <text:p>0.0809642</text:p>
          </table:table-cell>
          <table:table-cell office:value-type="float" office:value="0.477044" calcext:value-type="float">
            <text:p>0.477044</text:p>
          </table:table-cell>
          <table:table-cell office:value-type="float" office:value="0.302437" calcext:value-type="float">
            <text:p>0.302437</text:p>
          </table:table-cell>
          <table:table-cell/>
        </table:table-row>
        <table:table-row table:style-name="ro1">
          <table:table-cell office:value-type="float" office:value="0.0750654" calcext:value-type="float">
            <text:p>0.0750654</text:p>
          </table:table-cell>
          <table:table-cell office:value-type="float" office:value="0.0808135" calcext:value-type="float">
            <text:p>0.0808135</text:p>
          </table:table-cell>
          <table:table-cell office:value-type="float" office:value="0.476164" calcext:value-type="float">
            <text:p>0.476164</text:p>
          </table:table-cell>
          <table:table-cell office:value-type="float" office:value="0.301868" calcext:value-type="float">
            <text:p>0.301868</text:p>
          </table:table-cell>
          <table:table-cell/>
        </table:table-row>
        <table:table-row table:style-name="ro1">
          <table:table-cell office:value-type="float" office:value="0.0749846" calcext:value-type="float">
            <text:p>0.0749846</text:p>
          </table:table-cell>
          <table:table-cell office:value-type="float" office:value="0.080675" calcext:value-type="float">
            <text:p>0.080675</text:p>
          </table:table-cell>
          <table:table-cell office:value-type="float" office:value="0.475246" calcext:value-type="float">
            <text:p>0.475246</text:p>
          </table:table-cell>
          <table:table-cell office:value-type="float" office:value="0.301397" calcext:value-type="float">
            <text:p>0.301397</text:p>
          </table:table-cell>
          <table:table-cell/>
        </table:table-row>
        <table:table-row table:style-name="ro1">
          <table:table-cell office:value-type="float" office:value="0.0748926" calcext:value-type="float">
            <text:p>0.0748926</text:p>
          </table:table-cell>
          <table:table-cell office:value-type="float" office:value="0.08053" calcext:value-type="float">
            <text:p>0.08053</text:p>
          </table:table-cell>
          <table:table-cell office:value-type="float" office:value="0.474325" calcext:value-type="float">
            <text:p>0.474325</text:p>
          </table:table-cell>
          <table:table-cell office:value-type="float" office:value="0.300958" calcext:value-type="float">
            <text:p>0.300958</text:p>
          </table:table-cell>
          <table:table-cell/>
        </table:table-row>
        <table:table-row table:style-name="ro1">
          <table:table-cell office:value-type="float" office:value="0.0747577" calcext:value-type="float">
            <text:p>0.0747577</text:p>
          </table:table-cell>
          <table:table-cell office:value-type="float" office:value="0.0803748" calcext:value-type="float">
            <text:p>0.0803748</text:p>
          </table:table-cell>
          <table:table-cell office:value-type="float" office:value="0.473438" calcext:value-type="float">
            <text:p>0.473438</text:p>
          </table:table-cell>
          <table:table-cell office:value-type="float" office:value="0.300385" calcext:value-type="float">
            <text:p>0.300385</text:p>
          </table:table-cell>
          <table:table-cell/>
        </table:table-row>
        <table:table-row table:style-name="ro1">
          <table:table-cell office:value-type="float" office:value="0.0746198" calcext:value-type="float">
            <text:p>0.0746198</text:p>
          </table:table-cell>
          <table:table-cell office:value-type="float" office:value="0.0803228" calcext:value-type="float">
            <text:p>0.0803228</text:p>
          </table:table-cell>
          <table:table-cell office:value-type="float" office:value="0.472616" calcext:value-type="float">
            <text:p>0.472616</text:p>
          </table:table-cell>
          <table:table-cell office:value-type="float" office:value="0.300186" calcext:value-type="float">
            <text:p>0.300186</text:p>
          </table:table-cell>
          <table:table-cell/>
        </table:table-row>
        <table:table-row table:style-name="ro1">
          <table:table-cell office:value-type="float" office:value="0.0744847" calcext:value-type="float">
            <text:p>0.0744847</text:p>
          </table:table-cell>
          <table:table-cell office:value-type="float" office:value="0.0802686" calcext:value-type="float">
            <text:p>0.0802686</text:p>
          </table:table-cell>
          <table:table-cell office:value-type="float" office:value="0.471788" calcext:value-type="float">
            <text:p>0.471788</text:p>
          </table:table-cell>
          <table:table-cell office:value-type="float" office:value="0.29983" calcext:value-type="float">
            <text:p>0.29983</text:p>
          </table:table-cell>
          <table:table-cell/>
        </table:table-row>
        <table:table-row table:style-name="ro1">
          <table:table-cell office:value-type="float" office:value="0.074411" calcext:value-type="float">
            <text:p>0.074411</text:p>
          </table:table-cell>
          <table:table-cell office:value-type="float" office:value="0.0801551" calcext:value-type="float">
            <text:p>0.0801551</text:p>
          </table:table-cell>
          <table:table-cell office:value-type="float" office:value="0.470896" calcext:value-type="float">
            <text:p>0.470896</text:p>
          </table:table-cell>
          <table:table-cell office:value-type="float" office:value="0.299345" calcext:value-type="float">
            <text:p>0.299345</text:p>
          </table:table-cell>
          <table:table-cell/>
        </table:table-row>
        <table:table-row table:style-name="ro1">
          <table:table-cell office:value-type="float" office:value="0.0743577" calcext:value-type="float">
            <text:p>0.0743577</text:p>
          </table:table-cell>
          <table:table-cell office:value-type="float" office:value="0.080003" calcext:value-type="float">
            <text:p>0.080003</text:p>
          </table:table-cell>
          <table:table-cell office:value-type="float" office:value="0.47" calcext:value-type="float">
            <text:p>0.47</text:p>
          </table:table-cell>
          <table:table-cell office:value-type="float" office:value="0.298795" calcext:value-type="float">
            <text:p>0.298795</text:p>
          </table:table-cell>
          <table:table-cell/>
        </table:table-row>
        <table:table-row table:style-name="ro1">
          <table:table-cell office:value-type="float" office:value="0.0742964" calcext:value-type="float">
            <text:p>0.0742964</text:p>
          </table:table-cell>
          <table:table-cell office:value-type="float" office:value="0.0798549" calcext:value-type="float">
            <text:p>0.0798549</text:p>
          </table:table-cell>
          <table:table-cell office:value-type="float" office:value="0.469112" calcext:value-type="float">
            <text:p>0.469112</text:p>
          </table:table-cell>
          <table:table-cell office:value-type="float" office:value="0.298271" calcext:value-type="float">
            <text:p>0.298271</text:p>
          </table:table-cell>
          <table:table-cell/>
        </table:table-row>
        <table:table-row table:style-name="ro1">
          <table:table-cell office:value-type="float" office:value="0.0742957" calcext:value-type="float">
            <text:p>0.0742957</text:p>
          </table:table-cell>
          <table:table-cell office:value-type="float" office:value="0.0797614" calcext:value-type="float">
            <text:p>0.0797614</text:p>
          </table:table-cell>
          <table:table-cell office:value-type="float" office:value="0.468227" calcext:value-type="float">
            <text:p>0.468227</text:p>
          </table:table-cell>
          <table:table-cell office:value-type="float" office:value="0.298009" calcext:value-type="float">
            <text:p>0.298009</text:p>
          </table:table-cell>
          <table:table-cell/>
        </table:table-row>
        <table:table-row table:style-name="ro1">
          <table:table-cell office:value-type="float" office:value="0.0743523" calcext:value-type="float">
            <text:p>0.0743523</text:p>
          </table:table-cell>
          <table:table-cell office:value-type="float" office:value="0.079652" calcext:value-type="float">
            <text:p>0.079652</text:p>
          </table:table-cell>
          <table:table-cell office:value-type="float" office:value="0.467363" calcext:value-type="float">
            <text:p>0.467363</text:p>
          </table:table-cell>
          <table:table-cell office:value-type="float" office:value="0.297588" calcext:value-type="float">
            <text:p>0.297588</text:p>
          </table:table-cell>
          <table:table-cell/>
        </table:table-row>
        <table:table-row table:style-name="ro1">
          <table:table-cell office:value-type="float" office:value="0.0745481" calcext:value-type="float">
            <text:p>0.0745481</text:p>
          </table:table-cell>
          <table:table-cell office:value-type="float" office:value="0.0797097" calcext:value-type="float">
            <text:p>0.0797097</text:p>
          </table:table-cell>
          <table:table-cell office:value-type="float" office:value="0.466552" calcext:value-type="float">
            <text:p>0.466552</text:p>
          </table:table-cell>
          <table:table-cell office:value-type="float" office:value="0.297711" calcext:value-type="float">
            <text:p>0.297711</text:p>
          </table:table-cell>
          <table:table-cell/>
        </table:table-row>
        <table:table-row table:style-name="ro1">
          <table:table-cell office:value-type="float" office:value="0.0749253" calcext:value-type="float">
            <text:p>0.0749253</text:p>
          </table:table-cell>
          <table:table-cell office:value-type="float" office:value="0.079872" calcext:value-type="float">
            <text:p>0.079872</text:p>
          </table:table-cell>
          <table:table-cell office:value-type="float" office:value="0.465838" calcext:value-type="float">
            <text:p>0.465838</text:p>
          </table:table-cell>
          <table:table-cell office:value-type="float" office:value="0.298098" calcext:value-type="float">
            <text:p>0.298098</text:p>
          </table:table-cell>
          <table:table-cell/>
        </table:table-row>
        <table:table-row table:style-name="ro1">
          <table:table-cell office:value-type="float" office:value="0.0750015" calcext:value-type="float">
            <text:p>0.0750015</text:p>
          </table:table-cell>
          <table:table-cell office:value-type="float" office:value="0.079871" calcext:value-type="float">
            <text:p>0.079871</text:p>
          </table:table-cell>
          <table:table-cell office:value-type="float" office:value="0.464977" calcext:value-type="float">
            <text:p>0.464977</text:p>
          </table:table-cell>
          <table:table-cell office:value-type="float" office:value="0.297704" calcext:value-type="float">
            <text:p>0.297704</text:p>
          </table:table-cell>
          <table:table-cell/>
        </table:table-row>
        <table:table-row table:style-name="ro1">
          <table:table-cell office:value-type="float" office:value="0.0750333" calcext:value-type="float">
            <text:p>0.0750333</text:p>
          </table:table-cell>
          <table:table-cell office:value-type="float" office:value="0.079755" calcext:value-type="float">
            <text:p>0.079755</text:p>
          </table:table-cell>
          <table:table-cell office:value-type="float" office:value="0.464119" calcext:value-type="float">
            <text:p>0.464119</text:p>
          </table:table-cell>
          <table:table-cell office:value-type="float" office:value="0.297153" calcext:value-type="float">
            <text:p>0.297153</text:p>
          </table:table-cell>
          <table:table-cell/>
        </table:table-row>
        <table:table-row table:style-name="ro1">
          <table:table-cell office:value-type="float" office:value="0.0749235" calcext:value-type="float">
            <text:p>0.0749235</text:p>
          </table:table-cell>
          <table:table-cell office:value-type="float" office:value="0.0796095" calcext:value-type="float">
            <text:p>0.0796095</text:p>
          </table:table-cell>
          <table:table-cell office:value-type="float" office:value="0.463344" calcext:value-type="float">
            <text:p>0.463344</text:p>
          </table:table-cell>
          <table:table-cell office:value-type="float" office:value="0.296704" calcext:value-type="float">
            <text:p>0.296704</text:p>
          </table:table-cell>
          <table:table-cell/>
        </table:table-row>
        <table:table-row table:style-name="ro1">
          <table:table-cell office:value-type="float" office:value="0.0748187" calcext:value-type="float">
            <text:p>0.0748187</text:p>
          </table:table-cell>
          <table:table-cell office:value-type="float" office:value="0.0797126" calcext:value-type="float">
            <text:p>0.0797126</text:p>
          </table:table-cell>
          <table:table-cell office:value-type="float" office:value="0.462504" calcext:value-type="float">
            <text:p>0.462504</text:p>
          </table:table-cell>
          <table:table-cell office:value-type="float" office:value="0.296637" calcext:value-type="float">
            <text:p>0.296637</text:p>
          </table:table-cell>
          <table:table-cell/>
        </table:table-row>
        <table:table-row table:style-name="ro1">
          <table:table-cell office:value-type="float" office:value="0.0746819" calcext:value-type="float">
            <text:p>0.0746819</text:p>
          </table:table-cell>
          <table:table-cell office:value-type="float" office:value="0.0797836" calcext:value-type="float">
            <text:p>0.0797836</text:p>
          </table:table-cell>
          <table:table-cell office:value-type="float" office:value="0.461732" calcext:value-type="float">
            <text:p>0.461732</text:p>
          </table:table-cell>
          <table:table-cell office:value-type="float" office:value="0.29635" calcext:value-type="float">
            <text:p>0.29635</text:p>
          </table:table-cell>
          <table:table-cell/>
        </table:table-row>
        <table:table-row table:style-name="ro1">
          <table:table-cell office:value-type="float" office:value="0.0745466" calcext:value-type="float">
            <text:p>0.0745466</text:p>
          </table:table-cell>
          <table:table-cell office:value-type="float" office:value="0.0798009" calcext:value-type="float">
            <text:p>0.0798009</text:p>
          </table:table-cell>
          <table:table-cell office:value-type="float" office:value="0.461058" calcext:value-type="float">
            <text:p>0.461058</text:p>
          </table:table-cell>
          <table:table-cell office:value-type="float" office:value="0.295844" calcext:value-type="float">
            <text:p>0.295844</text:p>
          </table:table-cell>
          <table:table-cell/>
        </table:table-row>
        <table:table-row table:style-name="ro1">
          <table:table-cell office:value-type="float" office:value="0.074438" calcext:value-type="float">
            <text:p>0.074438</text:p>
          </table:table-cell>
          <table:table-cell office:value-type="float" office:value="0.0797854" calcext:value-type="float">
            <text:p>0.0797854</text:p>
          </table:table-cell>
          <table:table-cell office:value-type="float" office:value="0.46054" calcext:value-type="float">
            <text:p>0.46054</text:p>
          </table:table-cell>
          <table:table-cell office:value-type="float" office:value="0.295314" calcext:value-type="float">
            <text:p>0.295314</text:p>
          </table:table-cell>
          <table:table-cell/>
        </table:table-row>
        <table:table-row table:style-name="ro1">
          <table:table-cell office:value-type="float" office:value="0.0743222" calcext:value-type="float">
            <text:p>0.0743222</text:p>
          </table:table-cell>
          <table:table-cell office:value-type="float" office:value="0.0796456" calcext:value-type="float">
            <text:p>0.0796456</text:p>
          </table:table-cell>
          <table:table-cell office:value-type="float" office:value="0.459935" calcext:value-type="float">
            <text:p>0.459935</text:p>
          </table:table-cell>
          <table:table-cell office:value-type="float" office:value="0.29479" calcext:value-type="float">
            <text:p>0.29479</text:p>
          </table:table-cell>
          <table:table-cell/>
        </table:table-row>
        <table:table-row table:style-name="ro1">
          <table:table-cell office:value-type="float" office:value="0.0741905" calcext:value-type="float">
            <text:p>0.0741905</text:p>
          </table:table-cell>
          <table:table-cell office:value-type="float" office:value="0.0795432" calcext:value-type="float">
            <text:p>0.0795432</text:p>
          </table:table-cell>
          <table:table-cell office:value-type="float" office:value="0.459312" calcext:value-type="float">
            <text:p>0.459312</text:p>
          </table:table-cell>
          <table:table-cell office:value-type="float" office:value="0.294443" calcext:value-type="float">
            <text:p>0.294443</text:p>
          </table:table-cell>
          <table:table-cell/>
        </table:table-row>
        <table:table-row table:style-name="ro1">
          <table:table-cell office:value-type="float" office:value="0.0740597" calcext:value-type="float">
            <text:p>0.0740597</text:p>
          </table:table-cell>
          <table:table-cell office:value-type="float" office:value="0.0794061" calcext:value-type="float">
            <text:p>0.0794061</text:p>
          </table:table-cell>
          <table:table-cell office:value-type="float" office:value="0.458503" calcext:value-type="float">
            <text:p>0.458503</text:p>
          </table:table-cell>
          <table:table-cell office:value-type="float" office:value="0.294102" calcext:value-type="float">
            <text:p>0.294102</text:p>
          </table:table-cell>
          <table:table-cell/>
        </table:table-row>
        <table:table-row table:style-name="ro1">
          <table:table-cell office:value-type="float" office:value="0.0739414" calcext:value-type="float">
            <text:p>0.0739414</text:p>
          </table:table-cell>
          <table:table-cell office:value-type="float" office:value="0.0792978" calcext:value-type="float">
            <text:p>0.0792978</text:p>
          </table:table-cell>
          <table:table-cell office:value-type="float" office:value="0.457718" calcext:value-type="float">
            <text:p>0.457718</text:p>
          </table:table-cell>
          <table:table-cell office:value-type="float" office:value="0.294183" calcext:value-type="float">
            <text:p>0.294183</text:p>
          </table:table-cell>
          <table:table-cell/>
        </table:table-row>
        <table:table-row table:style-name="ro1">
          <table:table-cell office:value-type="float" office:value="0.0738787" calcext:value-type="float">
            <text:p>0.0738787</text:p>
          </table:table-cell>
          <table:table-cell office:value-type="float" office:value="0.0793299" calcext:value-type="float">
            <text:p>0.0793299</text:p>
          </table:table-cell>
          <table:table-cell office:value-type="float" office:value="0.457019" calcext:value-type="float">
            <text:p>0.457019</text:p>
          </table:table-cell>
          <table:table-cell office:value-type="float" office:value="0.294605" calcext:value-type="float">
            <text:p>0.294605</text:p>
          </table:table-cell>
          <table:table-cell/>
        </table:table-row>
        <table:table-row table:style-name="ro1">
          <table:table-cell office:value-type="float" office:value="0.073777" calcext:value-type="float">
            <text:p>0.073777</text:p>
          </table:table-cell>
          <table:table-cell office:value-type="float" office:value="0.0792945" calcext:value-type="float">
            <text:p>0.0792945</text:p>
          </table:table-cell>
          <table:table-cell office:value-type="float" office:value="0.456298" calcext:value-type="float">
            <text:p>0.456298</text:p>
          </table:table-cell>
          <table:table-cell office:value-type="float" office:value="0.294674" calcext:value-type="float">
            <text:p>0.294674</text:p>
          </table:table-cell>
          <table:table-cell/>
        </table:table-row>
        <table:table-row table:style-name="ro1">
          <table:table-cell office:value-type="float" office:value="0.0736577" calcext:value-type="float">
            <text:p>0.0736577</text:p>
          </table:table-cell>
          <table:table-cell office:value-type="float" office:value="0.0794211" calcext:value-type="float">
            <text:p>0.0794211</text:p>
          </table:table-cell>
          <table:table-cell office:value-type="float" office:value="0.455488" calcext:value-type="float">
            <text:p>0.455488</text:p>
          </table:table-cell>
          <table:table-cell office:value-type="float" office:value="0.296559" calcext:value-type="float">
            <text:p>0.296559</text:p>
          </table:table-cell>
          <table:table-cell/>
        </table:table-row>
        <table:table-row table:style-name="ro1">
          <table:table-cell office:value-type="float" office:value="0.0735543" calcext:value-type="float">
            <text:p>0.0735543</text:p>
          </table:table-cell>
          <table:table-cell office:value-type="float" office:value="0.0797272" calcext:value-type="float">
            <text:p>0.0797272</text:p>
          </table:table-cell>
          <table:table-cell office:value-type="float" office:value="0.454686" calcext:value-type="float">
            <text:p>0.454686</text:p>
          </table:table-cell>
          <table:table-cell office:value-type="float" office:value="0.298553" calcext:value-type="float">
            <text:p>0.298553</text:p>
          </table:table-cell>
          <table:table-cell/>
        </table:table-row>
        <table:table-row table:style-name="ro1">
          <table:table-cell office:value-type="float" office:value="0.0734304" calcext:value-type="float">
            <text:p>0.0734304</text:p>
          </table:table-cell>
          <table:table-cell office:value-type="float" office:value="0.0798981" calcext:value-type="float">
            <text:p>0.0798981</text:p>
          </table:table-cell>
          <table:table-cell office:value-type="float" office:value="0.453912" calcext:value-type="float">
            <text:p>0.453912</text:p>
          </table:table-cell>
          <table:table-cell office:value-type="float" office:value="0.299075" calcext:value-type="float">
            <text:p>0.299075</text:p>
          </table:table-cell>
          <table:table-cell/>
        </table:table-row>
        <table:table-row table:style-name="ro1">
          <table:table-cell office:value-type="float" office:value="0.0733021" calcext:value-type="float">
            <text:p>0.0733021</text:p>
          </table:table-cell>
          <table:table-cell office:value-type="float" office:value="0.0799901" calcext:value-type="float">
            <text:p>0.0799901</text:p>
          </table:table-cell>
          <table:table-cell office:value-type="float" office:value="0.45313" calcext:value-type="float">
            <text:p>0.45313</text:p>
          </table:table-cell>
          <table:table-cell office:value-type="float" office:value="0.299253" calcext:value-type="float">
            <text:p>0.299253</text:p>
          </table:table-cell>
          <table:table-cell/>
        </table:table-row>
        <table:table-row table:style-name="ro1">
          <table:table-cell office:value-type="float" office:value="0.0731875" calcext:value-type="float">
            <text:p>0.0731875</text:p>
          </table:table-cell>
          <table:table-cell office:value-type="float" office:value="0.080081" calcext:value-type="float">
            <text:p>0.080081</text:p>
          </table:table-cell>
          <table:table-cell office:value-type="float" office:value="0.45234" calcext:value-type="float">
            <text:p>0.45234</text:p>
          </table:table-cell>
          <table:table-cell office:value-type="float" office:value="0.299417" calcext:value-type="float">
            <text:p>0.299417</text:p>
          </table:table-cell>
          <table:table-cell/>
        </table:table-row>
        <table:table-row table:style-name="ro1">
          <table:table-cell office:value-type="float" office:value="0.0730634" calcext:value-type="float">
            <text:p>0.0730634</text:p>
          </table:table-cell>
          <table:table-cell office:value-type="float" office:value="0.0804307" calcext:value-type="float">
            <text:p>0.0804307</text:p>
          </table:table-cell>
          <table:table-cell office:value-type="float" office:value="0.451593" calcext:value-type="float">
            <text:p>0.451593</text:p>
          </table:table-cell>
          <table:table-cell office:value-type="float" office:value="0.299979" calcext:value-type="float">
            <text:p>0.299979</text:p>
          </table:table-cell>
          <table:table-cell/>
        </table:table-row>
        <table:table-row table:style-name="ro1">
          <table:table-cell office:value-type="float" office:value="0.072948" calcext:value-type="float">
            <text:p>0.072948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450948" calcext:value-type="float">
            <text:p>0.450948</text:p>
          </table:table-cell>
          <table:table-cell office:value-type="float" office:value="0.300054" calcext:value-type="float">
            <text:p>0.300054</text:p>
          </table:table-cell>
          <table:table-cell/>
        </table:table-row>
        <table:table-row table:style-name="ro1">
          <table:table-cell office:value-type="float" office:value="0.0728576" calcext:value-type="float">
            <text:p>0.0728576</text:p>
          </table:table-cell>
          <table:table-cell office:value-type="float" office:value="0.080971" calcext:value-type="float">
            <text:p>0.080971</text:p>
          </table:table-cell>
          <table:table-cell office:value-type="float" office:value="0.45036" calcext:value-type="float">
            <text:p>0.45036</text:p>
          </table:table-cell>
          <table:table-cell office:value-type="float" office:value="0.299823" calcext:value-type="float">
            <text:p>0.299823</text:p>
          </table:table-cell>
          <table:table-cell/>
        </table:table-row>
        <table:table-row table:style-name="ro1">
          <table:table-cell office:value-type="float" office:value="0.0727605" calcext:value-type="float">
            <text:p>0.0727605</text:p>
          </table:table-cell>
          <table:table-cell office:value-type="float" office:value="0.0813977" calcext:value-type="float">
            <text:p>0.0813977</text:p>
          </table:table-cell>
          <table:table-cell office:value-type="float" office:value="0.449753" calcext:value-type="float">
            <text:p>0.449753</text:p>
          </table:table-cell>
          <table:table-cell office:value-type="float" office:value="0.299946" calcext:value-type="float">
            <text:p>0.299946</text:p>
          </table:table-cell>
          <table:table-cell/>
        </table:table-row>
        <table:table-row table:style-name="ro1">
          <table:table-cell office:value-type="float" office:value="0.0726537" calcext:value-type="float">
            <text:p>0.0726537</text:p>
          </table:table-cell>
          <table:table-cell office:value-type="float" office:value="0.0813866" calcext:value-type="float">
            <text:p>0.0813866</text:p>
          </table:table-cell>
          <table:table-cell office:value-type="float" office:value="0.449138" calcext:value-type="float">
            <text:p>0.449138</text:p>
          </table:table-cell>
          <table:table-cell office:value-type="float" office:value="0.299514" calcext:value-type="float">
            <text:p>0.299514</text:p>
          </table:table-cell>
          <table:table-cell/>
        </table:table-row>
        <table:table-row table:style-name="ro1">
          <table:table-cell office:value-type="float" office:value="0.0725558" calcext:value-type="float">
            <text:p>0.0725558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448455" calcext:value-type="float">
            <text:p>0.448455</text:p>
          </table:table-cell>
          <table:table-cell office:value-type="float" office:value="0.299297" calcext:value-type="float">
            <text:p>0.299297</text:p>
          </table:table-cell>
          <table:table-cell/>
        </table:table-row>
        <table:table-row table:style-name="ro1">
          <table:table-cell office:value-type="float" office:value="0.0724473" calcext:value-type="float">
            <text:p>0.0724473</text:p>
          </table:table-cell>
          <table:table-cell office:value-type="float" office:value="0.0814983" calcext:value-type="float">
            <text:p>0.0814983</text:p>
          </table:table-cell>
          <table:table-cell office:value-type="float" office:value="0.447764" calcext:value-type="float">
            <text:p>0.447764</text:p>
          </table:table-cell>
          <table:table-cell office:value-type="float" office:value="0.299206" calcext:value-type="float">
            <text:p>0.299206</text:p>
          </table:table-cell>
          <table:table-cell/>
        </table:table-row>
        <table:table-row table:style-name="ro1">
          <table:table-cell office:value-type="float" office:value="0.0723438" calcext:value-type="float">
            <text:p>0.0723438</text:p>
          </table:table-cell>
          <table:table-cell office:value-type="float" office:value="0.0816822" calcext:value-type="float">
            <text:p>0.0816822</text:p>
          </table:table-cell>
          <table:table-cell office:value-type="float" office:value="0.447102" calcext:value-type="float">
            <text:p>0.447102</text:p>
          </table:table-cell>
          <table:table-cell office:value-type="float" office:value="0.299165" calcext:value-type="float">
            <text:p>0.299165</text:p>
          </table:table-cell>
          <table:table-cell/>
        </table:table-row>
        <table:table-row table:style-name="ro1">
          <table:table-cell office:value-type="float" office:value="0.0722287" calcext:value-type="float">
            <text:p>0.0722287</text:p>
          </table:table-cell>
          <table:table-cell office:value-type="float" office:value="0.0820744" calcext:value-type="float">
            <text:p>0.0820744</text:p>
          </table:table-cell>
          <table:table-cell office:value-type="float" office:value="0.446423" calcext:value-type="float">
            <text:p>0.446423</text:p>
          </table:table-cell>
          <table:table-cell office:value-type="float" office:value="0.299385" calcext:value-type="float">
            <text:p>0.299385</text:p>
          </table:table-cell>
          <table:table-cell/>
        </table:table-row>
        <table:table-row table:style-name="ro1">
          <table:table-cell office:value-type="float" office:value="0.0721367" calcext:value-type="float">
            <text:p>0.0721367</text:p>
          </table:table-cell>
          <table:table-cell office:value-type="float" office:value="0.0824244" calcext:value-type="float">
            <text:p>0.0824244</text:p>
          </table:table-cell>
          <table:table-cell office:value-type="float" office:value="0.446088" calcext:value-type="float">
            <text:p>0.446088</text:p>
          </table:table-cell>
          <table:table-cell office:value-type="float" office:value="0.298983" calcext:value-type="float">
            <text:p>0.298983</text:p>
          </table:table-cell>
          <table:table-cell/>
        </table:table-row>
        <table:table-row table:style-name="ro1">
          <table:table-cell office:value-type="float" office:value="0.0721145" calcext:value-type="float">
            <text:p>0.0721145</text:p>
          </table:table-cell>
          <table:table-cell office:value-type="float" office:value="0.0828374" calcext:value-type="float">
            <text:p>0.0828374</text:p>
          </table:table-cell>
          <table:table-cell office:value-type="float" office:value="0.445868" calcext:value-type="float">
            <text:p>0.445868</text:p>
          </table:table-cell>
          <table:table-cell office:value-type="float" office:value="0.298641" calcext:value-type="float">
            <text:p>0.298641</text:p>
          </table:table-cell>
          <table:table-cell/>
        </table:table-row>
        <table:table-row table:style-name="ro1">
          <table:table-cell office:value-type="float" office:value="0.072155" calcext:value-type="float">
            <text:p>0.072155</text:p>
          </table:table-cell>
          <table:table-cell office:value-type="float" office:value="0.0830391" calcext:value-type="float">
            <text:p>0.0830391</text:p>
          </table:table-cell>
          <table:table-cell office:value-type="float" office:value="0.44589" calcext:value-type="float">
            <text:p>0.44589</text:p>
          </table:table-cell>
          <table:table-cell office:value-type="float" office:value="0.298147" calcext:value-type="float">
            <text:p>0.298147</text:p>
          </table:table-cell>
          <table:table-cell/>
        </table:table-row>
        <table:table-row table:style-name="ro1">
          <table:table-cell office:value-type="float" office:value="0.0721316" calcext:value-type="float">
            <text:p>0.0721316</text:p>
          </table:table-cell>
          <table:table-cell office:value-type="float" office:value="0.0832714" calcext:value-type="float">
            <text:p>0.0832714</text:p>
          </table:table-cell>
          <table:table-cell office:value-type="float" office:value="0.445748" calcext:value-type="float">
            <text:p>0.445748</text:p>
          </table:table-cell>
          <table:table-cell office:value-type="float" office:value="0.297683" calcext:value-type="float">
            <text:p>0.297683</text:p>
          </table:table-cell>
          <table:table-cell/>
        </table:table-row>
        <table:table-row table:style-name="ro1">
          <table:table-cell office:value-type="float" office:value="0.0721377" calcext:value-type="float">
            <text:p>0.0721377</text:p>
          </table:table-cell>
          <table:table-cell office:value-type="float" office:value="0.083555" calcext:value-type="float">
            <text:p>0.083555</text:p>
          </table:table-cell>
          <table:table-cell office:value-type="float" office:value="0.44552" calcext:value-type="float">
            <text:p>0.44552</text:p>
          </table:table-cell>
          <table:table-cell office:value-type="float" office:value="0.297318" calcext:value-type="float">
            <text:p>0.297318</text:p>
          </table:table-cell>
          <table:table-cell/>
        </table:table-row>
        <table:table-row table:style-name="ro1">
          <table:table-cell office:value-type="float" office:value="0.0722093" calcext:value-type="float">
            <text:p>0.0722093</text:p>
          </table:table-cell>
          <table:table-cell office:value-type="float" office:value="0.0838154" calcext:value-type="float">
            <text:p>0.0838154</text:p>
          </table:table-cell>
          <table:table-cell office:value-type="float" office:value="0.445342" calcext:value-type="float">
            <text:p>0.445342</text:p>
          </table:table-cell>
          <table:table-cell office:value-type="float" office:value="0.296966" calcext:value-type="float">
            <text:p>0.296966</text:p>
          </table:table-cell>
          <table:table-cell/>
        </table:table-row>
        <table:table-row table:style-name="ro1">
          <table:table-cell office:value-type="float" office:value="0.0724689" calcext:value-type="float">
            <text:p>0.0724689</text:p>
          </table:table-cell>
          <table:table-cell office:value-type="float" office:value="0.0839072" calcext:value-type="float">
            <text:p>0.0839072</text:p>
          </table:table-cell>
          <table:table-cell office:value-type="float" office:value="0.445542" calcext:value-type="float">
            <text:p>0.445542</text:p>
          </table:table-cell>
          <table:table-cell office:value-type="float" office:value="0.29648" calcext:value-type="float">
            <text:p>0.29648</text:p>
          </table:table-cell>
          <table:table-cell/>
        </table:table-row>
        <table:table-row table:style-name="ro1">
          <table:table-cell office:value-type="float" office:value="0.0728105" calcext:value-type="float">
            <text:p>0.0728105</text:p>
          </table:table-cell>
          <table:table-cell office:value-type="float" office:value="0.083785" calcext:value-type="float">
            <text:p>0.083785</text:p>
          </table:table-cell>
          <table:table-cell office:value-type="float" office:value="0.445775" calcext:value-type="float">
            <text:p>0.445775</text:p>
          </table:table-cell>
          <table:table-cell office:value-type="float" office:value="0.296044" calcext:value-type="float">
            <text:p>0.296044</text:p>
          </table:table-cell>
          <table:table-cell/>
        </table:table-row>
        <table:table-row table:style-name="ro1">
          <table:table-cell office:value-type="float" office:value="0.0731727" calcext:value-type="float">
            <text:p>0.0731727</text:p>
          </table:table-cell>
          <table:table-cell office:value-type="float" office:value="0.0836801" calcext:value-type="float">
            <text:p>0.0836801</text:p>
          </table:table-cell>
          <table:table-cell office:value-type="float" office:value="0.445665" calcext:value-type="float">
            <text:p>0.445665</text:p>
          </table:table-cell>
          <table:table-cell office:value-type="float" office:value="0.295568" calcext:value-type="float">
            <text:p>0.295568</text:p>
          </table:table-cell>
          <table:table-cell/>
        </table:table-row>
        <table:table-row table:style-name="ro1">
          <table:table-cell office:value-type="float" office:value="0.0738031" calcext:value-type="float">
            <text:p>0.0738031</text:p>
          </table:table-cell>
          <table:table-cell office:value-type="float" office:value="0.083646" calcext:value-type="float">
            <text:p>0.083646</text:p>
          </table:table-cell>
          <table:table-cell office:value-type="float" office:value="0.44569" calcext:value-type="float">
            <text:p>0.44569</text:p>
          </table:table-cell>
          <table:table-cell office:value-type="float" office:value="0.29518" calcext:value-type="float">
            <text:p>0.29518</text:p>
          </table:table-cell>
          <table:table-cell/>
        </table:table-row>
        <table:table-row table:style-name="ro1">
          <table:table-cell office:value-type="float" office:value="0.0741896" calcext:value-type="float">
            <text:p>0.0741896</text:p>
          </table:table-cell>
          <table:table-cell office:value-type="float" office:value="0.0836284" calcext:value-type="float">
            <text:p>0.0836284</text:p>
          </table:table-cell>
          <table:table-cell office:value-type="float" office:value="0.445175" calcext:value-type="float">
            <text:p>0.445175</text:p>
          </table:table-cell>
          <table:table-cell office:value-type="float" office:value="0.295157" calcext:value-type="float">
            <text:p>0.295157</text:p>
          </table:table-cell>
          <table:table-cell/>
        </table:table-row>
        <table:table-row table:style-name="ro1">
          <table:table-cell office:value-type="float" office:value="0.0744527" calcext:value-type="float">
            <text:p>0.0744527</text:p>
          </table:table-cell>
          <table:table-cell office:value-type="float" office:value="0.0836342" calcext:value-type="float">
            <text:p>0.0836342</text:p>
          </table:table-cell>
          <table:table-cell office:value-type="float" office:value="0.444587" calcext:value-type="float">
            <text:p>0.444587</text:p>
          </table:table-cell>
          <table:table-cell office:value-type="float" office:value="0.295172" calcext:value-type="float">
            <text:p>0.295172</text:p>
          </table:table-cell>
          <table:table-cell/>
        </table:table-row>
        <table:table-row table:style-name="ro1">
          <table:table-cell office:value-type="float" office:value="0.074771" calcext:value-type="float">
            <text:p>0.074771</text:p>
          </table:table-cell>
          <table:table-cell office:value-type="float" office:value="0.0836511" calcext:value-type="float">
            <text:p>0.0836511</text:p>
          </table:table-cell>
          <table:table-cell office:value-type="float" office:value="0.443991" calcext:value-type="float">
            <text:p>0.443991</text:p>
          </table:table-cell>
          <table:table-cell office:value-type="float" office:value="0.295258" calcext:value-type="float">
            <text:p>0.295258</text:p>
          </table:table-cell>
          <table:table-cell/>
        </table:table-row>
        <table:table-row table:style-name="ro1">
          <table:table-cell office:value-type="float" office:value="0.0748616" calcext:value-type="float">
            <text:p>0.0748616</text:p>
          </table:table-cell>
          <table:table-cell office:value-type="float" office:value="0.0837961" calcext:value-type="float">
            <text:p>0.0837961</text:p>
          </table:table-cell>
          <table:table-cell office:value-type="float" office:value="0.443304" calcext:value-type="float">
            <text:p>0.443304</text:p>
          </table:table-cell>
          <table:table-cell office:value-type="float" office:value="0.295552" calcext:value-type="float">
            <text:p>0.295552</text:p>
          </table:table-cell>
          <table:table-cell/>
        </table:table-row>
        <table:table-row table:style-name="ro1">
          <table:table-cell office:value-type="float" office:value="0.0749405" calcext:value-type="float">
            <text:p>0.0749405</text:p>
          </table:table-cell>
          <table:table-cell office:value-type="float" office:value="0.0839068" calcext:value-type="float">
            <text:p>0.0839068</text:p>
          </table:table-cell>
          <table:table-cell office:value-type="float" office:value="0.44263" calcext:value-type="float">
            <text:p>0.44263</text:p>
          </table:table-cell>
          <table:table-cell office:value-type="float" office:value="0.295674" calcext:value-type="float">
            <text:p>0.295674</text:p>
          </table:table-cell>
          <table:table-cell/>
        </table:table-row>
        <table:table-row table:style-name="ro1">
          <table:table-cell office:value-type="float" office:value="0.0748604" calcext:value-type="float">
            <text:p>0.0748604</text:p>
          </table:table-cell>
          <table:table-cell office:value-type="float" office:value="0.0841034" calcext:value-type="float">
            <text:p>0.0841034</text:p>
          </table:table-cell>
          <table:table-cell office:value-type="float" office:value="0.441918" calcext:value-type="float">
            <text:p>0.441918</text:p>
          </table:table-cell>
          <table:table-cell office:value-type="float" office:value="0.295877" calcext:value-type="float">
            <text:p>0.295877</text:p>
          </table:table-cell>
          <table:table-cell/>
        </table:table-row>
        <table:table-row table:style-name="ro1">
          <table:table-cell office:value-type="float" office:value="0.0748275" calcext:value-type="float">
            <text:p>0.0748275</text:p>
          </table:table-cell>
          <table:table-cell office:value-type="float" office:value="0.0842706" calcext:value-type="float">
            <text:p>0.0842706</text:p>
          </table:table-cell>
          <table:table-cell office:value-type="float" office:value="0.441296" calcext:value-type="float">
            <text:p>0.441296</text:p>
          </table:table-cell>
          <table:table-cell office:value-type="float" office:value="0.295732" calcext:value-type="float">
            <text:p>0.295732</text:p>
          </table:table-cell>
          <table:table-cell/>
        </table:table-row>
        <table:table-row table:style-name="ro1">
          <table:table-cell office:value-type="float" office:value="0.0750051" calcext:value-type="float">
            <text:p>0.0750051</text:p>
          </table:table-cell>
          <table:table-cell office:value-type="float" office:value="0.0844367" calcext:value-type="float">
            <text:p>0.0844367</text:p>
          </table:table-cell>
          <table:table-cell office:value-type="float" office:value="0.440819" calcext:value-type="float">
            <text:p>0.440819</text:p>
          </table:table-cell>
          <table:table-cell office:value-type="float" office:value="0.295603" calcext:value-type="float">
            <text:p>0.295603</text:p>
          </table:table-cell>
          <table:table-cell/>
        </table:table-row>
        <table:table-row table:style-name="ro1">
          <table:table-cell office:value-type="float" office:value="0.0752754" calcext:value-type="float">
            <text:p>0.0752754</text:p>
          </table:table-cell>
          <table:table-cell office:value-type="float" office:value="0.0845646" calcext:value-type="float">
            <text:p>0.0845646</text:p>
          </table:table-cell>
          <table:table-cell office:value-type="float" office:value="0.440399" calcext:value-type="float">
            <text:p>0.440399</text:p>
          </table:table-cell>
          <table:table-cell office:value-type="float" office:value="0.295431" calcext:value-type="float">
            <text:p>0.295431</text:p>
          </table:table-cell>
          <table:table-cell/>
        </table:table-row>
        <table:table-row table:style-name="ro1">
          <table:table-cell office:value-type="float" office:value="0.075766" calcext:value-type="float">
            <text:p>0.075766</text:p>
          </table:table-cell>
          <table:table-cell office:value-type="float" office:value="0.0845595" calcext:value-type="float">
            <text:p>0.0845595</text:p>
          </table:table-cell>
          <table:table-cell office:value-type="float" office:value="0.440098" calcext:value-type="float">
            <text:p>0.440098</text:p>
          </table:table-cell>
          <table:table-cell office:value-type="float" office:value="0.295132" calcext:value-type="float">
            <text:p>0.295132</text:p>
          </table:table-cell>
          <table:table-cell/>
        </table:table-row>
        <table:table-row table:style-name="ro1">
          <table:table-cell office:value-type="float" office:value="0.0764588" calcext:value-type="float">
            <text:p>0.0764588</text:p>
          </table:table-cell>
          <table:table-cell office:value-type="float" office:value="0.0845204" calcext:value-type="float">
            <text:p>0.0845204</text:p>
          </table:table-cell>
          <table:table-cell office:value-type="float" office:value="0.440237" calcext:value-type="float">
            <text:p>0.440237</text:p>
          </table:table-cell>
          <table:table-cell office:value-type="float" office:value="0.294704" calcext:value-type="float">
            <text:p>0.294704</text:p>
          </table:table-cell>
          <table:table-cell/>
        </table:table-row>
        <table:table-row table:style-name="ro1">
          <table:table-cell office:value-type="float" office:value="0.0771957" calcext:value-type="float">
            <text:p>0.0771957</text:p>
          </table:table-cell>
          <table:table-cell office:value-type="float" office:value="0.0844081" calcext:value-type="float">
            <text:p>0.0844081</text:p>
          </table:table-cell>
          <table:table-cell office:value-type="float" office:value="0.440314" calcext:value-type="float">
            <text:p>0.440314</text:p>
          </table:table-cell>
          <table:table-cell office:value-type="float" office:value="0.294247" calcext:value-type="float">
            <text:p>0.294247</text:p>
          </table:table-cell>
          <table:table-cell/>
        </table:table-row>
        <table:table-row table:style-name="ro1">
          <table:table-cell office:value-type="float" office:value="0.077814" calcext:value-type="float">
            <text:p>0.077814</text:p>
          </table:table-cell>
          <table:table-cell office:value-type="float" office:value="0.084318" calcext:value-type="float">
            <text:p>0.084318</text:p>
          </table:table-cell>
          <table:table-cell office:value-type="float" office:value="0.439672" calcext:value-type="float">
            <text:p>0.439672</text:p>
          </table:table-cell>
          <table:table-cell office:value-type="float" office:value="0.294164" calcext:value-type="float">
            <text:p>0.294164</text:p>
          </table:table-cell>
          <table:table-cell/>
        </table:table-row>
        <table:table-row table:style-name="ro1">
          <table:table-cell office:value-type="float" office:value="0.0785191" calcext:value-type="float">
            <text:p>0.0785191</text:p>
          </table:table-cell>
          <table:table-cell office:value-type="float" office:value="0.0841896" calcext:value-type="float">
            <text:p>0.0841896</text:p>
          </table:table-cell>
          <table:table-cell office:value-type="float" office:value="0.439053" calcext:value-type="float">
            <text:p>0.439053</text:p>
          </table:table-cell>
          <table:table-cell office:value-type="float" office:value="0.293923" calcext:value-type="float">
            <text:p>0.293923</text:p>
          </table:table-cell>
          <table:table-cell/>
        </table:table-row>
        <table:table-row table:style-name="ro1">
          <table:table-cell office:value-type="float" office:value="0.0794462" calcext:value-type="float">
            <text:p>0.0794462</text:p>
          </table:table-cell>
          <table:table-cell office:value-type="float" office:value="0.0840581" calcext:value-type="float">
            <text:p>0.0840581</text:p>
          </table:table-cell>
          <table:table-cell office:value-type="float" office:value="0.438851" calcext:value-type="float">
            <text:p>0.438851</text:p>
          </table:table-cell>
          <table:table-cell office:value-type="float" office:value="0.293492" calcext:value-type="float">
            <text:p>0.293492</text:p>
          </table:table-cell>
          <table:table-cell/>
        </table:table-row>
        <table:table-row table:style-name="ro1">
          <table:table-cell office:value-type="float" office:value="0.0798927" calcext:value-type="float">
            <text:p>0.0798927</text:p>
          </table:table-cell>
          <table:table-cell office:value-type="float" office:value="0.0839324" calcext:value-type="float">
            <text:p>0.0839324</text:p>
          </table:table-cell>
          <table:table-cell office:value-type="float" office:value="0.43834" calcext:value-type="float">
            <text:p>0.43834</text:p>
          </table:table-cell>
          <table:table-cell office:value-type="float" office:value="0.293051" calcext:value-type="float">
            <text:p>0.293051</text:p>
          </table:table-cell>
          <table:table-cell/>
        </table:table-row>
        <table:table-row table:style-name="ro1">
          <table:table-cell office:value-type="float" office:value="0.0801818" calcext:value-type="float">
            <text:p>0.0801818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437664" calcext:value-type="float">
            <text:p>0.437664</text:p>
          </table:table-cell>
          <table:table-cell office:value-type="float" office:value="0.292689" calcext:value-type="float">
            <text:p>0.292689</text:p>
          </table:table-cell>
          <table:table-cell/>
        </table:table-row>
        <table:table-row table:style-name="ro1">
          <table:table-cell office:value-type="float" office:value="0.0804872" calcext:value-type="float">
            <text:p>0.0804872</text:p>
          </table:table-cell>
          <table:table-cell office:value-type="float" office:value="0.0837422" calcext:value-type="float">
            <text:p>0.0837422</text:p>
          </table:table-cell>
          <table:table-cell office:value-type="float" office:value="0.436993" calcext:value-type="float">
            <text:p>0.436993</text:p>
          </table:table-cell>
          <table:table-cell office:value-type="float" office:value="0.292246" calcext:value-type="float">
            <text:p>0.292246</text:p>
          </table:table-cell>
          <table:table-cell/>
        </table:table-row>
        <table:table-row table:style-name="ro1">
          <table:table-cell office:value-type="float" office:value="0.0809918" calcext:value-type="float">
            <text:p>0.0809918</text:p>
          </table:table-cell>
          <table:table-cell office:value-type="float" office:value="0.0837767" calcext:value-type="float">
            <text:p>0.0837767</text:p>
          </table:table-cell>
          <table:table-cell office:value-type="float" office:value="0.436727" calcext:value-type="float">
            <text:p>0.436727</text:p>
          </table:table-cell>
          <table:table-cell office:value-type="float" office:value="0.291846" calcext:value-type="float">
            <text:p>0.291846</text:p>
          </table:table-cell>
          <table:table-cell/>
        </table:table-row>
        <table:table-row table:style-name="ro1">
          <table:table-cell office:value-type="float" office:value="0.0814703" calcext:value-type="float">
            <text:p>0.0814703</text:p>
          </table:table-cell>
          <table:table-cell office:value-type="float" office:value="0.0837789" calcext:value-type="float">
            <text:p>0.0837789</text:p>
          </table:table-cell>
          <table:table-cell office:value-type="float" office:value="0.436368" calcext:value-type="float">
            <text:p>0.436368</text:p>
          </table:table-cell>
          <table:table-cell office:value-type="float" office:value="0.291415" calcext:value-type="float">
            <text:p>0.291415</text:p>
          </table:table-cell>
          <table:table-cell/>
        </table:table-row>
        <table:table-row table:style-name="ro1">
          <table:table-cell office:value-type="float" office:value="0.0817685" calcext:value-type="float">
            <text:p>0.0817685</text:p>
          </table:table-cell>
          <table:table-cell office:value-type="float" office:value="0.0837549" calcext:value-type="float">
            <text:p>0.0837549</text:p>
          </table:table-cell>
          <table:table-cell office:value-type="float" office:value="0.435712" calcext:value-type="float">
            <text:p>0.435712</text:p>
          </table:table-cell>
          <table:table-cell office:value-type="float" office:value="0.291002" calcext:value-type="float">
            <text:p>0.291002</text:p>
          </table:table-cell>
          <table:table-cell/>
        </table:table-row>
        <table:table-row table:style-name="ro1">
          <table:table-cell office:value-type="float" office:value="0.0820413" calcext:value-type="float">
            <text:p>0.0820413</text:p>
          </table:table-cell>
          <table:table-cell office:value-type="float" office:value="0.0836699" calcext:value-type="float">
            <text:p>0.0836699</text:p>
          </table:table-cell>
          <table:table-cell office:value-type="float" office:value="0.435062" calcext:value-type="float">
            <text:p>0.435062</text:p>
          </table:table-cell>
          <table:table-cell office:value-type="float" office:value="0.290656" calcext:value-type="float">
            <text:p>0.290656</text:p>
          </table:table-cell>
          <table:table-cell/>
        </table:table-row>
        <table:table-row table:style-name="ro1">
          <table:table-cell office:value-type="float" office:value="0.082379" calcext:value-type="float">
            <text:p>0.082379</text:p>
          </table:table-cell>
          <table:table-cell office:value-type="float" office:value="0.0835783" calcext:value-type="float">
            <text:p>0.0835783</text:p>
          </table:table-cell>
          <table:table-cell office:value-type="float" office:value="0.434425" calcext:value-type="float">
            <text:p>0.434425</text:p>
          </table:table-cell>
          <table:table-cell office:value-type="float" office:value="0.290272" calcext:value-type="float">
            <text:p>0.290272</text:p>
          </table:table-cell>
          <table:table-cell/>
        </table:table-row>
        <table:table-row table:style-name="ro1">
          <table:table-cell office:value-type="float" office:value="0.0824572" calcext:value-type="float">
            <text:p>0.0824572</text:p>
          </table:table-cell>
          <table:table-cell office:value-type="float" office:value="0.0836557" calcext:value-type="float">
            <text:p>0.0836557</text:p>
          </table:table-cell>
          <table:table-cell office:value-type="float" office:value="0.433766" calcext:value-type="float">
            <text:p>0.433766</text:p>
          </table:table-cell>
          <table:table-cell office:value-type="float" office:value="0.289831" calcext:value-type="float">
            <text:p>0.289831</text:p>
          </table:table-cell>
          <table:table-cell/>
        </table:table-row>
        <table:table-row table:style-name="ro1">
          <table:table-cell office:value-type="float" office:value="0.0824579" calcext:value-type="float">
            <text:p>0.0824579</text:p>
          </table:table-cell>
          <table:table-cell office:value-type="float" office:value="0.0836793" calcext:value-type="float">
            <text:p>0.0836793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289393" calcext:value-type="float">
            <text:p>0.289393</text:p>
          </table:table-cell>
          <table:table-cell/>
        </table:table-row>
        <table:table-row table:style-name="ro1">
          <table:table-cell office:value-type="float" office:value="0.0823672" calcext:value-type="float">
            <text:p>0.0823672</text:p>
          </table:table-cell>
          <table:table-cell office:value-type="float" office:value="0.083585" calcext:value-type="float">
            <text:p>0.083585</text:p>
          </table:table-cell>
          <table:table-cell office:value-type="float" office:value="0.432533" calcext:value-type="float">
            <text:p>0.432533</text:p>
          </table:table-cell>
          <table:table-cell office:value-type="float" office:value="0.289012" calcext:value-type="float">
            <text:p>0.289012</text:p>
          </table:table-cell>
          <table:table-cell/>
        </table:table-row>
        <table:table-row table:style-name="ro1">
          <table:table-cell office:value-type="float" office:value="0.0822936" calcext:value-type="float">
            <text:p>0.0822936</text:p>
          </table:table-cell>
          <table:table-cell office:value-type="float" office:value="0.083501" calcext:value-type="float">
            <text:p>0.083501</text:p>
          </table:table-cell>
          <table:table-cell office:value-type="float" office:value="0.431935" calcext:value-type="float">
            <text:p>0.431935</text:p>
          </table:table-cell>
          <table:table-cell office:value-type="float" office:value="0.288586" calcext:value-type="float">
            <text:p>0.288586</text:p>
          </table:table-cell>
          <table:table-cell/>
        </table:table-row>
        <table:table-row table:style-name="ro1">
          <table:table-cell office:value-type="float" office:value="0.08219" calcext:value-type="float">
            <text:p>0.08219</text:p>
          </table:table-cell>
          <table:table-cell office:value-type="float" office:value="0.0833819" calcext:value-type="float">
            <text:p>0.0833819</text:p>
          </table:table-cell>
          <table:table-cell office:value-type="float" office:value="0.431301" calcext:value-type="float">
            <text:p>0.431301</text:p>
          </table:table-cell>
          <table:table-cell office:value-type="float" office:value="0.288205" calcext:value-type="float">
            <text:p>0.288205</text:p>
          </table:table-cell>
          <table:table-cell/>
        </table:table-row>
        <table:table-row table:style-name="ro1">
          <table:table-cell office:value-type="float" office:value="0.0820854" calcext:value-type="float">
            <text:p>0.0820854</text:p>
          </table:table-cell>
          <table:table-cell office:value-type="float" office:value="0.0832761" calcext:value-type="float">
            <text:p>0.0832761</text:p>
          </table:table-cell>
          <table:table-cell office:value-type="float" office:value="0.430708" calcext:value-type="float">
            <text:p>0.430708</text:p>
          </table:table-cell>
          <table:table-cell office:value-type="float" office:value="0.287798" calcext:value-type="float">
            <text:p>0.287798</text:p>
          </table:table-cell>
          <table:table-cell/>
        </table:table-row>
        <table:table-row table:style-name="ro1">
          <table:table-cell office:value-type="float" office:value="0.081976" calcext:value-type="float">
            <text:p>0.081976</text:p>
          </table:table-cell>
          <table:table-cell office:value-type="float" office:value="0.0832447" calcext:value-type="float">
            <text:p>0.0832447</text:p>
          </table:table-cell>
          <table:table-cell office:value-type="float" office:value="0.430099" calcext:value-type="float">
            <text:p>0.430099</text:p>
          </table:table-cell>
          <table:table-cell office:value-type="float" office:value="0.287368" calcext:value-type="float">
            <text:p>0.287368</text:p>
          </table:table-cell>
          <table:table-cell/>
        </table:table-row>
        <table:table-row table:style-name="ro1">
          <table:table-cell office:value-type="float" office:value="0.0819319" calcext:value-type="float">
            <text:p>0.0819319</text:p>
          </table:table-cell>
          <table:table-cell office:value-type="float" office:value="0.0832405" calcext:value-type="float">
            <text:p>0.0832405</text:p>
          </table:table-cell>
          <table:table-cell office:value-type="float" office:value="0.429605" calcext:value-type="float">
            <text:p>0.429605</text:p>
          </table:table-cell>
          <table:table-cell office:value-type="float" office:value="0.286941" calcext:value-type="float">
            <text:p>0.286941</text:p>
          </table:table-cell>
          <table:table-cell/>
        </table:table-row>
        <table:table-row table:style-name="ro1">
          <table:table-cell office:value-type="float" office:value="0.0818171" calcext:value-type="float">
            <text:p>0.0818171</text:p>
          </table:table-cell>
          <table:table-cell office:value-type="float" office:value="0.0833836" calcext:value-type="float">
            <text:p>0.0833836</text:p>
          </table:table-cell>
          <table:table-cell office:value-type="float" office:value="0.428994" calcext:value-type="float">
            <text:p>0.428994</text:p>
          </table:table-cell>
          <table:table-cell office:value-type="float" office:value="0.286537" calcext:value-type="float">
            <text:p>0.286537</text:p>
          </table:table-cell>
          <table:table-cell/>
        </table:table-row>
        <table:table-row table:style-name="ro1">
          <table:table-cell office:value-type="float" office:value="0.0816962" calcext:value-type="float">
            <text:p>0.0816962</text:p>
          </table:table-cell>
          <table:table-cell office:value-type="float" office:value="0.0833891" calcext:value-type="float">
            <text:p>0.0833891</text:p>
          </table:table-cell>
          <table:table-cell office:value-type="float" office:value="0.428395" calcext:value-type="float">
            <text:p>0.428395</text:p>
          </table:table-cell>
          <table:table-cell office:value-type="float" office:value="0.286117" calcext:value-type="float">
            <text:p>0.286117</text:p>
          </table:table-cell>
          <table:table-cell/>
        </table:table-row>
        <table:table-row table:style-name="ro1">
          <table:table-cell office:value-type="float" office:value="0.081584" calcext:value-type="float">
            <text:p>0.081584</text:p>
          </table:table-cell>
          <table:table-cell office:value-type="float" office:value="0.0833867" calcext:value-type="float">
            <text:p>0.0833867</text:p>
          </table:table-cell>
          <table:table-cell office:value-type="float" office:value="0.427839" calcext:value-type="float">
            <text:p>0.427839</text:p>
          </table:table-cell>
          <table:table-cell office:value-type="float" office:value="0.285701" calcext:value-type="float">
            <text:p>0.285701</text:p>
          </table:table-cell>
          <table:table-cell/>
        </table:table-row>
        <table:table-row table:style-name="ro1">
          <table:table-cell office:value-type="float" office:value="0.0814813" calcext:value-type="float">
            <text:p>0.0814813</text:p>
          </table:table-cell>
          <table:table-cell office:value-type="float" office:value="0.0833947" calcext:value-type="float">
            <text:p>0.0833947</text:p>
          </table:table-cell>
          <table:table-cell office:value-type="float" office:value="0.427213" calcext:value-type="float">
            <text:p>0.427213</text:p>
          </table:table-cell>
          <table:table-cell office:value-type="float" office:value="0.285284" calcext:value-type="float">
            <text:p>0.285284</text:p>
          </table:table-cell>
          <table:table-cell/>
        </table:table-row>
        <table:table-row table:style-name="ro1">
          <table:table-cell office:value-type="float" office:value="0.081397" calcext:value-type="float">
            <text:p>0.081397</text:p>
          </table:table-cell>
          <table:table-cell office:value-type="float" office:value="0.0835133" calcext:value-type="float">
            <text:p>0.0835133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284869" calcext:value-type="float">
            <text:p>0.284869</text:p>
          </table:table-cell>
          <table:table-cell/>
        </table:table-row>
        <table:table-row table:style-name="ro1">
          <table:table-cell office:value-type="float" office:value="0.0813013" calcext:value-type="float">
            <text:p>0.0813013</text:p>
          </table:table-cell>
          <table:table-cell office:value-type="float" office:value="0.0836798" calcext:value-type="float">
            <text:p>0.0836798</text:p>
          </table:table-cell>
          <table:table-cell office:value-type="float" office:value="0.42599" calcext:value-type="float">
            <text:p>0.42599</text:p>
          </table:table-cell>
          <table:table-cell office:value-type="float" office:value="0.284457" calcext:value-type="float">
            <text:p>0.284457</text:p>
          </table:table-cell>
          <table:table-cell/>
        </table:table-row>
        <table:table-row table:style-name="ro1">
          <table:table-cell office:value-type="float" office:value="0.081185" calcext:value-type="float">
            <text:p>0.081185</text:p>
          </table:table-cell>
          <table:table-cell office:value-type="float" office:value="0.0836636" calcext:value-type="float">
            <text:p>0.0836636</text:p>
          </table:table-cell>
          <table:table-cell office:value-type="float" office:value="0.425448" calcext:value-type="float">
            <text:p>0.425448</text:p>
          </table:table-cell>
          <table:table-cell office:value-type="float" office:value="0.284087" calcext:value-type="float">
            <text:p>0.284087</text:p>
          </table:table-cell>
          <table:table-cell/>
        </table:table-row>
        <table:table-row table:style-name="ro1">
          <table:table-cell office:value-type="float" office:value="0.0810707" calcext:value-type="float">
            <text:p>0.0810707</text:p>
          </table:table-cell>
          <table:table-cell office:value-type="float" office:value="0.0836265" calcext:value-type="float">
            <text:p>0.0836265</text:p>
          </table:table-cell>
          <table:table-cell office:value-type="float" office:value="0.424832" calcext:value-type="float">
            <text:p>0.424832</text:p>
          </table:table-cell>
          <table:table-cell office:value-type="float" office:value="0.283743" calcext:value-type="float">
            <text:p>0.283743</text:p>
          </table:table-cell>
          <table:table-cell/>
        </table:table-row>
        <table:table-row table:style-name="ro1">
          <table:table-cell office:value-type="float" office:value="0.0809531" calcext:value-type="float">
            <text:p>0.0809531</text:p>
          </table:table-cell>
          <table:table-cell office:value-type="float" office:value="0.0835642" calcext:value-type="float">
            <text:p>0.0835642</text:p>
          </table:table-cell>
          <table:table-cell office:value-type="float" office:value="0.424229" calcext:value-type="float">
            <text:p>0.424229</text:p>
          </table:table-cell>
          <table:table-cell office:value-type="float" office:value="0.283429" calcext:value-type="float">
            <text:p>0.283429</text:p>
          </table:table-cell>
          <table:table-cell/>
        </table:table-row>
        <table:table-row table:style-name="ro1">
          <table:table-cell office:value-type="float" office:value="0.0808379" calcext:value-type="float">
            <text:p>0.0808379</text:p>
          </table:table-cell>
          <table:table-cell office:value-type="float" office:value="0.0835101" calcext:value-type="float">
            <text:p>0.0835101</text:p>
          </table:table-cell>
          <table:table-cell office:value-type="float" office:value="0.423666" calcext:value-type="float">
            <text:p>0.423666</text:p>
          </table:table-cell>
          <table:table-cell office:value-type="float" office:value="0.283116" calcext:value-type="float">
            <text:p>0.283116</text:p>
          </table:table-cell>
          <table:table-cell/>
        </table:table-row>
        <table:table-row table:style-name="ro1">
          <table:table-cell office:value-type="float" office:value="0.0807216" calcext:value-type="float">
            <text:p>0.0807216</text:p>
          </table:table-cell>
          <table:table-cell office:value-type="float" office:value="0.0837157" calcext:value-type="float">
            <text:p>0.0837157</text:p>
          </table:table-cell>
          <table:table-cell office:value-type="float" office:value="0.423129" calcext:value-type="float">
            <text:p>0.423129</text:p>
          </table:table-cell>
          <table:table-cell office:value-type="float" office:value="0.282708" calcext:value-type="float">
            <text:p>0.282708</text:p>
          </table:table-cell>
          <table:table-cell/>
        </table:table-row>
        <table:table-row table:style-name="ro1">
          <table:table-cell office:value-type="float" office:value="0.0806067" calcext:value-type="float">
            <text:p>0.0806067</text:p>
          </table:table-cell>
          <table:table-cell office:value-type="float" office:value="0.0839899" calcext:value-type="float">
            <text:p>0.0839899</text:p>
          </table:table-cell>
          <table:table-cell office:value-type="float" office:value="0.422527" calcext:value-type="float">
            <text:p>0.422527</text:p>
          </table:table-cell>
          <table:table-cell office:value-type="float" office:value="0.282302" calcext:value-type="float">
            <text:p>0.282302</text:p>
          </table:table-cell>
          <table:table-cell/>
        </table:table-row>
        <table:table-row table:style-name="ro1">
          <table:table-cell office:value-type="float" office:value="0.0804954" calcext:value-type="float">
            <text:p>0.0804954</text:p>
          </table:table-cell>
          <table:table-cell office:value-type="float" office:value="0.0847269" calcext:value-type="float">
            <text:p>0.0847269</text:p>
          </table:table-cell>
          <table:table-cell office:value-type="float" office:value="0.421922" calcext:value-type="float">
            <text:p>0.421922</text:p>
          </table:table-cell>
          <table:table-cell office:value-type="float" office:value="0.281995" calcext:value-type="float">
            <text:p>0.281995</text:p>
          </table:table-cell>
          <table:table-cell/>
        </table:table-row>
        <table:table-row table:style-name="ro1">
          <table:table-cell office:value-type="float" office:value="0.0803859" calcext:value-type="float">
            <text:p>0.0803859</text:p>
          </table:table-cell>
          <table:table-cell office:value-type="float" office:value="0.0857467" calcext:value-type="float">
            <text:p>0.0857467</text:p>
          </table:table-cell>
          <table:table-cell office:value-type="float" office:value="0.42132" calcext:value-type="float">
            <text:p>0.42132</text:p>
          </table:table-cell>
          <table:table-cell office:value-type="float" office:value="0.281778" calcext:value-type="float">
            <text:p>0.281778</text:p>
          </table:table-cell>
          <table:table-cell/>
        </table:table-row>
        <table:table-row table:style-name="ro1">
          <table:table-cell office:value-type="float" office:value="0.0803376" calcext:value-type="float">
            <text:p>0.0803376</text:p>
          </table:table-cell>
          <table:table-cell office:value-type="float" office:value="0.0857131" calcext:value-type="float">
            <text:p>0.0857131</text:p>
          </table:table-cell>
          <table:table-cell office:value-type="float" office:value="0.420817" calcext:value-type="float">
            <text:p>0.420817</text:p>
          </table:table-cell>
          <table:table-cell office:value-type="float" office:value="0.281643" calcext:value-type="float">
            <text:p>0.281643</text:p>
          </table:table-cell>
          <table:table-cell/>
        </table:table-row>
        <table:table-row table:style-name="ro1">
          <table:table-cell office:value-type="float" office:value="0.0802658" calcext:value-type="float">
            <text:p>0.0802658</text:p>
          </table:table-cell>
          <table:table-cell office:value-type="float" office:value="0.0856289" calcext:value-type="float">
            <text:p>0.0856289</text:p>
          </table:table-cell>
          <table:table-cell office:value-type="float" office:value="0.420219" calcext:value-type="float">
            <text:p>0.420219</text:p>
          </table:table-cell>
          <table:table-cell office:value-type="float" office:value="0.28155" calcext:value-type="float">
            <text:p>0.28155</text:p>
          </table:table-cell>
          <table:table-cell/>
        </table:table-row>
        <table:table-row table:style-name="ro1">
          <table:table-cell office:value-type="float" office:value="0.0801988" calcext:value-type="float">
            <text:p>0.0801988</text:p>
          </table:table-cell>
          <table:table-cell office:value-type="float" office:value="0.0855883" calcext:value-type="float">
            <text:p>0.0855883</text:p>
          </table:table-cell>
          <table:table-cell office:value-type="float" office:value="0.419624" calcext:value-type="float">
            <text:p>0.419624</text:p>
          </table:table-cell>
          <table:table-cell office:value-type="float" office:value="0.28136" calcext:value-type="float">
            <text:p>0.28136</text:p>
          </table:table-cell>
          <table:table-cell/>
        </table:table-row>
        <table:table-row table:style-name="ro1">
          <table:table-cell office:value-type="float" office:value="0.0801051" calcext:value-type="float">
            <text:p>0.0801051</text:p>
          </table:table-cell>
          <table:table-cell office:value-type="float" office:value="0.0855382" calcext:value-type="float">
            <text:p>0.0855382</text:p>
          </table:table-cell>
          <table:table-cell office:value-type="float" office:value="0.419034" calcext:value-type="float">
            <text:p>0.419034</text:p>
          </table:table-cell>
          <table:table-cell office:value-type="float" office:value="0.281182" calcext:value-type="float">
            <text:p>0.281182</text:p>
          </table:table-cell>
          <table:table-cell/>
        </table:table-row>
        <table:table-row table:style-name="ro1">
          <table:table-cell office:value-type="float" office:value="0.080066" calcext:value-type="float">
            <text:p>0.080066</text:p>
          </table:table-cell>
          <table:table-cell office:value-type="float" office:value="0.0854496" calcext:value-type="float">
            <text:p>0.0854496</text:p>
          </table:table-cell>
          <table:table-cell office:value-type="float" office:value="0.418445" calcext:value-type="float">
            <text:p>0.418445</text:p>
          </table:table-cell>
          <table:table-cell office:value-type="float" office:value="0.28114" calcext:value-type="float">
            <text:p>0.28114</text:p>
          </table:table-cell>
          <table:table-cell/>
        </table:table-row>
        <table:table-row table:style-name="ro1">
          <table:table-cell office:value-type="float" office:value="0.0800023" calcext:value-type="float">
            <text:p>0.0800023</text:p>
          </table:table-cell>
          <table:table-cell office:value-type="float" office:value="0.0853453" calcext:value-type="float">
            <text:p>0.0853453</text:p>
          </table:table-cell>
          <table:table-cell office:value-type="float" office:value="0.41786" calcext:value-type="float">
            <text:p>0.41786</text:p>
          </table:table-cell>
          <table:table-cell office:value-type="float" office:value="0.281162" calcext:value-type="float">
            <text:p>0.281162</text:p>
          </table:table-cell>
          <table:table-cell/>
        </table:table-row>
        <table:table-row table:style-name="ro1">
          <table:table-cell office:value-type="float" office:value="0.0800213" calcext:value-type="float">
            <text:p>0.0800213</text:p>
          </table:table-cell>
          <table:table-cell office:value-type="float" office:value="0.0852574" calcext:value-type="float">
            <text:p>0.0852574</text:p>
          </table:table-cell>
          <table:table-cell office:value-type="float" office:value="0.417299" calcext:value-type="float">
            <text:p>0.417299</text:p>
          </table:table-cell>
          <table:table-cell office:value-type="float" office:value="0.281738" calcext:value-type="float">
            <text:p>0.281738</text:p>
          </table:table-cell>
          <table:table-cell/>
        </table:table-row>
        <table:table-row table:style-name="ro1">
          <table:table-cell office:value-type="float" office:value="0.0801753" calcext:value-type="float">
            <text:p>0.0801753</text:p>
          </table:table-cell>
          <table:table-cell office:value-type="float" office:value="0.0851713" calcext:value-type="float">
            <text:p>0.0851713</text:p>
          </table:table-cell>
          <table:table-cell office:value-type="float" office:value="0.417116" calcext:value-type="float">
            <text:p>0.417116</text:p>
          </table:table-cell>
          <table:table-cell office:value-type="float" office:value="0.282651" calcext:value-type="float">
            <text:p>0.282651</text:p>
          </table:table-cell>
          <table:table-cell/>
        </table:table-row>
        <table:table-row table:style-name="ro1">
          <table:table-cell office:value-type="float" office:value="0.0803795" calcext:value-type="float">
            <text:p>0.0803795</text:p>
          </table:table-cell>
          <table:table-cell office:value-type="float" office:value="0.085136" calcext:value-type="float">
            <text:p>0.085136</text:p>
          </table:table-cell>
          <table:table-cell office:value-type="float" office:value="0.416857" calcext:value-type="float">
            <text:p>0.416857</text:p>
          </table:table-cell>
          <table:table-cell office:value-type="float" office:value="0.283679" calcext:value-type="float">
            <text:p>0.283679</text:p>
          </table:table-cell>
          <table:table-cell/>
        </table:table-row>
        <table:table-row table:style-name="ro1">
          <table:table-cell office:value-type="float" office:value="0.0805635" calcext:value-type="float">
            <text:p>0.0805635</text:p>
          </table:table-cell>
          <table:table-cell office:value-type="float" office:value="0.0851271" calcext:value-type="float">
            <text:p>0.0851271</text:p>
          </table:table-cell>
          <table:table-cell office:value-type="float" office:value="0.416299" calcext:value-type="float">
            <text:p>0.416299</text:p>
          </table:table-cell>
          <table:table-cell office:value-type="float" office:value="0.284326" calcext:value-type="float">
            <text:p>0.284326</text:p>
          </table:table-cell>
          <table:table-cell/>
        </table:table-row>
        <table:table-row table:style-name="ro1">
          <table:table-cell office:value-type="float" office:value="0.0806014" calcext:value-type="float">
            <text:p>0.0806014</text:p>
          </table:table-cell>
          <table:table-cell office:value-type="float" office:value="0.0851415" calcext:value-type="float">
            <text:p>0.0851415</text:p>
          </table:table-cell>
          <table:table-cell office:value-type="float" office:value="0.415725" calcext:value-type="float">
            <text:p>0.415725</text:p>
          </table:table-cell>
          <table:table-cell office:value-type="float" office:value="0.284818" calcext:value-type="float">
            <text:p>0.284818</text:p>
          </table:table-cell>
          <table:table-cell/>
        </table:table-row>
        <table:table-row table:style-name="ro1">
          <table:table-cell office:value-type="float" office:value="0.0806992" calcext:value-type="float">
            <text:p>0.0806992</text:p>
          </table:table-cell>
          <table:table-cell office:value-type="float" office:value="0.0852502" calcext:value-type="float">
            <text:p>0.0852502</text:p>
          </table:table-cell>
          <table:table-cell office:value-type="float" office:value="0.415158" calcext:value-type="float">
            <text:p>0.415158</text:p>
          </table:table-cell>
          <table:table-cell office:value-type="float" office:value="0.285611" calcext:value-type="float">
            <text:p>0.285611</text:p>
          </table:table-cell>
          <table:table-cell/>
        </table:table-row>
        <table:table-row table:style-name="ro1">
          <table:table-cell office:value-type="float" office:value="0.0806208" calcext:value-type="float">
            <text:p>0.0806208</text:p>
          </table:table-cell>
          <table:table-cell office:value-type="float" office:value="0.0851344" calcext:value-type="float">
            <text:p>0.0851344</text:p>
          </table:table-cell>
          <table:table-cell office:value-type="float" office:value="0.414642" calcext:value-type="float">
            <text:p>0.414642</text:p>
          </table:table-cell>
          <table:table-cell office:value-type="float" office:value="0.285327" calcext:value-type="float">
            <text:p>0.285327</text:p>
          </table:table-cell>
          <table:table-cell/>
        </table:table-row>
        <table:table-row table:style-name="ro1">
          <table:table-cell office:value-type="float" office:value="0.0805678" calcext:value-type="float">
            <text:p>0.0805678</text:p>
          </table:table-cell>
          <table:table-cell office:value-type="float" office:value="0.085018" calcext:value-type="float">
            <text:p>0.085018</text:p>
          </table:table-cell>
          <table:table-cell office:value-type="float" office:value="0.414124" calcext:value-type="float">
            <text:p>0.414124</text:p>
          </table:table-cell>
          <table:table-cell office:value-type="float" office:value="0.285356" calcext:value-type="float">
            <text:p>0.285356</text:p>
          </table:table-cell>
          <table:table-cell/>
        </table:table-row>
        <table:table-row table:style-name="ro1">
          <table:table-cell office:value-type="float" office:value="0.080458" calcext:value-type="float">
            <text:p>0.080458</text:p>
          </table:table-cell>
          <table:table-cell office:value-type="float" office:value="0.0849343" calcext:value-type="float">
            <text:p>0.0849343</text:p>
          </table:table-cell>
          <table:table-cell office:value-type="float" office:value="0.413557" calcext:value-type="float">
            <text:p>0.413557</text:p>
          </table:table-cell>
          <table:table-cell office:value-type="float" office:value="0.28503" calcext:value-type="float">
            <text:p>0.28503</text:p>
          </table:table-cell>
          <table:table-cell/>
        </table:table-row>
        <table:table-row table:style-name="ro1">
          <table:table-cell office:value-type="float" office:value="0.08035" calcext:value-type="float">
            <text:p>0.08035</text:p>
          </table:table-cell>
          <table:table-cell office:value-type="float" office:value="0.0848572" calcext:value-type="float">
            <text:p>0.0848572</text:p>
          </table:table-cell>
          <table:table-cell office:value-type="float" office:value="0.413097" calcext:value-type="float">
            <text:p>0.413097</text:p>
          </table:table-cell>
          <table:table-cell office:value-type="float" office:value="0.284642" calcext:value-type="float">
            <text:p>0.284642</text:p>
          </table:table-cell>
          <table:table-cell/>
        </table:table-row>
        <table:table-row table:style-name="ro1">
          <table:table-cell office:value-type="float" office:value="0.0802415" calcext:value-type="float">
            <text:p>0.0802415</text:p>
          </table:table-cell>
          <table:table-cell office:value-type="float" office:value="0.084758" calcext:value-type="float">
            <text:p>0.084758</text:p>
          </table:table-cell>
          <table:table-cell office:value-type="float" office:value="0.412589" calcext:value-type="float">
            <text:p>0.412589</text:p>
          </table:table-cell>
          <table:table-cell office:value-type="float" office:value="0.284281" calcext:value-type="float">
            <text:p>0.284281</text:p>
          </table:table-cell>
          <table:table-cell/>
        </table:table-row>
        <table:table-row table:style-name="ro1">
          <table:table-cell office:value-type="float" office:value="0.0801333" calcext:value-type="float">
            <text:p>0.0801333</text:p>
          </table:table-cell>
          <table:table-cell office:value-type="float" office:value="0.0846683" calcext:value-type="float">
            <text:p>0.0846683</text:p>
          </table:table-cell>
          <table:table-cell office:value-type="float" office:value="0.412132" calcext:value-type="float">
            <text:p>0.412132</text:p>
          </table:table-cell>
          <table:table-cell office:value-type="float" office:value="0.283899" calcext:value-type="float">
            <text:p>0.283899</text:p>
          </table:table-cell>
          <table:table-cell/>
        </table:table-row>
        <table:table-row table:style-name="ro1">
          <table:table-cell office:value-type="float" office:value="0.0800299" calcext:value-type="float">
            <text:p>0.0800299</text:p>
          </table:table-cell>
          <table:table-cell office:value-type="float" office:value="0.0845924" calcext:value-type="float">
            <text:p>0.0845924</text:p>
          </table:table-cell>
          <table:table-cell office:value-type="float" office:value="0.411606" calcext:value-type="float">
            <text:p>0.411606</text:p>
          </table:table-cell>
          <table:table-cell office:value-type="float" office:value="0.283835" calcext:value-type="float">
            <text:p>0.283835</text:p>
          </table:table-cell>
          <table:table-cell/>
        </table:table-row>
        <table:table-row table:style-name="ro1">
          <table:table-cell office:value-type="float" office:value="0.0799285" calcext:value-type="float">
            <text:p>0.0799285</text:p>
          </table:table-cell>
          <table:table-cell office:value-type="float" office:value="0.0845124" calcext:value-type="float">
            <text:p>0.0845124</text:p>
          </table:table-cell>
          <table:table-cell office:value-type="float" office:value="0.411057" calcext:value-type="float">
            <text:p>0.411057</text:p>
          </table:table-cell>
          <table:table-cell office:value-type="float" office:value="0.283806" calcext:value-type="float">
            <text:p>0.283806</text:p>
          </table:table-cell>
          <table:table-cell/>
        </table:table-row>
        <table:table-row table:style-name="ro1">
          <table:table-cell office:value-type="float" office:value="0.0798214" calcext:value-type="float">
            <text:p>0.0798214</text:p>
          </table:table-cell>
          <table:table-cell office:value-type="float" office:value="0.0844459" calcext:value-type="float">
            <text:p>0.0844459</text:p>
          </table:table-cell>
          <table:table-cell office:value-type="float" office:value="0.410537" calcext:value-type="float">
            <text:p>0.410537</text:p>
          </table:table-cell>
          <table:table-cell office:value-type="float" office:value="0.283424" calcext:value-type="float">
            <text:p>0.283424</text:p>
          </table:table-cell>
          <table:table-cell/>
        </table:table-row>
        <table:table-row table:style-name="ro1">
          <table:table-cell office:value-type="float" office:value="0.0797143" calcext:value-type="float">
            <text:p>0.0797143</text:p>
          </table:table-cell>
          <table:table-cell office:value-type="float" office:value="0.0843575" calcext:value-type="float">
            <text:p>0.0843575</text:p>
          </table:table-cell>
          <table:table-cell office:value-type="float" office:value="0.409985" calcext:value-type="float">
            <text:p>0.409985</text:p>
          </table:table-cell>
          <table:table-cell office:value-type="float" office:value="0.2831" calcext:value-type="float">
            <text:p>0.2831</text:p>
          </table:table-cell>
          <table:table-cell/>
        </table:table-row>
        <table:table-row table:style-name="ro1">
          <table:table-cell office:value-type="float" office:value="0.0797034" calcext:value-type="float">
            <text:p>0.0797034</text:p>
          </table:table-cell>
          <table:table-cell office:value-type="float" office:value="0.0842608" calcext:value-type="float">
            <text:p>0.0842608</text:p>
          </table:table-cell>
          <table:table-cell office:value-type="float" office:value="0.409496" calcext:value-type="float">
            <text:p>0.409496</text:p>
          </table:table-cell>
          <table:table-cell office:value-type="float" office:value="0.283228" calcext:value-type="float">
            <text:p>0.283228</text:p>
          </table:table-cell>
          <table:table-cell/>
        </table:table-row>
        <table:table-row table:style-name="ro1">
          <table:table-cell office:value-type="float" office:value="0.0797251" calcext:value-type="float">
            <text:p>0.0797251</text:p>
          </table:table-cell>
          <table:table-cell office:value-type="float" office:value="0.0841797" calcext:value-type="float">
            <text:p>0.0841797</text:p>
          </table:table-cell>
          <table:table-cell office:value-type="float" office:value="0.409002" calcext:value-type="float">
            <text:p>0.409002</text:p>
          </table:table-cell>
          <table:table-cell office:value-type="float" office:value="0.283347" calcext:value-type="float">
            <text:p>0.283347</text:p>
          </table:table-cell>
          <table:table-cell/>
        </table:table-row>
        <table:table-row table:style-name="ro1">
          <table:table-cell office:value-type="float" office:value="0.0796398" calcext:value-type="float">
            <text:p>0.0796398</text:p>
          </table:table-cell>
          <table:table-cell office:value-type="float" office:value="0.0840674" calcext:value-type="float">
            <text:p>0.0840674</text:p>
          </table:table-cell>
          <table:table-cell office:value-type="float" office:value="0.408456" calcext:value-type="float">
            <text:p>0.408456</text:p>
          </table:table-cell>
          <table:table-cell office:value-type="float" office:value="0.283049" calcext:value-type="float">
            <text:p>0.283049</text:p>
          </table:table-cell>
          <table:table-cell/>
        </table:table-row>
        <table:table-row table:style-name="ro1">
          <table:table-cell office:value-type="float" office:value="0.0795659" calcext:value-type="float">
            <text:p>0.0795659</text:p>
          </table:table-cell>
          <table:table-cell office:value-type="float" office:value="0.0839568" calcext:value-type="float">
            <text:p>0.0839568</text:p>
          </table:table-cell>
          <table:table-cell office:value-type="float" office:value="0.407913" calcext:value-type="float">
            <text:p>0.407913</text:p>
          </table:table-cell>
          <table:table-cell office:value-type="float" office:value="0.282717" calcext:value-type="float">
            <text:p>0.282717</text:p>
          </table:table-cell>
          <table:table-cell/>
        </table:table-row>
        <table:table-row table:style-name="ro1">
          <table:table-cell office:value-type="float" office:value="0.0794964" calcext:value-type="float">
            <text:p>0.0794964</text:p>
          </table:table-cell>
          <table:table-cell office:value-type="float" office:value="0.0838518" calcext:value-type="float">
            <text:p>0.0838518</text:p>
          </table:table-cell>
          <table:table-cell office:value-type="float" office:value="0.407372" calcext:value-type="float">
            <text:p>0.407372</text:p>
          </table:table-cell>
          <table:table-cell office:value-type="float" office:value="0.282463" calcext:value-type="float">
            <text:p>0.282463</text:p>
          </table:table-cell>
          <table:table-cell/>
        </table:table-row>
        <table:table-row table:style-name="ro1">
          <table:table-cell office:value-type="float" office:value="0.0793976" calcext:value-type="float">
            <text:p>0.0793976</text:p>
          </table:table-cell>
          <table:table-cell office:value-type="float" office:value="0.0837503" calcext:value-type="float">
            <text:p>0.0837503</text:p>
          </table:table-cell>
          <table:table-cell office:value-type="float" office:value="0.406886" calcext:value-type="float">
            <text:p>0.406886</text:p>
          </table:table-cell>
          <table:table-cell office:value-type="float" office:value="0.282108" calcext:value-type="float">
            <text:p>0.282108</text:p>
          </table:table-cell>
          <table:table-cell/>
        </table:table-row>
        <table:table-row table:style-name="ro1">
          <table:table-cell office:value-type="float" office:value="0.0792948" calcext:value-type="float">
            <text:p>0.0792948</text:p>
          </table:table-cell>
          <table:table-cell office:value-type="float" office:value="0.0836437" calcext:value-type="float">
            <text:p>0.0836437</text:p>
          </table:table-cell>
          <table:table-cell office:value-type="float" office:value="0.40646" calcext:value-type="float">
            <text:p>0.40646</text:p>
          </table:table-cell>
          <table:table-cell office:value-type="float" office:value="0.281758" calcext:value-type="float">
            <text:p>0.281758</text:p>
          </table:table-cell>
          <table:table-cell/>
        </table:table-row>
        <table:table-row table:style-name="ro1">
          <table:table-cell office:value-type="float" office:value="0.0792001" calcext:value-type="float">
            <text:p>0.0792001</text:p>
          </table:table-cell>
          <table:table-cell office:value-type="float" office:value="0.0835345" calcext:value-type="float">
            <text:p>0.0835345</text:p>
          </table:table-cell>
          <table:table-cell office:value-type="float" office:value="0.406169" calcext:value-type="float">
            <text:p>0.406169</text:p>
          </table:table-cell>
          <table:table-cell office:value-type="float" office:value="0.281417" calcext:value-type="float">
            <text:p>0.281417</text:p>
          </table:table-cell>
          <table:table-cell/>
        </table:table-row>
        <table:table-row table:style-name="ro1">
          <table:table-cell office:value-type="float" office:value="0.0791032" calcext:value-type="float">
            <text:p>0.0791032</text:p>
          </table:table-cell>
          <table:table-cell office:value-type="float" office:value="0.0834891" calcext:value-type="float">
            <text:p>0.0834891</text:p>
          </table:table-cell>
          <table:table-cell office:value-type="float" office:value="0.405819" calcext:value-type="float">
            <text:p>0.405819</text:p>
          </table:table-cell>
          <table:table-cell office:value-type="float" office:value="0.281086" calcext:value-type="float">
            <text:p>0.281086</text:p>
          </table:table-cell>
          <table:table-cell/>
        </table:table-row>
        <table:table-row table:style-name="ro1">
          <table:table-cell office:value-type="float" office:value="0.0790247" calcext:value-type="float">
            <text:p>0.0790247</text:p>
          </table:table-cell>
          <table:table-cell office:value-type="float" office:value="0.0834406" calcext:value-type="float">
            <text:p>0.0834406</text:p>
          </table:table-cell>
          <table:table-cell office:value-type="float" office:value="0.405564" calcext:value-type="float">
            <text:p>0.405564</text:p>
          </table:table-cell>
          <table:table-cell office:value-type="float" office:value="0.280724" calcext:value-type="float">
            <text:p>0.280724</text:p>
          </table:table-cell>
          <table:table-cell/>
        </table:table-row>
        <table:table-row table:style-name="ro1">
          <table:table-cell office:value-type="float" office:value="0.0789768" calcext:value-type="float">
            <text:p>0.0789768</text:p>
          </table:table-cell>
          <table:table-cell office:value-type="float" office:value="0.0833382" calcext:value-type="float">
            <text:p>0.0833382</text:p>
          </table:table-cell>
          <table:table-cell office:value-type="float" office:value="0.405362" calcext:value-type="float">
            <text:p>0.405362</text:p>
          </table:table-cell>
          <table:table-cell office:value-type="float" office:value="0.28039" calcext:value-type="float">
            <text:p>0.28039</text:p>
          </table:table-cell>
          <table:table-cell/>
        </table:table-row>
        <table:table-row table:style-name="ro1">
          <table:table-cell office:value-type="float" office:value="0.0789628" calcext:value-type="float">
            <text:p>0.0789628</text:p>
          </table:table-cell>
          <table:table-cell office:value-type="float" office:value="0.0832437" calcext:value-type="float">
            <text:p>0.0832437</text:p>
          </table:table-cell>
          <table:table-cell office:value-type="float" office:value="0.404961" calcext:value-type="float">
            <text:p>0.404961</text:p>
          </table:table-cell>
          <table:table-cell office:value-type="float" office:value="0.280056" calcext:value-type="float">
            <text:p>0.280056</text:p>
          </table:table-cell>
          <table:table-cell/>
        </table:table-row>
        <table:table-row table:style-name="ro1">
          <table:table-cell office:value-type="float" office:value="0.0789817" calcext:value-type="float">
            <text:p>0.0789817</text:p>
          </table:table-cell>
          <table:table-cell office:value-type="float" office:value="0.0831816" calcext:value-type="float">
            <text:p>0.0831816</text:p>
          </table:table-cell>
          <table:table-cell office:value-type="float" office:value="0.404587" calcext:value-type="float">
            <text:p>0.404587</text:p>
          </table:table-cell>
          <table:table-cell office:value-type="float" office:value="0.279818" calcext:value-type="float">
            <text:p>0.279818</text:p>
          </table:table-cell>
          <table:table-cell/>
        </table:table-row>
        <table:table-row table:style-name="ro1">
          <table:table-cell office:value-type="float" office:value="0.0789795" calcext:value-type="float">
            <text:p>0.0789795</text:p>
          </table:table-cell>
          <table:table-cell office:value-type="float" office:value="0.083119" calcext:value-type="float">
            <text:p>0.083119</text:p>
          </table:table-cell>
          <table:table-cell office:value-type="float" office:value="0.404086" calcext:value-type="float">
            <text:p>0.404086</text:p>
          </table:table-cell>
          <table:table-cell office:value-type="float" office:value="0.279459" calcext:value-type="float">
            <text:p>0.279459</text:p>
          </table:table-cell>
          <table:table-cell/>
        </table:table-row>
        <table:table-row table:style-name="ro1">
          <table:table-cell office:value-type="float" office:value="0.0788959" calcext:value-type="float">
            <text:p>0.0788959</text:p>
          </table:table-cell>
          <table:table-cell office:value-type="float" office:value="0.0831269" calcext:value-type="float">
            <text:p>0.0831269</text:p>
          </table:table-cell>
          <table:table-cell office:value-type="float" office:value="0.403563" calcext:value-type="float">
            <text:p>0.403563</text:p>
          </table:table-cell>
          <table:table-cell office:value-type="float" office:value="0.27913" calcext:value-type="float">
            <text:p>0.27913</text:p>
          </table:table-cell>
          <table:table-cell/>
        </table:table-row>
        <table:table-row table:style-name="ro1">
          <table:table-cell office:value-type="float" office:value="0.0787974" calcext:value-type="float">
            <text:p>0.0787974</text:p>
          </table:table-cell>
          <table:table-cell office:value-type="float" office:value="0.0831512" calcext:value-type="float">
            <text:p>0.0831512</text:p>
          </table:table-cell>
          <table:table-cell office:value-type="float" office:value="0.403066" calcext:value-type="float">
            <text:p>0.403066</text:p>
          </table:table-cell>
          <table:table-cell office:value-type="float" office:value="0.278774" calcext:value-type="float">
            <text:p>0.278774</text:p>
          </table:table-cell>
          <table:table-cell/>
        </table:table-row>
        <table:table-row table:style-name="ro1">
          <table:table-cell office:value-type="float" office:value="0.0787064" calcext:value-type="float">
            <text:p>0.0787064</text:p>
          </table:table-cell>
          <table:table-cell office:value-type="float" office:value="0.0831339" calcext:value-type="float">
            <text:p>0.0831339</text:p>
          </table:table-cell>
          <table:table-cell office:value-type="float" office:value="0.402621" calcext:value-type="float">
            <text:p>0.402621</text:p>
          </table:table-cell>
          <table:table-cell office:value-type="float" office:value="0.278425" calcext:value-type="float">
            <text:p>0.278425</text:p>
          </table:table-cell>
          <table:table-cell/>
        </table:table-row>
        <table:table-row table:style-name="ro1">
          <table:table-cell office:value-type="float" office:value="0.0786175" calcext:value-type="float">
            <text:p>0.0786175</text:p>
          </table:table-cell>
          <table:table-cell office:value-type="float" office:value="0.0830787" calcext:value-type="float">
            <text:p>0.0830787</text:p>
          </table:table-cell>
          <table:table-cell office:value-type="float" office:value="0.402178" calcext:value-type="float">
            <text:p>0.402178</text:p>
          </table:table-cell>
          <table:table-cell office:value-type="float" office:value="0.278103" calcext:value-type="float">
            <text:p>0.278103</text:p>
          </table:table-cell>
          <table:table-cell/>
        </table:table-row>
        <table:table-row table:style-name="ro1">
          <table:table-cell office:value-type="float" office:value="0.0785186" calcext:value-type="float">
            <text:p>0.0785186</text:p>
          </table:table-cell>
          <table:table-cell office:value-type="float" office:value="0.0830531" calcext:value-type="float">
            <text:p>0.0830531</text:p>
          </table:table-cell>
          <table:table-cell office:value-type="float" office:value="0.401712" calcext:value-type="float">
            <text:p>0.401712</text:p>
          </table:table-cell>
          <table:table-cell office:value-type="float" office:value="0.278682" calcext:value-type="float">
            <text:p>0.278682</text:p>
          </table:table-cell>
          <table:table-cell/>
        </table:table-row>
        <table:table-row table:style-name="ro1">
          <table:table-cell office:value-type="float" office:value="0.0784184" calcext:value-type="float">
            <text:p>0.0784184</text:p>
          </table:table-cell>
          <table:table-cell office:value-type="float" office:value="0.083051" calcext:value-type="float">
            <text:p>0.083051</text:p>
          </table:table-cell>
          <table:table-cell office:value-type="float" office:value="0.401219" calcext:value-type="float">
            <text:p>0.401219</text:p>
          </table:table-cell>
          <table:table-cell office:value-type="float" office:value="0.279011" calcext:value-type="float">
            <text:p>0.279011</text:p>
          </table:table-cell>
          <table:table-cell/>
        </table:table-row>
        <table:table-row table:style-name="ro1">
          <table:table-cell office:value-type="float" office:value="0.0783204" calcext:value-type="float">
            <text:p>0.0783204</text:p>
          </table:table-cell>
          <table:table-cell office:value-type="float" office:value="0.083191" calcext:value-type="float">
            <text:p>0.083191</text:p>
          </table:table-cell>
          <table:table-cell office:value-type="float" office:value="0.400716" calcext:value-type="float">
            <text:p>0.400716</text:p>
          </table:table-cell>
          <table:table-cell office:value-type="float" office:value="0.279608" calcext:value-type="float">
            <text:p>0.279608</text:p>
          </table:table-cell>
          <table:table-cell/>
        </table:table-row>
        <table:table-row table:style-name="ro1">
          <table:table-cell office:value-type="float" office:value="0.0782223" calcext:value-type="float">
            <text:p>0.0782223</text:p>
          </table:table-cell>
          <table:table-cell office:value-type="float" office:value="0.0833727" calcext:value-type="float">
            <text:p>0.0833727</text:p>
          </table:table-cell>
          <table:table-cell office:value-type="float" office:value="0.400209" calcext:value-type="float">
            <text:p>0.400209</text:p>
          </table:table-cell>
          <table:table-cell office:value-type="float" office:value="0.279988" calcext:value-type="float">
            <text:p>0.279988</text:p>
          </table:table-cell>
          <table:table-cell/>
        </table:table-row>
        <table:table-row table:style-name="ro1">
          <table:table-cell office:value-type="float" office:value="0.0781255" calcext:value-type="float">
            <text:p>0.0781255</text:p>
          </table:table-cell>
          <table:table-cell office:value-type="float" office:value="0.0834016" calcext:value-type="float">
            <text:p>0.0834016</text:p>
          </table:table-cell>
          <table:table-cell office:value-type="float" office:value="0.399709" calcext:value-type="float">
            <text:p>0.399709</text:p>
          </table:table-cell>
          <table:table-cell office:value-type="float" office:value="0.279859" calcext:value-type="float">
            <text:p>0.279859</text:p>
          </table:table-cell>
          <table:table-cell/>
        </table:table-row>
        <table:table-row table:style-name="ro1">
          <table:table-cell office:value-type="float" office:value="0.0780429" calcext:value-type="float">
            <text:p>0.0780429</text:p>
          </table:table-cell>
          <table:table-cell office:value-type="float" office:value="0.0835165" calcext:value-type="float">
            <text:p>0.0835165</text:p>
          </table:table-cell>
          <table:table-cell office:value-type="float" office:value="0.399235" calcext:value-type="float">
            <text:p>0.399235</text:p>
          </table:table-cell>
          <table:table-cell office:value-type="float" office:value="0.279884" calcext:value-type="float">
            <text:p>0.279884</text:p>
          </table:table-cell>
          <table:table-cell/>
        </table:table-row>
        <table:table-row table:style-name="ro1">
          <table:table-cell office:value-type="float" office:value="0.077967" calcext:value-type="float">
            <text:p>0.077967</text:p>
          </table:table-cell>
          <table:table-cell office:value-type="float" office:value="0.0836226" calcext:value-type="float">
            <text:p>0.0836226</text:p>
          </table:table-cell>
          <table:table-cell office:value-type="float" office:value="0.398767" calcext:value-type="float">
            <text:p>0.398767</text:p>
          </table:table-cell>
          <table:table-cell office:value-type="float" office:value="0.279798" calcext:value-type="float">
            <text:p>0.279798</text:p>
          </table:table-cell>
          <table:table-cell/>
        </table:table-row>
        <table:table-row table:style-name="ro1">
          <table:table-cell office:value-type="float" office:value="0.0778726" calcext:value-type="float">
            <text:p>0.0778726</text:p>
          </table:table-cell>
          <table:table-cell office:value-type="float" office:value="0.0838385" calcext:value-type="float">
            <text:p>0.0838385</text:p>
          </table:table-cell>
          <table:table-cell office:value-type="float" office:value="0.398277" calcext:value-type="float">
            <text:p>0.398277</text:p>
          </table:table-cell>
          <table:table-cell office:value-type="float" office:value="0.279821" calcext:value-type="float">
            <text:p>0.279821</text:p>
          </table:table-cell>
          <table:table-cell/>
        </table:table-row>
        <table:table-row table:style-name="ro1">
          <table:table-cell office:value-type="float" office:value="0.077775" calcext:value-type="float">
            <text:p>0.077775</text:p>
          </table:table-cell>
          <table:table-cell office:value-type="float" office:value="0.0838902" calcext:value-type="float">
            <text:p>0.0838902</text:p>
          </table:table-cell>
          <table:table-cell office:value-type="float" office:value="0.397786" calcext:value-type="float">
            <text:p>0.397786</text:p>
          </table:table-cell>
          <table:table-cell office:value-type="float" office:value="0.279525" calcext:value-type="float">
            <text:p>0.279525</text:p>
          </table:table-cell>
          <table:table-cell/>
        </table:table-row>
        <table:table-row table:style-name="ro1">
          <table:table-cell office:value-type="float" office:value="0.077678" calcext:value-type="float">
            <text:p>0.077678</text:p>
          </table:table-cell>
          <table:table-cell office:value-type="float" office:value="0.083918" calcext:value-type="float">
            <text:p>0.083918</text:p>
          </table:table-cell>
          <table:table-cell office:value-type="float" office:value="0.397314" calcext:value-type="float">
            <text:p>0.397314</text:p>
          </table:table-cell>
          <table:table-cell office:value-type="float" office:value="0.279192" calcext:value-type="float">
            <text:p>0.279192</text:p>
          </table:table-cell>
          <table:table-cell/>
        </table:table-row>
        <table:table-row table:style-name="ro1">
          <table:table-cell office:value-type="float" office:value="0.0775984" calcext:value-type="float">
            <text:p>0.0775984</text:p>
          </table:table-cell>
          <table:table-cell office:value-type="float" office:value="0.0838142" calcext:value-type="float">
            <text:p>0.0838142</text:p>
          </table:table-cell>
          <table:table-cell office:value-type="float" office:value="0.396915" calcext:value-type="float">
            <text:p>0.396915</text:p>
          </table:table-cell>
          <table:table-cell office:value-type="float" office:value="0.279117" calcext:value-type="float">
            <text:p>0.279117</text:p>
          </table:table-cell>
          <table:table-cell/>
        </table:table-row>
        <table:table-row table:style-name="ro1">
          <table:table-cell office:value-type="float" office:value="0.0775192" calcext:value-type="float">
            <text:p>0.0775192</text:p>
          </table:table-cell>
          <table:table-cell office:value-type="float" office:value="0.0837173" calcext:value-type="float">
            <text:p>0.0837173</text:p>
          </table:table-cell>
          <table:table-cell office:value-type="float" office:value="0.396542" calcext:value-type="float">
            <text:p>0.396542</text:p>
          </table:table-cell>
          <table:table-cell office:value-type="float" office:value="0.279062" calcext:value-type="float">
            <text:p>0.279062</text:p>
          </table:table-cell>
          <table:table-cell/>
        </table:table-row>
        <table:table-row table:style-name="ro1">
          <table:table-cell office:value-type="float" office:value="0.0774381" calcext:value-type="float">
            <text:p>0.0774381</text:p>
          </table:table-cell>
          <table:table-cell office:value-type="float" office:value="0.0837533" calcext:value-type="float">
            <text:p>0.0837533</text:p>
          </table:table-cell>
          <table:table-cell office:value-type="float" office:value="0.396205" calcext:value-type="float">
            <text:p>0.396205</text:p>
          </table:table-cell>
          <table:table-cell office:value-type="float" office:value="0.279556" calcext:value-type="float">
            <text:p>0.279556</text:p>
          </table:table-cell>
          <table:table-cell/>
        </table:table-row>
        <table:table-row table:style-name="ro1">
          <table:table-cell office:value-type="float" office:value="0.0773446" calcext:value-type="float">
            <text:p>0.0773446</text:p>
          </table:table-cell>
          <table:table-cell office:value-type="float" office:value="0.0838133" calcext:value-type="float">
            <text:p>0.0838133</text:p>
          </table:table-cell>
          <table:table-cell office:value-type="float" office:value="0.395792" calcext:value-type="float">
            <text:p>0.395792</text:p>
          </table:table-cell>
          <table:table-cell office:value-type="float" office:value="0.279773" calcext:value-type="float">
            <text:p>0.279773</text:p>
          </table:table-cell>
          <table:table-cell/>
        </table:table-row>
        <table:table-row table:style-name="ro1">
          <table:table-cell office:value-type="float" office:value="0.0772534" calcext:value-type="float">
            <text:p>0.0772534</text:p>
          </table:table-cell>
          <table:table-cell office:value-type="float" office:value="0.0840205" calcext:value-type="float">
            <text:p>0.0840205</text:p>
          </table:table-cell>
          <table:table-cell office:value-type="float" office:value="0.395353" calcext:value-type="float">
            <text:p>0.395353</text:p>
          </table:table-cell>
          <table:table-cell office:value-type="float" office:value="0.280199" calcext:value-type="float">
            <text:p>0.280199</text:p>
          </table:table-cell>
          <table:table-cell/>
        </table:table-row>
        <table:table-row table:style-name="ro1">
          <table:table-cell office:value-type="float" office:value="0.0771653" calcext:value-type="float">
            <text:p>0.0771653</text:p>
          </table:table-cell>
          <table:table-cell office:value-type="float" office:value="0.0844311" calcext:value-type="float">
            <text:p>0.0844311</text:p>
          </table:table-cell>
          <table:table-cell office:value-type="float" office:value="0.394881" calcext:value-type="float">
            <text:p>0.394881</text:p>
          </table:table-cell>
          <table:table-cell office:value-type="float" office:value="0.280628" calcext:value-type="float">
            <text:p>0.280628</text:p>
          </table:table-cell>
          <table:table-cell/>
        </table:table-row>
        <table:table-row table:style-name="ro1">
          <table:table-cell office:value-type="float" office:value="0.0770743" calcext:value-type="float">
            <text:p>0.0770743</text:p>
          </table:table-cell>
          <table:table-cell office:value-type="float" office:value="0.0846326" calcext:value-type="float">
            <text:p>0.0846326</text:p>
          </table:table-cell>
          <table:table-cell office:value-type="float" office:value="0.394408" calcext:value-type="float">
            <text:p>0.394408</text:p>
          </table:table-cell>
          <table:table-cell office:value-type="float" office:value="0.280501" calcext:value-type="float">
            <text:p>0.280501</text:p>
          </table:table-cell>
          <table:table-cell/>
        </table:table-row>
        <table:table-row table:style-name="ro1">
          <table:table-cell office:value-type="float" office:value="0.0769994" calcext:value-type="float">
            <text:p>0.0769994</text:p>
          </table:table-cell>
          <table:table-cell office:value-type="float" office:value="0.084681" calcext:value-type="float">
            <text:p>0.084681</text:p>
          </table:table-cell>
          <table:table-cell office:value-type="float" office:value="0.393925" calcext:value-type="float">
            <text:p>0.393925</text:p>
          </table:table-cell>
          <table:table-cell office:value-type="float" office:value="0.280158" calcext:value-type="float">
            <text:p>0.280158</text:p>
          </table:table-cell>
          <table:table-cell/>
        </table:table-row>
        <table:table-row table:style-name="ro1">
          <table:table-cell office:value-type="float" office:value="0.0769376" calcext:value-type="float">
            <text:p>0.0769376</text:p>
          </table:table-cell>
          <table:table-cell office:value-type="float" office:value="0.0846019" calcext:value-type="float">
            <text:p>0.0846019</text:p>
          </table:table-cell>
          <table:table-cell office:value-type="float" office:value="0.393455" calcext:value-type="float">
            <text:p>0.393455</text:p>
          </table:table-cell>
          <table:table-cell office:value-type="float" office:value="0.279945" calcext:value-type="float">
            <text:p>0.279945</text:p>
          </table:table-cell>
          <table:table-cell/>
        </table:table-row>
        <table:table-row table:style-name="ro1">
          <table:table-cell office:value-type="float" office:value="0.0768815" calcext:value-type="float">
            <text:p>0.0768815</text:p>
          </table:table-cell>
          <table:table-cell office:value-type="float" office:value="0.08451" calcext:value-type="float">
            <text:p>0.08451</text:p>
          </table:table-cell>
          <table:table-cell office:value-type="float" office:value="0.392986" calcext:value-type="float">
            <text:p>0.392986</text:p>
          </table:table-cell>
          <table:table-cell office:value-type="float" office:value="0.279748" calcext:value-type="float">
            <text:p>0.279748</text:p>
          </table:table-cell>
          <table:table-cell/>
        </table:table-row>
        <table:table-row table:style-name="ro1">
          <table:table-cell office:value-type="float" office:value="0.0768537" calcext:value-type="float">
            <text:p>0.0768537</text:p>
          </table:table-cell>
          <table:table-cell office:value-type="float" office:value="0.0844285" calcext:value-type="float">
            <text:p>0.0844285</text:p>
          </table:table-cell>
          <table:table-cell office:value-type="float" office:value="0.392545" calcext:value-type="float">
            <text:p>0.392545</text:p>
          </table:table-cell>
          <table:table-cell office:value-type="float" office:value="0.279952" calcext:value-type="float">
            <text:p>0.279952</text:p>
          </table:table-cell>
          <table:table-cell/>
        </table:table-row>
        <table:table-row table:style-name="ro1">
          <table:table-cell office:value-type="float" office:value="0.0768725" calcext:value-type="float">
            <text:p>0.0768725</text:p>
          </table:table-cell>
          <table:table-cell office:value-type="float" office:value="0.084398" calcext:value-type="float">
            <text:p>0.084398</text:p>
          </table:table-cell>
          <table:table-cell office:value-type="float" office:value="0.39218" calcext:value-type="float">
            <text:p>0.39218</text:p>
          </table:table-cell>
          <table:table-cell office:value-type="float" office:value="0.280556" calcext:value-type="float">
            <text:p>0.280556</text:p>
          </table:table-cell>
          <table:table-cell/>
        </table:table-row>
        <table:table-row table:style-name="ro1">
          <table:table-cell office:value-type="float" office:value="0.0768998" calcext:value-type="float">
            <text:p>0.0768998</text:p>
          </table:table-cell>
          <table:table-cell office:value-type="float" office:value="0.0843083" calcext:value-type="float">
            <text:p>0.0843083</text:p>
          </table:table-cell>
          <table:table-cell office:value-type="float" office:value="0.391777" calcext:value-type="float">
            <text:p>0.391777</text:p>
          </table:table-cell>
          <table:table-cell office:value-type="float" office:value="0.28056" calcext:value-type="float">
            <text:p>0.28056</text:p>
          </table:table-cell>
          <table:table-cell/>
        </table:table-row>
        <table:table-row table:style-name="ro1">
          <table:table-cell office:value-type="float" office:value="0.0769307" calcext:value-type="float">
            <text:p>0.0769307</text:p>
          </table:table-cell>
          <table:table-cell office:value-type="float" office:value="0.0842201" calcext:value-type="float">
            <text:p>0.0842201</text:p>
          </table:table-cell>
          <table:table-cell office:value-type="float" office:value="0.391321" calcext:value-type="float">
            <text:p>0.391321</text:p>
          </table:table-cell>
          <table:table-cell office:value-type="float" office:value="0.280342" calcext:value-type="float">
            <text:p>0.280342</text:p>
          </table:table-cell>
          <table:table-cell/>
        </table:table-row>
        <table:table-row table:style-name="ro1">
          <table:table-cell office:value-type="float" office:value="0.0769247" calcext:value-type="float">
            <text:p>0.0769247</text:p>
          </table:table-cell>
          <table:table-cell office:value-type="float" office:value="0.0841925" calcext:value-type="float">
            <text:p>0.0841925</text:p>
          </table:table-cell>
          <table:table-cell office:value-type="float" office:value="0.39085" calcext:value-type="float">
            <text:p>0.39085</text:p>
          </table:table-cell>
          <table:table-cell office:value-type="float" office:value="0.280092" calcext:value-type="float">
            <text:p>0.280092</text:p>
          </table:table-cell>
          <table:table-cell/>
        </table:table-row>
        <table:table-row table:style-name="ro1">
          <table:table-cell office:value-type="float" office:value="0.0769739" calcext:value-type="float">
            <text:p>0.0769739</text:p>
          </table:table-cell>
          <table:table-cell office:value-type="float" office:value="0.0841867" calcext:value-type="float">
            <text:p>0.0841867</text:p>
          </table:table-cell>
          <table:table-cell office:value-type="float" office:value="0.390382" calcext:value-type="float">
            <text:p>0.390382</text:p>
          </table:table-cell>
          <table:table-cell office:value-type="float" office:value="0.279825" calcext:value-type="float">
            <text:p>0.279825</text:p>
          </table:table-cell>
          <table:table-cell/>
        </table:table-row>
        <table:table-row table:style-name="ro1">
          <table:table-cell office:value-type="float" office:value="0.0770388" calcext:value-type="float">
            <text:p>0.0770388</text:p>
          </table:table-cell>
          <table:table-cell office:value-type="float" office:value="0.0841189" calcext:value-type="float">
            <text:p>0.0841189</text:p>
          </table:table-cell>
          <table:table-cell office:value-type="float" office:value="0.38992" calcext:value-type="float">
            <text:p>0.38992</text:p>
          </table:table-cell>
          <table:table-cell office:value-type="float" office:value="0.27949" calcext:value-type="float">
            <text:p>0.27949</text:p>
          </table:table-cell>
          <table:table-cell/>
        </table:table-row>
        <table:table-row table:style-name="ro1">
          <table:table-cell office:value-type="float" office:value="0.0771039" calcext:value-type="float">
            <text:p>0.0771039</text:p>
          </table:table-cell>
          <table:table-cell office:value-type="float" office:value="0.0840339" calcext:value-type="float">
            <text:p>0.0840339</text:p>
          </table:table-cell>
          <table:table-cell office:value-type="float" office:value="0.389459" calcext:value-type="float">
            <text:p>0.389459</text:p>
          </table:table-cell>
          <table:table-cell office:value-type="float" office:value="0.279161" calcext:value-type="float">
            <text:p>0.279161</text:p>
          </table:table-cell>
          <table:table-cell/>
        </table:table-row>
        <table:table-row table:style-name="ro1">
          <table:table-cell office:value-type="float" office:value="0.0774021" calcext:value-type="float">
            <text:p>0.0774021</text:p>
          </table:table-cell>
          <table:table-cell office:value-type="float" office:value="0.0839451" calcext:value-type="float">
            <text:p>0.0839451</text:p>
          </table:table-cell>
          <table:table-cell office:value-type="float" office:value="0.389084" calcext:value-type="float">
            <text:p>0.389084</text:p>
          </table:table-cell>
          <table:table-cell office:value-type="float" office:value="0.279032" calcext:value-type="float">
            <text:p>0.279032</text:p>
          </table:table-cell>
          <table:table-cell/>
        </table:table-row>
        <table:table-row table:style-name="ro1">
          <table:table-cell office:value-type="float" office:value="0.0777194" calcext:value-type="float">
            <text:p>0.0777194</text:p>
          </table:table-cell>
          <table:table-cell office:value-type="float" office:value="0.0838783" calcext:value-type="float">
            <text:p>0.0838783</text:p>
          </table:table-cell>
          <table:table-cell office:value-type="float" office:value="0.388702" calcext:value-type="float">
            <text:p>0.388702</text:p>
          </table:table-cell>
          <table:table-cell office:value-type="float" office:value="0.278943" calcext:value-type="float">
            <text:p>0.278943</text:p>
          </table:table-cell>
          <table:table-cell/>
        </table:table-row>
        <table:table-row table:style-name="ro1">
          <table:table-cell office:value-type="float" office:value="0.0778728" calcext:value-type="float">
            <text:p>0.0778728</text:p>
          </table:table-cell>
          <table:table-cell office:value-type="float" office:value="0.0837796" calcext:value-type="float">
            <text:p>0.0837796</text:p>
          </table:table-cell>
          <table:table-cell office:value-type="float" office:value="0.388248" calcext:value-type="float">
            <text:p>0.388248</text:p>
          </table:table-cell>
          <table:table-cell office:value-type="float" office:value="0.27865" calcext:value-type="float">
            <text:p>0.27865</text:p>
          </table:table-cell>
          <table:table-cell/>
        </table:table-row>
        <table:table-row table:style-name="ro1">
          <table:table-cell office:value-type="float" office:value="0.0779764" calcext:value-type="float">
            <text:p>0.0779764</text:p>
          </table:table-cell>
          <table:table-cell office:value-type="float" office:value="0.0836928" calcext:value-type="float">
            <text:p>0.0836928</text:p>
          </table:table-cell>
          <table:table-cell office:value-type="float" office:value="0.387822" calcext:value-type="float">
            <text:p>0.387822</text:p>
          </table:table-cell>
          <table:table-cell office:value-type="float" office:value="0.278523" calcext:value-type="float">
            <text:p>0.278523</text:p>
          </table:table-cell>
          <table:table-cell/>
        </table:table-row>
        <table:table-row table:style-name="ro1">
          <table:table-cell office:value-type="float" office:value="0.0781613" calcext:value-type="float">
            <text:p>0.0781613</text:p>
          </table:table-cell>
          <table:table-cell office:value-type="float" office:value="0.0836144" calcext:value-type="float">
            <text:p>0.0836144</text:p>
          </table:table-cell>
          <table:table-cell office:value-type="float" office:value="0.387415" calcext:value-type="float">
            <text:p>0.387415</text:p>
          </table:table-cell>
          <table:table-cell office:value-type="float" office:value="0.278409" calcext:value-type="float">
            <text:p>0.278409</text:p>
          </table:table-cell>
          <table:table-cell/>
        </table:table-row>
        <table:table-row table:style-name="ro1">
          <table:table-cell office:value-type="float" office:value="0.0783042" calcext:value-type="float">
            <text:p>0.0783042</text:p>
          </table:table-cell>
          <table:table-cell office:value-type="float" office:value="0.0835539" calcext:value-type="float">
            <text:p>0.0835539</text:p>
          </table:table-cell>
          <table:table-cell office:value-type="float" office:value="0.386995" calcext:value-type="float">
            <text:p>0.386995</text:p>
          </table:table-cell>
          <table:table-cell office:value-type="float" office:value="0.278331" calcext:value-type="float">
            <text:p>0.278331</text:p>
          </table:table-cell>
          <table:table-cell/>
        </table:table-row>
        <table:table-row table:style-name="ro1">
          <table:table-cell office:value-type="float" office:value="0.0783558" calcext:value-type="float">
            <text:p>0.0783558</text:p>
          </table:table-cell>
          <table:table-cell office:value-type="float" office:value="0.0834567" calcext:value-type="float">
            <text:p>0.0834567</text:p>
          </table:table-cell>
          <table:table-cell office:value-type="float" office:value="0.38654" calcext:value-type="float">
            <text:p>0.38654</text:p>
          </table:table-cell>
          <table:table-cell office:value-type="float" office:value="0.278049" calcext:value-type="float">
            <text:p>0.278049</text:p>
          </table:table-cell>
          <table:table-cell/>
        </table:table-row>
        <table:table-row table:style-name="ro1">
          <table:table-cell office:value-type="float" office:value="0.0783546" calcext:value-type="float">
            <text:p>0.0783546</text:p>
          </table:table-cell>
          <table:table-cell office:value-type="float" office:value="0.0833605" calcext:value-type="float">
            <text:p>0.0833605</text:p>
          </table:table-cell>
          <table:table-cell office:value-type="float" office:value="0.38613" calcext:value-type="float">
            <text:p>0.38613</text:p>
          </table:table-cell>
          <table:table-cell office:value-type="float" office:value="0.277727" calcext:value-type="float">
            <text:p>0.277727</text:p>
          </table:table-cell>
          <table:table-cell/>
        </table:table-row>
        <table:table-row table:style-name="ro1">
          <table:table-cell office:value-type="float" office:value="0.0782958" calcext:value-type="float">
            <text:p>0.0782958</text:p>
          </table:table-cell>
          <table:table-cell office:value-type="float" office:value="0.0832715" calcext:value-type="float">
            <text:p>0.0832715</text:p>
          </table:table-cell>
          <table:table-cell office:value-type="float" office:value="0.385763" calcext:value-type="float">
            <text:p>0.385763</text:p>
          </table:table-cell>
          <table:table-cell office:value-type="float" office:value="0.277424" calcext:value-type="float">
            <text:p>0.277424</text:p>
          </table:table-cell>
          <table:table-cell/>
        </table:table-row>
        <table:table-row table:style-name="ro1">
          <table:table-cell office:value-type="float" office:value="0.078233" calcext:value-type="float">
            <text:p>0.078233</text:p>
          </table:table-cell>
          <table:table-cell office:value-type="float" office:value="0.0832039" calcext:value-type="float">
            <text:p>0.0832039</text:p>
          </table:table-cell>
          <table:table-cell office:value-type="float" office:value="0.385446" calcext:value-type="float">
            <text:p>0.385446</text:p>
          </table:table-cell>
          <table:table-cell office:value-type="float" office:value="0.27714" calcext:value-type="float">
            <text:p>0.27714</text:p>
          </table:table-cell>
          <table:table-cell/>
        </table:table-row>
        <table:table-row table:style-name="ro1">
          <table:table-cell office:value-type="float" office:value="0.0781627" calcext:value-type="float">
            <text:p>0.0781627</text:p>
          </table:table-cell>
          <table:table-cell office:value-type="float" office:value="0.0831833" calcext:value-type="float">
            <text:p>0.0831833</text:p>
          </table:table-cell>
          <table:table-cell office:value-type="float" office:value="0.385116" calcext:value-type="float">
            <text:p>0.385116</text:p>
          </table:table-cell>
          <table:table-cell office:value-type="float" office:value="0.27695" calcext:value-type="float">
            <text:p>0.27695</text:p>
          </table:table-cell>
          <table:table-cell/>
        </table:table-row>
        <table:table-row table:style-name="ro1">
          <table:table-cell office:value-type="float" office:value="0.0781444" calcext:value-type="float">
            <text:p>0.0781444</text:p>
          </table:table-cell>
          <table:table-cell office:value-type="float" office:value="0.0832203" calcext:value-type="float">
            <text:p>0.0832203</text:p>
          </table:table-cell>
          <table:table-cell office:value-type="float" office:value="0.384722" calcext:value-type="float">
            <text:p>0.384722</text:p>
          </table:table-cell>
          <table:table-cell office:value-type="float" office:value="0.277419" calcext:value-type="float">
            <text:p>0.277419</text:p>
          </table:table-cell>
          <table:table-cell/>
        </table:table-row>
        <table:table-row table:style-name="ro1">
          <table:table-cell office:value-type="float" office:value="0.0781555" calcext:value-type="float">
            <text:p>0.0781555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384341" calcext:value-type="float">
            <text:p>0.384341</text:p>
          </table:table-cell>
          <table:table-cell office:value-type="float" office:value="0.277972" calcext:value-type="float">
            <text:p>0.277972</text:p>
          </table:table-cell>
          <table:table-cell/>
        </table:table-row>
        <table:table-row table:style-name="ro1">
          <table:table-cell office:value-type="float" office:value="0.0782709" calcext:value-type="float">
            <text:p>0.0782709</text:p>
          </table:table-cell>
          <table:table-cell office:value-type="float" office:value="0.0835497" calcext:value-type="float">
            <text:p>0.0835497</text:p>
          </table:table-cell>
          <table:table-cell office:value-type="float" office:value="0.384131" calcext:value-type="float">
            <text:p>0.384131</text:p>
          </table:table-cell>
          <table:table-cell office:value-type="float" office:value="0.2789" calcext:value-type="float">
            <text:p>0.2789</text:p>
          </table:table-cell>
          <table:table-cell/>
        </table:table-row>
        <table:table-row table:style-name="ro1">
          <table:table-cell office:value-type="float" office:value="0.0782287" calcext:value-type="float">
            <text:p>0.0782287</text:p>
          </table:table-cell>
          <table:table-cell office:value-type="float" office:value="0.0834962" calcext:value-type="float">
            <text:p>0.0834962</text:p>
          </table:table-cell>
          <table:table-cell office:value-type="float" office:value="0.383698" calcext:value-type="float">
            <text:p>0.383698</text:p>
          </table:table-cell>
          <table:table-cell office:value-type="float" office:value="0.278865" calcext:value-type="float">
            <text:p>0.278865</text:p>
          </table:table-cell>
          <table:table-cell/>
        </table:table-row>
        <table:table-row table:style-name="ro1">
          <table:table-cell office:value-type="float" office:value="0.0781804" calcext:value-type="float">
            <text:p>0.0781804</text:p>
          </table:table-cell>
          <table:table-cell office:value-type="float" office:value="0.0835245" calcext:value-type="float">
            <text:p>0.0835245</text:p>
          </table:table-cell>
          <table:table-cell office:value-type="float" office:value="0.383295" calcext:value-type="float">
            <text:p>0.383295</text:p>
          </table:table-cell>
          <table:table-cell office:value-type="float" office:value="0.279103" calcext:value-type="float">
            <text:p>0.279103</text:p>
          </table:table-cell>
          <table:table-cell/>
        </table:table-row>
        <table:table-row table:style-name="ro1">
          <table:table-cell office:value-type="float" office:value="0.0780976" calcext:value-type="float">
            <text:p>0.0780976</text:p>
          </table:table-cell>
          <table:table-cell office:value-type="float" office:value="0.0834943" calcext:value-type="float">
            <text:p>0.0834943</text:p>
          </table:table-cell>
          <table:table-cell office:value-type="float" office:value="0.382855" calcext:value-type="float">
            <text:p>0.382855</text:p>
          </table:table-cell>
          <table:table-cell office:value-type="float" office:value="0.279088" calcext:value-type="float">
            <text:p>0.279088</text:p>
          </table:table-cell>
          <table:table-cell/>
        </table:table-row>
        <table:table-row table:style-name="ro1">
          <table:table-cell office:value-type="float" office:value="0.0780081" calcext:value-type="float">
            <text:p>0.0780081</text:p>
          </table:table-cell>
          <table:table-cell office:value-type="float" office:value="0.0835075" calcext:value-type="float">
            <text:p>0.0835075</text:p>
          </table:table-cell>
          <table:table-cell office:value-type="float" office:value="0.382433" calcext:value-type="float">
            <text:p>0.382433</text:p>
          </table:table-cell>
          <table:table-cell office:value-type="float" office:value="0.279065" calcext:value-type="float">
            <text:p>0.279065</text:p>
          </table:table-cell>
          <table:table-cell/>
        </table:table-row>
        <table:table-row table:style-name="ro1">
          <table:table-cell office:value-type="float" office:value="0.0779221" calcext:value-type="float">
            <text:p>0.0779221</text:p>
          </table:table-cell>
          <table:table-cell office:value-type="float" office:value="0.0835573" calcext:value-type="float">
            <text:p>0.0835573</text:p>
          </table:table-cell>
          <table:table-cell office:value-type="float" office:value="0.382002" calcext:value-type="float">
            <text:p>0.382002</text:p>
          </table:table-cell>
          <table:table-cell office:value-type="float" office:value="0.279106" calcext:value-type="float">
            <text:p>0.279106</text:p>
          </table:table-cell>
          <table:table-cell/>
        </table:table-row>
        <table:table-row table:style-name="ro1">
          <table:table-cell office:value-type="float" office:value="0.0778413" calcext:value-type="float">
            <text:p>0.0778413</text:p>
          </table:table-cell>
          <table:table-cell office:value-type="float" office:value="0.0836018" calcext:value-type="float">
            <text:p>0.0836018</text:p>
          </table:table-cell>
          <table:table-cell office:value-type="float" office:value="0.381883" calcext:value-type="float">
            <text:p>0.381883</text:p>
          </table:table-cell>
          <table:table-cell office:value-type="float" office:value="0.278913" calcext:value-type="float">
            <text:p>0.278913</text:p>
          </table:table-cell>
          <table:table-cell/>
        </table:table-row>
        <table:table-row table:style-name="ro1">
          <table:table-cell office:value-type="float" office:value="0.0777532" calcext:value-type="float">
            <text:p>0.0777532</text:p>
          </table:table-cell>
          <table:table-cell office:value-type="float" office:value="0.0836181" calcext:value-type="float">
            <text:p>0.0836181</text:p>
          </table:table-cell>
          <table:table-cell office:value-type="float" office:value="0.381677" calcext:value-type="float">
            <text:p>0.381677</text:p>
          </table:table-cell>
          <table:table-cell office:value-type="float" office:value="0.278714" calcext:value-type="float">
            <text:p>0.278714</text:p>
          </table:table-cell>
          <table:table-cell/>
        </table:table-row>
        <table:table-row table:style-name="ro1">
          <table:table-cell office:value-type="float" office:value="0.0776697" calcext:value-type="float">
            <text:p>0.0776697</text:p>
          </table:table-cell>
          <table:table-cell office:value-type="float" office:value="0.0836035" calcext:value-type="float">
            <text:p>0.0836035</text:p>
          </table:table-cell>
          <table:table-cell office:value-type="float" office:value="0.381243" calcext:value-type="float">
            <text:p>0.381243</text:p>
          </table:table-cell>
          <table:table-cell office:value-type="float" office:value="0.278686" calcext:value-type="float">
            <text:p>0.278686</text:p>
          </table:table-cell>
          <table:table-cell/>
        </table:table-row>
        <table:table-row table:style-name="ro1">
          <table:table-cell office:value-type="float" office:value="0.0775874" calcext:value-type="float">
            <text:p>0.0775874</text:p>
          </table:table-cell>
          <table:table-cell office:value-type="float" office:value="0.0835866" calcext:value-type="float">
            <text:p>0.0835866</text:p>
          </table:table-cell>
          <table:table-cell office:value-type="float" office:value="0.38081" calcext:value-type="float">
            <text:p>0.38081</text:p>
          </table:table-cell>
          <table:table-cell office:value-type="float" office:value="0.278634" calcext:value-type="float">
            <text:p>0.278634</text:p>
          </table:table-cell>
          <table:table-cell/>
        </table:table-row>
        <table:table-row table:style-name="ro1">
          <table:table-cell office:value-type="float" office:value="0.0775323" calcext:value-type="float">
            <text:p>0.0775323</text:p>
          </table:table-cell>
          <table:table-cell office:value-type="float" office:value="0.0836134" calcext:value-type="float">
            <text:p>0.0836134</text:p>
          </table:table-cell>
          <table:table-cell office:value-type="float" office:value="0.380422" calcext:value-type="float">
            <text:p>0.380422</text:p>
          </table:table-cell>
          <table:table-cell office:value-type="float" office:value="0.278746" calcext:value-type="float">
            <text:p>0.278746</text:p>
          </table:table-cell>
          <table:table-cell/>
        </table:table-row>
        <table:table-row table:style-name="ro1">
          <table:table-cell office:value-type="float" office:value="0.0774804" calcext:value-type="float">
            <text:p>0.0774804</text:p>
          </table:table-cell>
          <table:table-cell office:value-type="float" office:value="0.0840592" calcext:value-type="float">
            <text:p>0.0840592</text:p>
          </table:table-cell>
          <table:table-cell office:value-type="float" office:value="0.380078" calcext:value-type="float">
            <text:p>0.380078</text:p>
          </table:table-cell>
          <table:table-cell office:value-type="float" office:value="0.279541" calcext:value-type="float">
            <text:p>0.279541</text:p>
          </table:table-cell>
          <table:table-cell/>
        </table:table-row>
        <table:table-row table:style-name="ro1">
          <table:table-cell office:value-type="float" office:value="0.0774984" calcext:value-type="float">
            <text:p>0.0774984</text:p>
          </table:table-cell>
          <table:table-cell office:value-type="float" office:value="0.0845671" calcext:value-type="float">
            <text:p>0.0845671</text:p>
          </table:table-cell>
          <table:table-cell office:value-type="float" office:value="0.380286" calcext:value-type="float">
            <text:p>0.380286</text:p>
          </table:table-cell>
          <table:table-cell office:value-type="float" office:value="0.280797" calcext:value-type="float">
            <text:p>0.280797</text:p>
          </table:table-cell>
          <table:table-cell/>
        </table:table-row>
        <table:table-row table:style-name="ro1">
          <table:table-cell office:value-type="float" office:value="0.0776472" calcext:value-type="float">
            <text:p>0.0776472</text:p>
          </table:table-cell>
          <table:table-cell office:value-type="float" office:value="0.0849026" calcext:value-type="float">
            <text:p>0.0849026</text:p>
          </table:table-cell>
          <table:table-cell office:value-type="float" office:value="0.380509" calcext:value-type="float">
            <text:p>0.380509</text:p>
          </table:table-cell>
          <table:table-cell office:value-type="float" office:value="0.281586" calcext:value-type="float">
            <text:p>0.281586</text:p>
          </table:table-cell>
          <table:table-cell/>
        </table:table-row>
        <table:table-row table:style-name="ro1">
          <table:table-cell office:value-type="float" office:value="0.0777083" calcext:value-type="float">
            <text:p>0.0777083</text:p>
          </table:table-cell>
          <table:table-cell office:value-type="float" office:value="0.0852361" calcext:value-type="float">
            <text:p>0.0852361</text:p>
          </table:table-cell>
          <table:table-cell office:value-type="float" office:value="0.380174" calcext:value-type="float">
            <text:p>0.380174</text:p>
          </table:table-cell>
          <table:table-cell office:value-type="float" office:value="0.281918" calcext:value-type="float">
            <text:p>0.281918</text:p>
          </table:table-cell>
          <table:table-cell/>
        </table:table-row>
        <table:table-row table:style-name="ro1">
          <table:table-cell office:value-type="float" office:value="0.0776712" calcext:value-type="float">
            <text:p>0.0776712</text:p>
          </table:table-cell>
          <table:table-cell office:value-type="float" office:value="0.0853944" calcext:value-type="float">
            <text:p>0.0853944</text:p>
          </table:table-cell>
          <table:table-cell office:value-type="float" office:value="0.379754" calcext:value-type="float">
            <text:p>0.379754</text:p>
          </table:table-cell>
          <table:table-cell office:value-type="float" office:value="0.281925" calcext:value-type="float">
            <text:p>0.281925</text:p>
          </table:table-cell>
          <table:table-cell/>
        </table:table-row>
        <table:table-row table:style-name="ro1">
          <table:table-cell office:value-type="float" office:value="0.0777268" calcext:value-type="float">
            <text:p>0.0777268</text:p>
          </table:table-cell>
          <table:table-cell office:value-type="float" office:value="0.0855961" calcext:value-type="float">
            <text:p>0.0855961</text:p>
          </table:table-cell>
          <table:table-cell office:value-type="float" office:value="0.379695" calcext:value-type="float">
            <text:p>0.379695</text:p>
          </table:table-cell>
          <table:table-cell office:value-type="float" office:value="0.282202" calcext:value-type="float">
            <text:p>0.282202</text:p>
          </table:table-cell>
          <table:table-cell/>
        </table:table-row>
        <table:table-row table:style-name="ro1">
          <table:table-cell office:value-type="float" office:value="0.0778869" calcext:value-type="float">
            <text:p>0.0778869</text:p>
          </table:table-cell>
          <table:table-cell office:value-type="float" office:value="0.0858177" calcext:value-type="float">
            <text:p>0.0858177</text:p>
          </table:table-cell>
          <table:table-cell office:value-type="float" office:value="0.37969" calcext:value-type="float">
            <text:p>0.37969</text:p>
          </table:table-cell>
          <table:table-cell office:value-type="float" office:value="0.282446" calcext:value-type="float">
            <text:p>0.282446</text:p>
          </table:table-cell>
          <table:table-cell/>
        </table:table-row>
        <table:table-row table:style-name="ro1">
          <table:table-cell office:value-type="float" office:value="0.0782527" calcext:value-type="float">
            <text:p>0.0782527</text:p>
          </table:table-cell>
          <table:table-cell office:value-type="float" office:value="0.0861389" calcext:value-type="float">
            <text:p>0.0861389</text:p>
          </table:table-cell>
          <table:table-cell office:value-type="float" office:value="0.380304" calcext:value-type="float">
            <text:p>0.380304</text:p>
          </table:table-cell>
          <table:table-cell office:value-type="float" office:value="0.282942" calcext:value-type="float">
            <text:p>0.282942</text:p>
          </table:table-cell>
          <table:table-cell/>
        </table:table-row>
        <table:table-row table:style-name="ro1">
          <table:table-cell office:value-type="float" office:value="0.0786577" calcext:value-type="float">
            <text:p>0.0786577</text:p>
          </table:table-cell>
          <table:table-cell office:value-type="float" office:value="0.0865318" calcext:value-type="float">
            <text:p>0.0865318</text:p>
          </table:table-cell>
          <table:table-cell office:value-type="float" office:value="0.380767" calcext:value-type="float">
            <text:p>0.380767</text:p>
          </table:table-cell>
          <table:table-cell office:value-type="float" office:value="0.28339" calcext:value-type="float">
            <text:p>0.28339</text:p>
          </table:table-cell>
          <table:table-cell/>
        </table:table-row>
        <table:table-row table:style-name="ro1">
          <table:table-cell office:value-type="float" office:value="0.079019" calcext:value-type="float">
            <text:p>0.079019</text:p>
          </table:table-cell>
          <table:table-cell office:value-type="float" office:value="0.0868953" calcext:value-type="float">
            <text:p>0.0868953</text:p>
          </table:table-cell>
          <table:table-cell office:value-type="float" office:value="0.380764" calcext:value-type="float">
            <text:p>0.380764</text:p>
          </table:table-cell>
          <table:table-cell office:value-type="float" office:value="0.283592" calcext:value-type="float">
            <text:p>0.283592</text:p>
          </table:table-cell>
          <table:table-cell/>
        </table:table-row>
        <table:table-row table:style-name="ro1">
          <table:table-cell office:value-type="float" office:value="0.0790862" calcext:value-type="float">
            <text:p>0.0790862</text:p>
          </table:table-cell>
          <table:table-cell office:value-type="float" office:value="0.0871363" calcext:value-type="float">
            <text:p>0.0871363</text:p>
          </table:table-cell>
          <table:table-cell office:value-type="float" office:value="0.380423" calcext:value-type="float">
            <text:p>0.380423</text:p>
          </table:table-cell>
          <table:table-cell office:value-type="float" office:value="0.28355" calcext:value-type="float">
            <text:p>0.28355</text:p>
          </table:table-cell>
          <table:table-cell/>
        </table:table-row>
        <table:table-row table:style-name="ro1">
          <table:table-cell office:value-type="float" office:value="0.079247" calcext:value-type="float">
            <text:p>0.079247</text:p>
          </table:table-cell>
          <table:table-cell office:value-type="float" office:value="0.0874586" calcext:value-type="float">
            <text:p>0.0874586</text:p>
          </table:table-cell>
          <table:table-cell office:value-type="float" office:value="0.38015" calcext:value-type="float">
            <text:p>0.38015</text:p>
          </table:table-cell>
          <table:table-cell office:value-type="float" office:value="0.283587" calcext:value-type="float">
            <text:p>0.283587</text:p>
          </table:table-cell>
          <table:table-cell/>
        </table:table-row>
        <table:table-row table:style-name="ro1">
          <table:table-cell office:value-type="float" office:value="0.0793004" calcext:value-type="float">
            <text:p>0.0793004</text:p>
          </table:table-cell>
          <table:table-cell office:value-type="float" office:value="0.0876413" calcext:value-type="float">
            <text:p>0.0876413</text:p>
          </table:table-cell>
          <table:table-cell office:value-type="float" office:value="0.379767" calcext:value-type="float">
            <text:p>0.379767</text:p>
          </table:table-cell>
          <table:table-cell office:value-type="float" office:value="0.283446" calcext:value-type="float">
            <text:p>0.283446</text:p>
          </table:table-cell>
          <table:table-cell/>
        </table:table-row>
        <table:table-row table:style-name="ro1">
          <table:table-cell office:value-type="float" office:value="0.0792758" calcext:value-type="float">
            <text:p>0.0792758</text:p>
          </table:table-cell>
          <table:table-cell office:value-type="float" office:value="0.0879598" calcext:value-type="float">
            <text:p>0.0879598</text:p>
          </table:table-cell>
          <table:table-cell office:value-type="float" office:value="0.379429" calcext:value-type="float">
            <text:p>0.379429</text:p>
          </table:table-cell>
          <table:table-cell office:value-type="float" office:value="0.283332" calcext:value-type="float">
            <text:p>0.283332</text:p>
          </table:table-cell>
          <table:table-cell/>
        </table:table-row>
        <table:table-row table:style-name="ro1">
          <table:table-cell office:value-type="float" office:value="0.0791908" calcext:value-type="float">
            <text:p>0.0791908</text:p>
          </table:table-cell>
          <table:table-cell office:value-type="float" office:value="0.0880201" calcext:value-type="float">
            <text:p>0.0880201</text:p>
          </table:table-cell>
          <table:table-cell office:value-type="float" office:value="0.379378" calcext:value-type="float">
            <text:p>0.379378</text:p>
          </table:table-cell>
          <table:table-cell office:value-type="float" office:value="0.283038" calcext:value-type="float">
            <text:p>0.283038</text:p>
          </table:table-cell>
          <table:table-cell/>
        </table:table-row>
        <table:table-row table:style-name="ro1">
          <table:table-cell office:value-type="float" office:value="0.0791057" calcext:value-type="float">
            <text:p>0.0791057</text:p>
          </table:table-cell>
          <table:table-cell office:value-type="float" office:value="0.0880522" calcext:value-type="float">
            <text:p>0.0880522</text:p>
          </table:table-cell>
          <table:table-cell office:value-type="float" office:value="0.378971" calcext:value-type="float">
            <text:p>0.378971</text:p>
          </table:table-cell>
          <table:table-cell office:value-type="float" office:value="0.282777" calcext:value-type="float">
            <text:p>0.282777</text:p>
          </table:table-cell>
          <table:table-cell/>
        </table:table-row>
        <table:table-row table:style-name="ro1">
          <table:table-cell office:value-type="float" office:value="0.0790531" calcext:value-type="float">
            <text:p>0.0790531</text:p>
          </table:table-cell>
          <table:table-cell office:value-type="float" office:value="0.088002" calcext:value-type="float">
            <text:p>0.088002</text:p>
          </table:table-cell>
          <table:table-cell office:value-type="float" office:value="0.378623" calcext:value-type="float">
            <text:p>0.378623</text:p>
          </table:table-cell>
          <table:table-cell office:value-type="float" office:value="0.282471" calcext:value-type="float">
            <text:p>0.282471</text:p>
          </table:table-cell>
          <table:table-cell/>
        </table:table-row>
        <table:table-row table:style-name="ro1">
          <table:table-cell office:value-type="float" office:value="0.079006" calcext:value-type="float">
            <text:p>0.079006</text:p>
          </table:table-cell>
          <table:table-cell office:value-type="float" office:value="0.0879397" calcext:value-type="float">
            <text:p>0.0879397</text:p>
          </table:table-cell>
          <table:table-cell office:value-type="float" office:value="0.378262" calcext:value-type="float">
            <text:p>0.378262</text:p>
          </table:table-cell>
          <table:table-cell office:value-type="float" office:value="0.282166" calcext:value-type="float">
            <text:p>0.282166</text:p>
          </table:table-cell>
          <table:table-cell/>
        </table:table-row>
        <table:table-row table:style-name="ro1">
          <table:table-cell office:value-type="float" office:value="0.0790217" calcext:value-type="float">
            <text:p>0.0790217</text:p>
          </table:table-cell>
          <table:table-cell office:value-type="float" office:value="0.0878449" calcext:value-type="float">
            <text:p>0.0878449</text:p>
          </table:table-cell>
          <table:table-cell office:value-type="float" office:value="0.377988" calcext:value-type="float">
            <text:p>0.377988</text:p>
          </table:table-cell>
          <table:table-cell office:value-type="float" office:value="0.281891" calcext:value-type="float">
            <text:p>0.281891</text:p>
          </table:table-cell>
          <table:table-cell/>
        </table:table-row>
        <table:table-row table:style-name="ro1">
          <table:table-cell office:value-type="float" office:value="0.0790583" calcext:value-type="float">
            <text:p>0.0790583</text:p>
          </table:table-cell>
          <table:table-cell office:value-type="float" office:value="0.0877517" calcext:value-type="float">
            <text:p>0.0877517</text:p>
          </table:table-cell>
          <table:table-cell office:value-type="float" office:value="0.377675" calcext:value-type="float">
            <text:p>0.377675</text:p>
          </table:table-cell>
          <table:table-cell office:value-type="float" office:value="0.281606" calcext:value-type="float">
            <text:p>0.281606</text:p>
          </table:table-cell>
          <table:table-cell/>
        </table:table-row>
        <table:table-row table:style-name="ro1">
          <table:table-cell office:value-type="float" office:value="0.0790826" calcext:value-type="float">
            <text:p>0.0790826</text:p>
          </table:table-cell>
          <table:table-cell office:value-type="float" office:value="0.0876882" calcext:value-type="float">
            <text:p>0.0876882</text:p>
          </table:table-cell>
          <table:table-cell office:value-type="float" office:value="0.377349" calcext:value-type="float">
            <text:p>0.377349</text:p>
          </table:table-cell>
          <table:table-cell office:value-type="float" office:value="0.281358" calcext:value-type="float">
            <text:p>0.281358</text:p>
          </table:table-cell>
          <table:table-cell/>
        </table:table-row>
        <table:table-row table:style-name="ro1">
          <table:table-cell office:value-type="float" office:value="0.0791355" calcext:value-type="float">
            <text:p>0.0791355</text:p>
          </table:table-cell>
          <table:table-cell office:value-type="float" office:value="0.0876474" calcext:value-type="float">
            <text:p>0.0876474</text:p>
          </table:table-cell>
          <table:table-cell office:value-type="float" office:value="0.377057" calcext:value-type="float">
            <text:p>0.377057</text:p>
          </table:table-cell>
          <table:table-cell office:value-type="float" office:value="0.281119" calcext:value-type="float">
            <text:p>0.281119</text:p>
          </table:table-cell>
          <table:table-cell/>
        </table:table-row>
        <table:table-row table:style-name="ro1">
          <table:table-cell office:value-type="float" office:value="0.0791137" calcext:value-type="float">
            <text:p>0.0791137</text:p>
          </table:table-cell>
          <table:table-cell office:value-type="float" office:value="0.0875578" calcext:value-type="float">
            <text:p>0.0875578</text:p>
          </table:table-cell>
          <table:table-cell office:value-type="float" office:value="0.37667" calcext:value-type="float">
            <text:p>0.37667</text:p>
          </table:table-cell>
          <table:table-cell office:value-type="float" office:value="0.280817" calcext:value-type="float">
            <text:p>0.280817</text:p>
          </table:table-cell>
          <table:table-cell/>
        </table:table-row>
        <table:table-row table:style-name="ro1">
          <table:table-cell office:value-type="float" office:value="0.079076" calcext:value-type="float">
            <text:p>0.079076</text:p>
          </table:table-cell>
          <table:table-cell office:value-type="float" office:value="0.0874706" calcext:value-type="float">
            <text:p>0.0874706</text:p>
          </table:table-cell>
          <table:table-cell office:value-type="float" office:value="0.376267" calcext:value-type="float">
            <text:p>0.376267</text:p>
          </table:table-cell>
          <table:table-cell office:value-type="float" office:value="0.280518" calcext:value-type="float">
            <text:p>0.280518</text:p>
          </table:table-cell>
          <table:table-cell/>
        </table:table-row>
        <table:table-row table:style-name="ro1">
          <table:table-cell office:value-type="float" office:value="0.078992" calcext:value-type="float">
            <text:p>0.078992</text:p>
          </table:table-cell>
          <table:table-cell office:value-type="float" office:value="0.087401" calcext:value-type="float">
            <text:p>0.087401</text:p>
          </table:table-cell>
          <table:table-cell office:value-type="float" office:value="0.375949" calcext:value-type="float">
            <text:p>0.375949</text:p>
          </table:table-cell>
          <table:table-cell office:value-type="float" office:value="0.280339" calcext:value-type="float">
            <text:p>0.280339</text:p>
          </table:table-cell>
          <table:table-cell/>
        </table:table-row>
        <table:table-row table:style-name="ro1">
          <table:table-cell office:value-type="float" office:value="0.0789812" calcext:value-type="float">
            <text:p>0.0789812</text:p>
          </table:table-cell>
          <table:table-cell office:value-type="float" office:value="0.0873263" calcext:value-type="float">
            <text:p>0.0873263</text:p>
          </table:table-cell>
          <table:table-cell office:value-type="float" office:value="0.375751" calcext:value-type="float">
            <text:p>0.375751</text:p>
          </table:table-cell>
          <table:table-cell office:value-type="float" office:value="0.280118" calcext:value-type="float">
            <text:p>0.280118</text:p>
          </table:table-cell>
          <table:table-cell/>
        </table:table-row>
        <table:table-row table:style-name="ro1">
          <table:table-cell office:value-type="float" office:value="0.0789939" calcext:value-type="float">
            <text:p>0.0789939</text:p>
          </table:table-cell>
          <table:table-cell office:value-type="float" office:value="0.0872443" calcext:value-type="float">
            <text:p>0.0872443</text:p>
          </table:table-cell>
          <table:table-cell office:value-type="float" office:value="0.375555" calcext:value-type="float">
            <text:p>0.375555</text:p>
          </table:table-cell>
          <table:table-cell office:value-type="float" office:value="0.279899" calcext:value-type="float">
            <text:p>0.279899</text:p>
          </table:table-cell>
          <table:table-cell/>
        </table:table-row>
        <table:table-row table:style-name="ro1">
          <table:table-cell office:value-type="float" office:value="0.0789547" calcext:value-type="float">
            <text:p>0.0789547</text:p>
          </table:table-cell>
          <table:table-cell office:value-type="float" office:value="0.0871887" calcext:value-type="float">
            <text:p>0.0871887</text:p>
          </table:table-cell>
          <table:table-cell office:value-type="float" office:value="0.375215" calcext:value-type="float">
            <text:p>0.375215</text:p>
          </table:table-cell>
          <table:table-cell office:value-type="float" office:value="0.279796" calcext:value-type="float">
            <text:p>0.279796</text:p>
          </table:table-cell>
          <table:table-cell/>
        </table:table-row>
        <table:table-row table:style-name="ro1">
          <table:table-cell office:value-type="float" office:value="0.0788846" calcext:value-type="float">
            <text:p>0.0788846</text:p>
          </table:table-cell>
          <table:table-cell office:value-type="float" office:value="0.0873014" calcext:value-type="float">
            <text:p>0.0873014</text:p>
          </table:table-cell>
          <table:table-cell office:value-type="float" office:value="0.374955" calcext:value-type="float">
            <text:p>0.374955</text:p>
          </table:table-cell>
          <table:table-cell office:value-type="float" office:value="0.280008" calcext:value-type="float">
            <text:p>0.280008</text:p>
          </table:table-cell>
          <table:table-cell/>
        </table:table-row>
        <table:table-row table:style-name="ro1">
          <table:table-cell office:value-type="float" office:value="0.0788188" calcext:value-type="float">
            <text:p>0.0788188</text:p>
          </table:table-cell>
          <table:table-cell office:value-type="float" office:value="0.0874673" calcext:value-type="float">
            <text:p>0.0874673</text:p>
          </table:table-cell>
          <table:table-cell office:value-type="float" office:value="0.374633" calcext:value-type="float">
            <text:p>0.374633</text:p>
          </table:table-cell>
          <table:table-cell office:value-type="float" office:value="0.280294" calcext:value-type="float">
            <text:p>0.280294</text:p>
          </table:table-cell>
          <table:table-cell/>
        </table:table-row>
        <table:table-row table:style-name="ro1">
          <table:table-cell office:value-type="float" office:value="0.0788854" calcext:value-type="float">
            <text:p>0.0788854</text:p>
          </table:table-cell>
          <table:table-cell office:value-type="float" office:value="0.0873805" calcext:value-type="float">
            <text:p>0.0873805</text:p>
          </table:table-cell>
          <table:table-cell office:value-type="float" office:value="0.374247" calcext:value-type="float">
            <text:p>0.374247</text:p>
          </table:table-cell>
          <table:table-cell office:value-type="float" office:value="0.280085" calcext:value-type="float">
            <text:p>0.280085</text:p>
          </table:table-cell>
          <table:table-cell/>
        </table:table-row>
        <table:table-row table:style-name="ro1">
          <table:table-cell office:value-type="float" office:value="0.0789072" calcext:value-type="float">
            <text:p>0.0789072</text:p>
          </table:table-cell>
          <table:table-cell office:value-type="float" office:value="0.0872904" calcext:value-type="float">
            <text:p>0.0872904</text:p>
          </table:table-cell>
          <table:table-cell office:value-type="float" office:value="0.37398" calcext:value-type="float">
            <text:p>0.37398</text:p>
          </table:table-cell>
          <table:table-cell office:value-type="float" office:value="0.279878" calcext:value-type="float">
            <text:p>0.279878</text:p>
          </table:table-cell>
          <table:table-cell/>
        </table:table-row>
        <table:table-row table:style-name="ro1">
          <table:table-cell office:value-type="float" office:value="0.078899" calcext:value-type="float">
            <text:p>0.078899</text:p>
          </table:table-cell>
          <table:table-cell office:value-type="float" office:value="0.0872197" calcext:value-type="float">
            <text:p>0.0872197</text:p>
          </table:table-cell>
          <table:table-cell office:value-type="float" office:value="0.373736" calcext:value-type="float">
            <text:p>0.373736</text:p>
          </table:table-cell>
          <table:table-cell office:value-type="float" office:value="0.279752" calcext:value-type="float">
            <text:p>0.279752</text:p>
          </table:table-cell>
          <table:table-cell/>
        </table:table-row>
        <table:table-row table:style-name="ro1">
          <table:table-cell office:value-type="float" office:value="0.0788974" calcext:value-type="float">
            <text:p>0.0788974</text:p>
          </table:table-cell>
          <table:table-cell office:value-type="float" office:value="0.0871566" calcext:value-type="float">
            <text:p>0.0871566</text:p>
          </table:table-cell>
          <table:table-cell office:value-type="float" office:value="0.373399" calcext:value-type="float">
            <text:p>0.373399</text:p>
          </table:table-cell>
          <table:table-cell office:value-type="float" office:value="0.279653" calcext:value-type="float">
            <text:p>0.279653</text:p>
          </table:table-cell>
          <table:table-cell/>
        </table:table-row>
        <table:table-row table:style-name="ro1">
          <table:table-cell office:value-type="float" office:value="0.0789027" calcext:value-type="float">
            <text:p>0.0789027</text:p>
          </table:table-cell>
          <table:table-cell office:value-type="float" office:value="0.0870708" calcext:value-type="float">
            <text:p>0.0870708</text:p>
          </table:table-cell>
          <table:table-cell office:value-type="float" office:value="0.37303" calcext:value-type="float">
            <text:p>0.37303</text:p>
          </table:table-cell>
          <table:table-cell office:value-type="float" office:value="0.2794" calcext:value-type="float">
            <text:p>0.2794</text:p>
          </table:table-cell>
          <table:table-cell/>
        </table:table-row>
        <table:table-row table:style-name="ro1">
          <table:table-cell office:value-type="float" office:value="0.0789054" calcext:value-type="float">
            <text:p>0.0789054</text:p>
          </table:table-cell>
          <table:table-cell office:value-type="float" office:value="0.0869971" calcext:value-type="float">
            <text:p>0.0869971</text:p>
          </table:table-cell>
          <table:table-cell office:value-type="float" office:value="0.372709" calcext:value-type="float">
            <text:p>0.372709</text:p>
          </table:table-cell>
          <table:table-cell office:value-type="float" office:value="0.279134" calcext:value-type="float">
            <text:p>0.279134</text:p>
          </table:table-cell>
          <table:table-cell/>
        </table:table-row>
        <table:table-row table:style-name="ro1">
          <table:table-cell office:value-type="float" office:value="0.0788571" calcext:value-type="float">
            <text:p>0.0788571</text:p>
          </table:table-cell>
          <table:table-cell office:value-type="float" office:value="0.0869085" calcext:value-type="float">
            <text:p>0.0869085</text:p>
          </table:table-cell>
          <table:table-cell office:value-type="float" office:value="0.372465" calcext:value-type="float">
            <text:p>0.372465</text:p>
          </table:table-cell>
          <table:table-cell office:value-type="float" office:value="0.278984" calcext:value-type="float">
            <text:p>0.278984</text:p>
          </table:table-cell>
          <table:table-cell/>
        </table:table-row>
        <table:table-row table:style-name="ro1">
          <table:table-cell office:value-type="float" office:value="0.0787905" calcext:value-type="float">
            <text:p>0.0787905</text:p>
          </table:table-cell>
          <table:table-cell office:value-type="float" office:value="0.0868201" calcext:value-type="float">
            <text:p>0.0868201</text:p>
          </table:table-cell>
          <table:table-cell office:value-type="float" office:value="0.372404" calcext:value-type="float">
            <text:p>0.372404</text:p>
          </table:table-cell>
          <table:table-cell office:value-type="float" office:value="0.278838" calcext:value-type="float">
            <text:p>0.278838</text:p>
          </table:table-cell>
          <table:table-cell/>
        </table:table-row>
        <table:table-row table:style-name="ro1">
          <table:table-cell office:value-type="float" office:value="0.07872" calcext:value-type="float">
            <text:p>0.07872</text:p>
          </table:table-cell>
          <table:table-cell office:value-type="float" office:value="0.0867488" calcext:value-type="float">
            <text:p>0.0867488</text:p>
          </table:table-cell>
          <table:table-cell office:value-type="float" office:value="0.372255" calcext:value-type="float">
            <text:p>0.372255</text:p>
          </table:table-cell>
          <table:table-cell office:value-type="float" office:value="0.278592" calcext:value-type="float">
            <text:p>0.278592</text:p>
          </table:table-cell>
          <table:table-cell/>
        </table:table-row>
        <table:table-row table:style-name="ro1">
          <table:table-cell office:value-type="float" office:value="0.0786647" calcext:value-type="float">
            <text:p>0.0786647</text:p>
          </table:table-cell>
          <table:table-cell office:value-type="float" office:value="0.086678" calcext:value-type="float">
            <text:p>0.086678</text:p>
          </table:table-cell>
          <table:table-cell office:value-type="float" office:value="0.372008" calcext:value-type="float">
            <text:p>0.372008</text:p>
          </table:table-cell>
          <table:table-cell office:value-type="float" office:value="0.27835" calcext:value-type="float">
            <text:p>0.27835</text:p>
          </table:table-cell>
          <table:table-cell/>
        </table:table-row>
        <table:table-row table:style-name="ro1">
          <table:table-cell office:value-type="float" office:value="0.0785865" calcext:value-type="float">
            <text:p>0.0785865</text:p>
          </table:table-cell>
          <table:table-cell office:value-type="float" office:value="0.086612" calcext:value-type="float">
            <text:p>0.086612</text:p>
          </table:table-cell>
          <table:table-cell office:value-type="float" office:value="0.371815" calcext:value-type="float">
            <text:p>0.371815</text:p>
          </table:table-cell>
          <table:table-cell office:value-type="float" office:value="0.278116" calcext:value-type="float">
            <text:p>0.278116</text:p>
          </table:table-cell>
          <table:table-cell/>
        </table:table-row>
        <table:table-row table:style-name="ro1">
          <table:table-cell office:value-type="float" office:value="0.0785363" calcext:value-type="float">
            <text:p>0.0785363</text:p>
          </table:table-cell>
          <table:table-cell office:value-type="float" office:value="0.0865225" calcext:value-type="float">
            <text:p>0.0865225</text:p>
          </table:table-cell>
          <table:table-cell office:value-type="float" office:value="0.371671" calcext:value-type="float">
            <text:p>0.371671</text:p>
          </table:table-cell>
          <table:table-cell office:value-type="float" office:value="0.278071" calcext:value-type="float">
            <text:p>0.278071</text:p>
          </table:table-cell>
          <table:table-cell/>
        </table:table-row>
        <table:table-row table:style-name="ro1">
          <table:table-cell office:value-type="float" office:value="0.0786009" calcext:value-type="float">
            <text:p>0.0786009</text:p>
          </table:table-cell>
          <table:table-cell office:value-type="float" office:value="0.0864453" calcext:value-type="float">
            <text:p>0.0864453</text:p>
          </table:table-cell>
          <table:table-cell office:value-type="float" office:value="0.371696" calcext:value-type="float">
            <text:p>0.371696</text:p>
          </table:table-cell>
          <table:table-cell office:value-type="float" office:value="0.278171" calcext:value-type="float">
            <text:p>0.278171</text:p>
          </table:table-cell>
          <table:table-cell/>
        </table:table-row>
        <table:table-row table:style-name="ro1">
          <table:table-cell office:value-type="float" office:value="0.0786579" calcext:value-type="float">
            <text:p>0.0786579</text:p>
          </table:table-cell>
          <table:table-cell office:value-type="float" office:value="0.0863754" calcext:value-type="float">
            <text:p>0.0863754</text:p>
          </table:table-cell>
          <table:table-cell office:value-type="float" office:value="0.371439" calcext:value-type="float">
            <text:p>0.371439</text:p>
          </table:table-cell>
          <table:table-cell office:value-type="float" office:value="0.278302" calcext:value-type="float">
            <text:p>0.278302</text:p>
          </table:table-cell>
          <table:table-cell/>
        </table:table-row>
        <table:table-row table:style-name="ro1">
          <table:table-cell office:value-type="float" office:value="0.0786451" calcext:value-type="float">
            <text:p>0.0786451</text:p>
          </table:table-cell>
          <table:table-cell office:value-type="float" office:value="0.0863279" calcext:value-type="float">
            <text:p>0.0863279</text:p>
          </table:table-cell>
          <table:table-cell office:value-type="float" office:value="0.37109" calcext:value-type="float">
            <text:p>0.37109</text:p>
          </table:table-cell>
          <table:table-cell office:value-type="float" office:value="0.278565" calcext:value-type="float">
            <text:p>0.278565</text:p>
          </table:table-cell>
          <table:table-cell/>
        </table:table-row>
        <table:table-row table:style-name="ro1">
          <table:table-cell office:value-type="float" office:value="0.0785805" calcext:value-type="float">
            <text:p>0.0785805</text:p>
          </table:table-cell>
          <table:table-cell office:value-type="float" office:value="0.086255" calcext:value-type="float">
            <text:p>0.086255</text:p>
          </table:table-cell>
          <table:table-cell office:value-type="float" office:value="0.371122" calcext:value-type="float">
            <text:p>0.371122</text:p>
          </table:table-cell>
          <table:table-cell office:value-type="float" office:value="0.278617" calcext:value-type="float">
            <text:p>0.278617</text:p>
          </table:table-cell>
          <table:table-cell/>
        </table:table-row>
        <table:table-row table:style-name="ro1">
          <table:table-cell office:value-type="float" office:value="0.0785183" calcext:value-type="float">
            <text:p>0.0785183</text:p>
          </table:table-cell>
          <table:table-cell office:value-type="float" office:value="0.0861679" calcext:value-type="float">
            <text:p>0.0861679</text:p>
          </table:table-cell>
          <table:table-cell office:value-type="float" office:value="0.371014" calcext:value-type="float">
            <text:p>0.371014</text:p>
          </table:table-cell>
          <table:table-cell office:value-type="float" office:value="0.278524" calcext:value-type="float">
            <text:p>0.278524</text:p>
          </table:table-cell>
          <table:table-cell/>
        </table:table-row>
        <table:table-row table:style-name="ro1">
          <table:table-cell office:value-type="float" office:value="0.0784398" calcext:value-type="float">
            <text:p>0.0784398</text:p>
          </table:table-cell>
          <table:table-cell office:value-type="float" office:value="0.0860892" calcext:value-type="float">
            <text:p>0.0860892</text:p>
          </table:table-cell>
          <table:table-cell office:value-type="float" office:value="0.371063" calcext:value-type="float">
            <text:p>0.371063</text:p>
          </table:table-cell>
          <table:table-cell office:value-type="float" office:value="0.278589" calcext:value-type="float">
            <text:p>0.278589</text:p>
          </table:table-cell>
          <table:table-cell/>
        </table:table-row>
        <table:table-row table:style-name="ro1">
          <table:table-cell office:value-type="float" office:value="0.0783599" calcext:value-type="float">
            <text:p>0.0783599</text:p>
          </table:table-cell>
          <table:table-cell office:value-type="float" office:value="0.0860015" calcext:value-type="float">
            <text:p>0.0860015</text:p>
          </table:table-cell>
          <table:table-cell office:value-type="float" office:value="0.370952" calcext:value-type="float">
            <text:p>0.370952</text:p>
          </table:table-cell>
          <table:table-cell office:value-type="float" office:value="0.278554" calcext:value-type="float">
            <text:p>0.278554</text:p>
          </table:table-cell>
          <table:table-cell/>
        </table:table-row>
        <table:table-row table:style-name="ro1">
          <table:table-cell office:value-type="float" office:value="0.078294" calcext:value-type="float">
            <text:p>0.078294</text:p>
          </table:table-cell>
          <table:table-cell office:value-type="float" office:value="0.0859268" calcext:value-type="float">
            <text:p>0.0859268</text:p>
          </table:table-cell>
          <table:table-cell office:value-type="float" office:value="0.371025" calcext:value-type="float">
            <text:p>0.371025</text:p>
          </table:table-cell>
          <table:table-cell office:value-type="float" office:value="0.278652" calcext:value-type="float">
            <text:p>0.278652</text:p>
          </table:table-cell>
          <table:table-cell/>
        </table:table-row>
        <table:table-row table:style-name="ro1">
          <table:table-cell office:value-type="float" office:value="0.0782176" calcext:value-type="float">
            <text:p>0.0782176</text:p>
          </table:table-cell>
          <table:table-cell office:value-type="float" office:value="0.0858398" calcext:value-type="float">
            <text:p>0.0858398</text:p>
          </table:table-cell>
          <table:table-cell office:value-type="float" office:value="0.370891" calcext:value-type="float">
            <text:p>0.370891</text:p>
          </table:table-cell>
          <table:table-cell office:value-type="float" office:value="0.278617" calcext:value-type="float">
            <text:p>0.278617</text:p>
          </table:table-cell>
          <table:table-cell/>
        </table:table-row>
        <table:table-row table:style-name="ro1">
          <table:table-cell office:value-type="float" office:value="0.0781717" calcext:value-type="float">
            <text:p>0.0781717</text:p>
          </table:table-cell>
          <table:table-cell office:value-type="float" office:value="0.0857802" calcext:value-type="float">
            <text:p>0.0857802</text:p>
          </table:table-cell>
          <table:table-cell office:value-type="float" office:value="0.370901" calcext:value-type="float">
            <text:p>0.370901</text:p>
          </table:table-cell>
          <table:table-cell office:value-type="float" office:value="0.278803" calcext:value-type="float">
            <text:p>0.278803</text:p>
          </table:table-cell>
          <table:table-cell/>
        </table:table-row>
        <table:table-row table:style-name="ro1">
          <table:table-cell office:value-type="float" office:value="0.0784445" calcext:value-type="float">
            <text:p>0.0784445</text:p>
          </table:table-cell>
          <table:table-cell office:value-type="float" office:value="0.0858865" calcext:value-type="float">
            <text:p>0.0858865</text:p>
          </table:table-cell>
          <table:table-cell office:value-type="float" office:value="0.371647" calcext:value-type="float">
            <text:p>0.371647</text:p>
          </table:table-cell>
          <table:table-cell office:value-type="float" office:value="0.279437" calcext:value-type="float">
            <text:p>0.279437</text:p>
          </table:table-cell>
          <table:table-cell/>
        </table:table-row>
        <table:table-row table:style-name="ro1">
          <table:table-cell office:value-type="float" office:value="0.0788319" calcext:value-type="float">
            <text:p>0.0788319</text:p>
          </table:table-cell>
          <table:table-cell office:value-type="float" office:value="0.0860032" calcext:value-type="float">
            <text:p>0.0860032</text:p>
          </table:table-cell>
          <table:table-cell office:value-type="float" office:value="0.372637" calcext:value-type="float">
            <text:p>0.372637</text:p>
          </table:table-cell>
          <table:table-cell office:value-type="float" office:value="0.280028" calcext:value-type="float">
            <text:p>0.280028</text:p>
          </table:table-cell>
          <table:table-cell/>
        </table:table-row>
        <table:table-row table:style-name="ro1">
          <table:table-cell office:value-type="float" office:value="0.078813" calcext:value-type="float">
            <text:p>0.078813</text:p>
          </table:table-cell>
          <table:table-cell office:value-type="float" office:value="0.0859701" calcext:value-type="float">
            <text:p>0.0859701</text:p>
          </table:table-cell>
          <table:table-cell office:value-type="float" office:value="0.372512" calcext:value-type="float">
            <text:p>0.372512</text:p>
          </table:table-cell>
          <table:table-cell office:value-type="float" office:value="0.280228" calcext:value-type="float">
            <text:p>0.280228</text:p>
          </table:table-cell>
          <table:table-cell/>
        </table:table-row>
        <table:table-row table:style-name="ro1">
          <table:table-cell office:value-type="float" office:value="0.0788198" calcext:value-type="float">
            <text:p>0.0788198</text:p>
          </table:table-cell>
          <table:table-cell office:value-type="float" office:value="0.0859547" calcext:value-type="float">
            <text:p>0.0859547</text:p>
          </table:table-cell>
          <table:table-cell office:value-type="float" office:value="0.372703" calcext:value-type="float">
            <text:p>0.372703</text:p>
          </table:table-cell>
          <table:table-cell office:value-type="float" office:value="0.280397" calcext:value-type="float">
            <text:p>0.280397</text:p>
          </table:table-cell>
          <table:table-cell/>
        </table:table-row>
        <table:table-row table:style-name="ro1">
          <table:table-cell office:value-type="float" office:value="0.0787701" calcext:value-type="float">
            <text:p>0.0787701</text:p>
          </table:table-cell>
          <table:table-cell office:value-type="float" office:value="0.0859432" calcext:value-type="float">
            <text:p>0.0859432</text:p>
          </table:table-cell>
          <table:table-cell office:value-type="float" office:value="0.372589" calcext:value-type="float">
            <text:p>0.372589</text:p>
          </table:table-cell>
          <table:table-cell office:value-type="float" office:value="0.280553" calcext:value-type="float">
            <text:p>0.2805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MAX([.A2:.A500])" office:value-type="float" office:value="0.287757" calcext:value-type="float">
            <text:p>0.287757</text:p>
          </table:table-cell>
          <table:table-cell table:formula="of:=MAX([.B2:.B500])" office:value-type="float" office:value="0.0950658" calcext:value-type="float">
            <text:p>0.0950658</text:p>
          </table:table-cell>
          <table:table-cell table:formula="of:=MAX([.C2:.C500])" office:value-type="float" office:value="5.19994" calcext:value-type="float">
            <text:p>5.19994</text:p>
          </table:table-cell>
          <table:table-cell table:formula="of:=MAX([.D2:.D500])" office:value-type="float" office:value="1.54421" calcext:value-type="float">
            <text:p>1.54421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MIN([.A2:.A500])" office:value-type="float" office:value="0.0556317" calcext:value-type="float">
            <text:p>0.0556317</text:p>
          </table:table-cell>
          <table:table-cell table:formula="of:=MIN([.B2:.B500])" office:value-type="float" office:value="0.0196602" calcext:value-type="float">
            <text:p>0.0196602</text:p>
          </table:table-cell>
          <table:table-cell table:formula="of:=MIN([.C2:.C500])" office:value-type="float" office:value="0.370891" calcext:value-type="float">
            <text:p>0.370891</text:p>
          </table:table-cell>
          <table:table-cell table:formula="of:=MIN([.D2:.D500])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SUM([.A2:.A500])/COUNT([.A2:.A500])" office:value-type="float" office:value="0.0739010617234469" calcext:value-type="float">
            <text:p>0.073901061723447</text:p>
          </table:table-cell>
          <table:table-cell table:formula="of:=SUM([.B2:.B500])/COUNT([.B2:.B500])" office:value-type="float" office:value="0.083122881763527" calcext:value-type="float">
            <text:p>0.083122881763527</text:p>
          </table:table-cell>
          <table:table-cell table:formula="of:=SUM([.C2:.C500])/COUNT([.C2:.C500])" office:value-type="float" office:value="0.610852362725451" calcext:value-type="float">
            <text:p>0.610852362725451</text:p>
          </table:table-cell>
          <table:table-cell table:formula="of:=SUM([.D2:.D500])/COUNT([.D2:.D500])" office:value-type="float" office:value="0.369291329799599" calcext:value-type="float">
            <text:p>0.369291329799599</text:p>
          </table:table-cell>
          <table:table-cell office:value-type="string" calcext:value-type="string">
            <text:p>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9:02:37.906000000</dc:date>
    <meta:editing-duration>PT1M36S</meta:editing-duration>
    <meta:editing-cycles>2</meta:editing-cycles>
    <meta:generator>LibreOffice/6.0.4.2$Windows_X86_64 LibreOffice_project/9b0d9b32d5dcda91d2f1a96dc04c645c450872bf</meta:generator>
    <meta:document-statistic meta:table-count="1" meta:cell-count="2015" meta:object-count="0"/>
  </office:meta>
</office:document-meta>
</file>